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1C00000019A2F7B12ECF8BBED6.png" manifest:media-type="image/png"/>
  <manifest:file-entry manifest:full-path="Pictures/100002F8000002E500000295528803193B45C417.wmf" manifest:media-type="image/x-wm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charset="x-symbol"/>
    <style:font-face style:name="Wingdings" svg:font-family="Wingdings" style:font-charset="x-symbol"/>
    <style:font-face style:name="Calibri1" svg:font-family="Calibri"/>
    <style:font-face style:name="FreeSans1" svg:font-family="FreeSans" style:font-family-generic="swiss"/>
    <style:font-face style:name="Courier New" svg:font-family="'Courier New'" style:font-adornments="Normal"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2">
      <loext:graphic-properties draw:fill="solid" draw:fill-color="#ffffff"/>
      <style:paragraph-properties fo:margin-top="0.423cm" fo:margin-bottom="0.106cm" style:contextual-spacing="false" fo:text-align="justify" style:justify-single-word="false" fo:background-color="#ffffff" fo:padding="0cm" fo:border-left="none" fo:border-right="none" fo:border-top="none" fo:border-bottom="0.51pt solid #a2a9b1"/>
    </style:style>
    <style:style style:name="P2" style:family="paragraph" style:parent-style-name="Heading_20_2">
      <loext:graphic-properties draw:fill="solid" draw:fill-color="#ffffff"/>
      <style:paragraph-properties fo:margin-top="0.423cm" fo:margin-bottom="0.106cm" style:contextual-spacing="false" fo:text-align="justify" style:justify-single-word="false" fo:background-color="#ffffff" fo:padding="0cm" fo:border-left="none" fo:border-right="none" fo:border-top="none" fo:border-bottom="0.51pt solid #a2a9b1"/>
      <style:text-properties fo:color="#000000" loext:opacity="100%" style:font-name="Calibri" fo:font-size="12pt" fo:font-weight="normal" style:font-size-asian="12pt" style:font-weight-asian="normal" style:font-size-complex="12pt" style:font-weight-complex="normal"/>
    </style:style>
    <style:style style:name="P3" style:family="paragraph" style:parent-style-name="Normal_20__28_Web_29_">
      <style:paragraph-properties fo:margin-top="0.212cm" fo:margin-bottom="0.212cm" style:contextual-spacing="false" fo:text-align="justify" style:justify-single-word="false"/>
    </style:style>
    <style:style style:name="P4" style:family="paragraph" style:parent-style-name="Normal_20__28_Web_29_">
      <loext:graphic-properties draw:fill="solid" draw:fill-color="#ffffff"/>
      <style:paragraph-properties fo:margin-top="0.212cm" fo:margin-bottom="0.212cm" style:contextual-spacing="false" fo:text-align="justify" style:justify-single-word="false" fo:background-color="#ffffff"/>
    </style:style>
    <style:style style:name="P5" style:family="paragraph" style:parent-style-name="Standard">
      <loext:graphic-properties draw:fill="solid" draw:fill-color="#ffffff"/>
      <style:paragraph-properties fo:margin-top="0.212cm" fo:margin-bottom="0.212cm" style:contextual-spacing="false" fo:line-height="100%" fo:text-align="justify" style:justify-single-word="false" fo:background-color="#ffffff"/>
    </style:style>
    <style:style style:name="P6" style:family="paragraph" style:parent-style-name="Standard">
      <loext:graphic-properties draw:fill="solid" draw:fill-color="#ffffff"/>
      <style:paragraph-properties fo:margin-top="0.212cm" fo:margin-bottom="0.212cm" style:contextual-spacing="false" fo:line-height="100%" fo:text-align="justify" style:justify-single-word="false" fo:background-color="#ffffff"/>
      <style:text-properties fo:color="#202122" loext:opacity="100%" style:font-name="Calibri" fo:font-size="12pt" style:font-name-asian="Times New Roman1" style:font-size-asian="12pt" style:language-asian="es" style:country-asian="ES" style:font-name-complex="Arial1" style:font-size-complex="12pt"/>
    </style:style>
    <style:style style:name="P7" style:family="paragraph" style:parent-style-name="Standard">
      <loext:graphic-properties draw:fill="solid" draw:fill-color="#ffffff"/>
      <style:paragraph-properties fo:margin-top="0.212cm" fo:margin-bottom="0.212cm" style:contextual-spacing="false" fo:line-height="100%" fo:text-align="justify" style:justify-single-word="false" fo:background-color="#ffffff"/>
      <style:text-properties fo:color="#202122" loext:opacity="100%" style:font-name="Calibri" fo:font-size="12pt" fo:font-weight="bold" style:font-name-asian="Times New Roman1" style:font-size-asian="12pt" style:language-asian="es" style:country-asian="ES" style:font-weight-asian="bold" style:font-name-complex="Arial1" style:font-size-complex="12pt"/>
    </style:style>
    <style:style style:name="P8" style:family="paragraph" style:parent-style-name="List_20_Paragraph">
      <style:paragraph-properties fo:line-height="100%" fo:text-align="justify" style:justify-single-word="false"/>
      <style:text-properties fo:font-size="12pt" style:font-size-asian="12pt" style:font-size-complex="12pt"/>
    </style:style>
    <style:style style:name="P9" style:family="paragraph" style:parent-style-name="List_20_Paragraph">
      <style:paragraph-properties fo:text-align="justify" style:justify-single-word="false"/>
    </style:style>
    <style:style style:name="P10" style:family="paragraph" style:parent-style-name="List_20_Paragraph">
      <style:paragraph-properties fo:text-align="justify" style:justify-single-word="false"/>
      <style:text-properties style:font-name-complex="Calibri2" style:font-weight-complex="bold"/>
    </style:style>
    <style:style style:name="P11" style:family="paragraph" style:parent-style-name="List_20_Paragraph">
      <style:paragraph-properties fo:text-align="justify" style:justify-single-word="false"/>
      <style:text-properties fo:color="#000000" loext:opacity="100%" style:font-name-complex="Calibri2" style:font-weight-complex="bold"/>
    </style:style>
    <style:style style:name="P12" style:family="paragraph" style:parent-style-name="List_20_Paragraph">
      <style:paragraph-properties fo:margin-left="0cm" fo:margin-right="0cm" fo:text-align="justify" style:justify-single-word="false" fo:text-indent="0.635cm" style:auto-text-indent="false"/>
    </style:style>
    <style:style style:name="P13" style:family="paragraph" style:parent-style-name="Standard">
      <style:paragraph-properties fo:margin-left="0cm" fo:margin-right="0cm" fo:text-align="justify" style:justify-single-word="false" fo:text-indent="0.635cm" style:auto-text-indent="false"/>
      <style:text-properties style:font-name-complex="Calibri2"/>
    </style:style>
    <style:style style:name="P14" style:family="paragraph" style:parent-style-name="List_20_Paragraph">
      <style:paragraph-properties fo:margin-left="1.905cm" fo:margin-right="0cm" fo:text-align="justify" style:justify-single-word="false" fo:text-indent="0cm" style:auto-text-indent="false">
        <style:tab-stops>
          <style:tab-stop style:position="2.275cm"/>
        </style:tab-stops>
      </style:paragraph-properties>
      <style:text-properties fo:font-size="12pt" style:font-size-asian="12pt" style:font-size-complex="12pt"/>
    </style:style>
    <style:style style:name="P15" style:family="paragraph" style:parent-style-name="List_20_Paragraph">
      <style:paragraph-properties fo:margin-left="1.905cm" fo:margin-right="0cm" fo:line-height="100%" fo:text-align="justify" style:justify-single-word="false" fo:text-indent="0cm" style:auto-text-indent="false"/>
      <style:text-properties fo:font-size="12pt" style:font-size-asian="12pt" style:font-size-complex="12pt"/>
    </style:style>
    <style:style style:name="P16" style:family="paragraph" style:parent-style-name="List_20_Paragraph">
      <style:paragraph-properties fo:margin-left="1.905cm" fo:margin-right="0cm" fo:text-align="justify" style:justify-single-word="false" fo:text-indent="0cm" style:auto-text-indent="false"/>
    </style:style>
    <style:style style:name="P17" style:family="paragraph" style:parent-style-name="List_20_Paragraph">
      <style:paragraph-properties fo:margin-left="1.905cm" fo:margin-right="0cm" fo:margin-top="0cm" fo:margin-bottom="0cm" style:contextual-spacing="true" fo:line-height="100%" fo:text-align="justify" style:justify-single-word="false" fo:text-indent="0cm" style:auto-text-indent="false"/>
      <style:text-properties fo:font-size="12pt" style:font-size-asian="12pt" style:font-size-complex="12pt"/>
    </style:style>
    <style:style style:name="P18" style:family="paragraph" style:parent-style-name="List_20_Paragraph">
      <style:paragraph-properties fo:margin-left="0.501cm" fo:margin-right="0cm" fo:text-align="justify" style:justify-single-word="false" fo:text-indent="0cm" style:auto-text-indent="false">
        <style:tab-stops>
          <style:tab-stop style:position="2.275cm"/>
        </style:tab-stops>
      </style:paragraph-properties>
      <style:text-properties fo:font-size="12pt" style:font-size-asian="12pt" style:font-size-complex="12pt"/>
    </style:style>
    <style:style style:name="P19" style:family="paragraph" style:parent-style-name="List_20_Paragraph">
      <style:paragraph-properties fo:margin-left="0.751cm" fo:margin-right="0cm" fo:text-align="justify" style:justify-single-word="false" fo:text-indent="0cm" style:auto-text-indent="false">
        <style:tab-stops>
          <style:tab-stop style:position="2.275cm"/>
        </style:tab-stops>
      </style:paragraph-properties>
      <style:text-properties fo:font-size="12pt" style:font-size-asian="12pt" style:font-size-complex="12pt"/>
    </style:style>
    <style:style style:name="P20" style:family="paragraph" style:parent-style-name="List_20_Paragraph">
      <style:paragraph-properties fo:margin-left="0.501cm" fo:margin-right="0cm" fo:text-align="justify" style:justify-single-word="false" fo:text-indent="1.404cm" style:auto-text-indent="false">
        <style:tab-stops>
          <style:tab-stop style:position="2.275cm"/>
        </style:tab-stops>
      </style:paragraph-properties>
      <style:text-properties fo:font-size="12pt" style:font-size-asian="12pt" style:font-size-complex="12pt"/>
    </style:style>
    <style:style style:name="P21" style:family="paragraph" style:parent-style-name="List_20_Paragraph">
      <style:paragraph-properties fo:margin-left="1.884cm" fo:margin-right="0cm" fo:line-height="100%" fo:text-align="justify" style:justify-single-word="false" fo:text-indent="0cm" style:auto-text-indent="false"/>
      <style:text-properties fo:font-size="12pt" style:font-size-asian="12pt" style:font-size-complex="12pt"/>
    </style:style>
    <style:style style:name="P22" style:family="paragraph" style:parent-style-name="List_20_Paragraph">
      <style:paragraph-properties fo:margin-left="0cm" fo:margin-right="0cm" fo:line-height="100%" fo:text-align="justify" style:justify-single-word="false" fo:text-indent="0cm" style:auto-text-indent="false"/>
      <style:text-properties fo:font-size="12pt" style:font-size-asian="12pt" style:font-size-complex="12pt"/>
    </style:style>
    <style:style style:name="P23" style:family="paragraph" style:parent-style-name="List_20_Paragraph">
      <style:paragraph-properties fo:margin-left="0cm" fo:margin-right="0cm" fo:line-height="100%" fo:text-align="justify" style:justify-single-word="false" fo:text-indent="0cm" style:auto-text-indent="false"/>
      <style:text-properties fo:font-size="12pt" style:text-underline-style="solid" style:text-underline-width="auto" style:text-underline-color="font-color" style:font-size-asian="12pt" style:font-size-complex="12pt"/>
    </style:style>
    <style:style style:name="P24" style:family="paragraph" style:parent-style-name="List_20_Paragraph">
      <style:paragraph-properties fo:margin-left="0cm" fo:margin-right="0cm" fo:line-height="100%" fo:text-align="justify" style:justify-single-word="false" fo:text-indent="0cm" style:auto-text-indent="false"/>
    </style:style>
    <style:style style:name="P25" style:family="paragraph" style:parent-style-name="List_20_Paragraph">
      <style:paragraph-properties fo:margin-left="0cm" fo:margin-right="0cm" fo:text-align="justify" style:justify-single-word="false" fo:text-indent="0cm" style:auto-text-indent="false"/>
      <style:text-properties style:font-name-complex="Calibri2"/>
    </style:style>
    <style:style style:name="P26" style:family="paragraph" style:parent-style-name="List_20_Paragraph">
      <style:paragraph-properties fo:margin-left="0cm" fo:margin-right="0cm" fo:text-align="justify" style:justify-single-word="false" fo:text-indent="0cm" style:auto-text-indent="false"/>
      <style:text-properties style:font-name-complex="Calibri2" style:font-weight-complex="bold"/>
    </style:style>
    <style:style style:name="P27" style:family="paragraph" style:parent-style-name="List_20_Paragraph">
      <style:paragraph-properties fo:margin-left="0cm" fo:margin-right="0cm" fo:text-align="justify" style:justify-single-word="false" fo:text-indent="0cm" style:auto-text-indent="false">
        <style:tab-stops>
          <style:tab-stop style:position="0.751cm"/>
          <style:tab-stop style:position="1.752cm"/>
        </style:tab-stops>
      </style:paragraph-properties>
      <style:text-properties style:font-name-complex="Calibri2" style:font-weight-complex="bold"/>
    </style:style>
    <style:style style:name="P28" style:family="paragraph" style:parent-style-name="List_20_Paragraph">
      <style:paragraph-properties fo:margin-left="0cm" fo:margin-right="0cm" fo:text-align="justify" style:justify-single-word="false" fo:text-indent="0cm" style:auto-text-indent="false">
        <style:tab-stops>
          <style:tab-stop style:position="0.751cm"/>
        </style:tab-stops>
      </style:paragraph-properties>
      <style:text-properties style:font-name-complex="Calibri2" style:font-weight-complex="bold"/>
    </style:style>
    <style:style style:name="P29" style:family="paragraph" style:parent-style-name="List_20_Paragraph">
      <style:paragraph-properties fo:margin-left="0cm" fo:margin-right="0cm" fo:text-align="justify" style:justify-single-word="false" fo:text-indent="0cm" style:auto-text-indent="false"/>
    </style:style>
    <style:style style:name="P30" style:family="paragraph" style:parent-style-name="List_20_Paragraph">
      <style:paragraph-properties fo:margin-left="0cm" fo:margin-right="0cm" fo:text-align="justify" style:justify-single-word="false" fo:text-indent="0cm" style:auto-text-indent="false">
        <style:tab-stops>
          <style:tab-stop style:position="0.751cm"/>
        </style:tab-stops>
      </style:paragraph-properties>
    </style:style>
    <style:style style:name="P31" style:family="paragraph" style:parent-style-name="List_20_Paragraph">
      <style:paragraph-properties fo:margin-left="0cm" fo:margin-right="0cm" fo:text-align="justify" style:justify-single-word="false" fo:text-indent="0cm" style:auto-text-indent="false"/>
      <style:text-properties fo:font-style="italic" style:font-style-asian="italic" style:font-name-complex="Calibri2" style:font-style-complex="italic"/>
    </style:style>
    <style:style style:name="P32" style:family="paragraph" style:parent-style-name="List_20_Paragraph">
      <style:paragraph-properties fo:margin-left="0cm" fo:margin-right="0cm" fo:text-align="justify" style:justify-single-word="false" fo:text-indent="0cm" style:auto-text-indent="false"/>
      <style:text-properties fo:color="#000000" loext:opacity="100%" style:font-name-complex="Calibri2" style:font-weight-complex="bold"/>
    </style:style>
    <style:style style:name="P33" style:family="paragraph" style:parent-style-name="List_20_Paragraph">
      <style:paragraph-properties fo:margin-left="0cm" fo:margin-right="0cm" fo:text-align="justify" style:justify-single-word="false" fo:text-indent="0cm" style:auto-text-indent="false"/>
      <style:text-properties fo:color="#000000" loext:opacity="100%" style:text-underline-style="solid" style:text-underline-width="auto" style:text-underline-color="font-color" style:font-name-complex="Calibri2" style:font-weight-complex="bold"/>
    </style:style>
    <style:style style:name="P34" style:family="paragraph" style:parent-style-name="Standard">
      <style:paragraph-properties fo:margin-left="0cm" fo:margin-right="0cm" fo:text-align="justify" style:justify-single-word="false" fo:text-indent="0cm" style:auto-text-indent="false"/>
      <style:text-properties fo:font-size="12pt" officeooo:paragraph-rsid="001c334a" style:font-size-asian="12pt" style:font-size-complex="12pt"/>
    </style:style>
    <style:style style:name="P35" style:family="paragraph" style:parent-style-name="List_20_Paragraph">
      <style:paragraph-properties fo:margin-left="2.514cm" fo:margin-right="0cm" fo:line-height="100%" fo:text-align="justify" style:justify-single-word="false" fo:text-indent="0cm" style:auto-text-indent="false"/>
      <style:text-properties fo:font-size="12pt" style:text-underline-style="solid" style:text-underline-width="auto" style:text-underline-color="font-color" style:font-size-asian="12pt" style:font-size-complex="12pt"/>
    </style:style>
    <style:style style:name="P36" style:family="paragraph" style:parent-style-name="List_20_Paragraph">
      <style:paragraph-properties fo:margin-left="2.514cm" fo:margin-right="0cm" fo:line-height="100%" fo:text-align="justify" style:justify-single-word="false" fo:text-indent="0cm" style:auto-text-indent="false"/>
      <style:text-properties fo:font-size="12pt" style:font-size-asian="12pt" style:font-size-complex="12pt"/>
    </style:style>
    <style:style style:name="P37" style:family="paragraph" style:parent-style-name="List_20_Paragraph">
      <style:paragraph-properties fo:margin-left="1.87cm" fo:margin-right="0cm" fo:text-align="justify" style:justify-single-word="false" fo:text-indent="0cm" style:auto-text-indent="false"/>
      <style:text-properties style:font-name-complex="Calibri2"/>
    </style:style>
    <style:style style:name="P38" style:family="paragraph" style:parent-style-name="List_20_Paragraph">
      <style:paragraph-properties fo:margin-left="0cm" fo:margin-right="0cm" fo:text-align="justify" style:justify-single-word="false" fo:text-indent="1.249cm" style:auto-text-indent="false"/>
      <style:text-properties style:font-name-complex="Calibri2"/>
    </style:style>
    <style:style style:name="P39" style:family="paragraph" style:parent-style-name="Standard">
      <style:paragraph-properties fo:margin-left="0cm" fo:margin-right="0cm" fo:line-height="100%" fo:text-align="justify" style:justify-single-word="false" fo:text-indent="1.249cm" style:auto-text-indent="false"/>
    </style:style>
    <style:style style:name="P40" style:family="paragraph" style:parent-style-name="Standard">
      <style:paragraph-properties fo:margin-left="0cm" fo:margin-right="0cm" fo:line-height="100%" fo:text-align="justify" style:justify-single-word="false" fo:text-indent="1.249cm" style:auto-text-indent="false"/>
      <style:text-properties fo:font-size="12pt" style:font-size-asian="12pt" style:font-size-complex="12pt"/>
    </style:style>
    <style:style style:name="P41" style:family="paragraph" style:parent-style-name="No_20_Spacing">
      <style:paragraph-properties fo:text-align="justify" style:justify-single-word="false"/>
      <style:text-properties fo:font-size="12pt" style:font-size-asian="12pt" style:font-size-complex="12pt"/>
    </style:style>
    <style:style style:name="P42" style:family="paragraph" style:parent-style-name="No_20_Spacing">
      <style:paragraph-properties fo:text-align="justify" style:justify-single-word="false"/>
      <style:text-properties fo:font-size="12pt" fo:font-weight="bold" style:font-size-asian="12pt" style:font-weight-asian="bold" style:font-size-complex="12pt"/>
    </style:style>
    <style:style style:name="P43" style:family="paragraph" style:parent-style-name="No_20_Spacing">
      <style:paragraph-properties fo:text-align="justify" style:justify-single-word="false"/>
    </style:style>
    <style:style style:name="P44" style:family="paragraph" style:parent-style-name="No_20_Spacing">
      <style:paragraph-properties fo:text-align="justify" style:justify-single-word="false"/>
      <style:text-properties officeooo:paragraph-rsid="001db0fb"/>
    </style:style>
    <style:style style:name="P45" style:family="paragraph" style:parent-style-name="No_20_Spacing">
      <style:paragraph-properties fo:text-align="justify" style:justify-single-word="false">
        <style:tab-stops>
          <style:tab-stop style:position="5.151cm"/>
        </style:tab-stops>
      </style:paragraph-properties>
    </style:style>
    <style:style style:name="P46" style:family="paragraph" style:parent-style-name="No_20_Spacing">
      <style:paragraph-properties fo:text-align="justify" style:justify-single-word="false"/>
      <style:text-properties officeooo:paragraph-rsid="0020ef7e"/>
    </style:style>
    <style:style style:name="P47" style:family="paragraph" style:parent-style-name="No_20_Spacing">
      <style:paragraph-properties fo:text-align="justify" style:justify-single-word="false"/>
      <style:text-properties fo:color="#202122" loext:opacity="100%" style:font-name="Calibri" fo:font-size="12pt" fo:font-weight="bold" style:font-size-asian="12pt" style:font-weight-asian="bold" style:font-name-complex="Arial1" style:font-size-complex="12pt"/>
    </style:style>
    <style:style style:name="P48" style:family="paragraph" style:parent-style-name="No_20_Spacing">
      <style:paragraph-properties fo:margin-left="1cm" fo:margin-right="0cm" fo:text-align="justify" style:justify-single-word="false" fo:text-indent="0cm" style:auto-text-indent="false"/>
      <style:text-properties fo:font-size="12pt" style:font-size-asian="12pt" style:font-size-complex="12pt"/>
    </style:style>
    <style:style style:name="P49" style:family="paragraph" style:parent-style-name="Standard">
      <style:paragraph-properties fo:margin-left="1cm" fo:margin-right="0cm" fo:text-align="justify" style:justify-single-word="false" fo:text-indent="0cm" style:auto-text-indent="false"/>
    </style:style>
    <style:style style:name="P50" style:family="paragraph" style:parent-style-name="No_20_Spacing">
      <style:paragraph-properties fo:margin-left="1cm" fo:margin-right="0cm" fo:text-align="justify" style:justify-single-word="false" fo:text-indent="-1cm" style:auto-text-indent="false"/>
      <style:text-properties fo:font-size="12pt" style:font-size-asian="12pt" style:font-size-complex="12pt"/>
    </style:style>
    <style:style style:name="P51" style:family="paragraph" style:parent-style-name="Standard">
      <style:paragraph-properties fo:margin-left="1cm" fo:margin-right="0cm" fo:text-align="justify" style:justify-single-word="false" fo:text-indent="-1cm" style:auto-text-indent="false"/>
      <style:text-properties fo:font-size="12pt" style:font-size-asian="12pt" style:font-size-complex="12pt"/>
    </style:style>
    <style:style style:name="P52" style:family="paragraph" style:parent-style-name="Standard">
      <style:paragraph-properties fo:line-height="100%" fo:text-align="justify" style:justify-single-word="false"/>
      <style:text-properties fo:font-size="12pt" style:text-underline-style="solid" style:text-underline-width="auto" style:text-underline-color="font-color" style:font-size-asian="12pt" style:font-size-complex="12pt"/>
    </style:style>
    <style:style style:name="P53" style:family="paragraph" style:parent-style-name="Standard">
      <style:paragraph-properties fo:line-height="100%" fo:text-align="justify" style:justify-single-word="false"/>
      <style:text-properties fo:font-size="12pt" fo:font-style="italic" style:font-size-asian="12pt" style:font-style-asian="italic" style:font-size-complex="12pt"/>
    </style:style>
    <style:style style:name="P54" style:family="paragraph" style:parent-style-name="Standard">
      <style:paragraph-properties fo:text-align="justify" style:justify-single-word="false"/>
      <style:text-properties fo:font-size="12pt" style:font-size-asian="12pt" style:font-size-complex="12pt"/>
    </style:style>
    <style:style style:name="P55" style:family="paragraph" style:parent-style-name="Standard">
      <style:paragraph-properties fo:text-align="justify" style:justify-single-word="false">
        <style:tab-stops>
          <style:tab-stop style:position="2.275cm"/>
        </style:tab-stops>
      </style:paragraph-properties>
      <style:text-properties fo:font-size="12pt" style:font-size-asian="12pt" style:font-size-complex="12pt"/>
    </style:style>
    <style:style style:name="P56" style:family="paragraph" style:parent-style-name="Standard">
      <style:paragraph-properties fo:line-height="100%" fo:text-align="justify" style:justify-single-word="false"/>
      <style:text-properties fo:font-size="12pt" style:font-size-asian="12pt" style:font-size-complex="12pt"/>
    </style:style>
    <style:style style:name="P57" style:family="paragraph" style:parent-style-name="Standard">
      <style:paragraph-properties fo:text-align="justify" style:justify-single-word="false"/>
      <style:text-properties fo:font-size="12pt" fo:font-weight="bold" style:font-size-asian="12pt" style:font-weight-asian="bold" style:font-size-complex="12pt"/>
    </style:style>
    <style:style style:name="P58" style:family="paragraph" style:parent-style-name="Standard">
      <style:paragraph-properties fo:text-align="justify" style:justify-single-word="false">
        <style:tab-stops>
          <style:tab-stop style:position="2.275cm"/>
        </style:tab-stops>
      </style:paragraph-properties>
      <style:text-properties fo:font-size="12pt" fo:font-weight="bold" style:font-size-asian="12pt" style:font-weight-asian="bold" style:font-size-complex="12pt"/>
    </style:style>
    <style:style style:name="P59" style:family="paragraph" style:parent-style-name="Standard">
      <style:paragraph-properties fo:line-height="100%" fo:text-align="justify" style:justify-single-word="false"/>
      <style:text-properties fo:font-size="16pt" fo:font-style="italic" style:font-size-asian="16pt" style:font-style-asian="italic" style:font-size-complex="16pt"/>
    </style:style>
    <style:style style:name="P60" style:family="paragraph" style:parent-style-name="Standard">
      <style:paragraph-properties fo:text-align="justify" style:justify-single-word="false"/>
      <style:text-properties fo:font-size="16pt" fo:font-style="italic" style:font-size-asian="16pt" style:font-style-asian="italic" style:font-name-complex="Calibri2" style:font-size-complex="16pt"/>
    </style:style>
    <style:style style:name="P61" style:family="paragraph" style:parent-style-name="Standard">
      <style:paragraph-properties fo:line-height="100%" fo:text-align="justify" style:justify-single-word="false"/>
      <style:text-properties fo:font-size="16pt" fo:font-weight="bold" style:font-size-asian="16pt" style:font-weight-asian="bold" style:font-size-complex="16pt"/>
    </style:style>
    <style:style style:name="P62" style:family="paragraph" style:parent-style-name="Standard">
      <style:paragraph-properties fo:text-align="justify" style:justify-single-word="false"/>
      <style:text-properties fo:font-size="16pt" fo:font-weight="bold" style:font-size-asian="16pt" style:font-weight-asian="bold" style:font-name-complex="Calibri2" style:font-size-complex="16pt"/>
    </style:style>
    <style:style style:name="P63" style:family="paragraph" style:parent-style-name="Standard">
      <style:paragraph-properties fo:line-height="100%" fo:text-align="justify" style:justify-single-word="false"/>
      <style:text-properties fo:font-size="16pt" style:font-size-asian="16pt" style:font-size-complex="16pt"/>
    </style:style>
    <style:style style:name="P64" style:family="paragraph" style:parent-style-name="Standard">
      <style:paragraph-properties fo:text-align="justify" style:justify-single-word="false"/>
      <style:text-properties fo:font-size="16pt" style:font-size-asian="16pt" style:font-name-complex="Calibri2" style:font-size-complex="16pt"/>
    </style:style>
    <style:style style:name="P65" style:family="paragraph" style:parent-style-name="Standard">
      <style:paragraph-properties fo:text-align="justify" style:justify-single-word="false"/>
      <style:text-properties fo:font-size="16pt" style:font-size-asian="16pt" style:font-name-complex="Calibri2" style:font-size-complex="16pt" style:font-weight-complex="bold"/>
    </style:style>
    <style:style style:name="P66" style:family="paragraph" style:parent-style-name="Standard">
      <style:paragraph-properties fo:text-align="justify" style:justify-single-word="false"/>
      <style:text-properties fo:font-style="italic" style:font-style-asian="italic" style:font-name-complex="Calibri2" style:font-style-complex="italic"/>
    </style:style>
    <style:style style:name="P67" style:family="paragraph" style:parent-style-name="Standard">
      <style:paragraph-properties fo:line-height="100%" fo:text-align="justify" style:justify-single-word="false"/>
    </style:style>
    <style:style style:name="P68" style:family="paragraph" style:parent-style-name="Standard">
      <style:paragraph-properties fo:text-align="justify" style:justify-single-word="false"/>
      <style:text-properties style:font-name-complex="Calibri2" style:font-weight-complex="bold"/>
    </style:style>
    <style:style style:name="P69" style:family="paragraph" style:parent-style-name="Standard">
      <style:paragraph-properties fo:text-align="justify" style:justify-single-word="false">
        <style:tab-stops>
          <style:tab-stop style:position="0.751cm"/>
        </style:tab-stops>
      </style:paragraph-properties>
      <style:text-properties style:font-name-complex="Calibri2" style:font-weight-complex="bold"/>
    </style:style>
    <style:style style:name="P70" style:family="paragraph" style:parent-style-name="Standard">
      <style:paragraph-properties fo:text-align="justify" style:justify-single-word="false">
        <style:tab-stops>
          <style:tab-stop style:position="0.751cm"/>
          <style:tab-stop style:position="1.752cm"/>
        </style:tab-stops>
      </style:paragraph-properties>
      <style:text-properties style:font-name-complex="Calibri2" style:font-weight-complex="bold"/>
    </style:style>
    <style:style style:name="P71" style:family="paragraph" style:parent-style-name="Standard">
      <style:paragraph-properties fo:text-align="justify" style:justify-single-word="false"/>
      <style:text-properties style:font-name-complex="Calibri2"/>
    </style:style>
    <style:style style:name="P72" style:family="paragraph" style:parent-style-name="Standard">
      <style:paragraph-properties fo:text-align="justify" style:justify-single-word="false"/>
      <style:text-properties fo:font-weight="bold" style:font-weight-asian="bold"/>
    </style:style>
    <style:style style:name="P73" style:family="paragraph" style:parent-style-name="Standard">
      <style:paragraph-properties fo:text-align="justify" style:justify-single-word="false"/>
      <style:text-properties fo:font-weight="bold" style:font-weight-asian="bold" style:font-name-complex="Calibri2" style:font-weight-complex="bold"/>
    </style:style>
    <style:style style:name="P74" style:family="paragraph" style:parent-style-name="Standard">
      <style:paragraph-properties fo:text-align="justify" style:justify-single-word="false"/>
      <style:text-properties fo:font-weight="bold" style:font-weight-asian="bold" style:font-name-complex="Calibri2"/>
    </style:style>
    <style:style style:name="P75" style:family="paragraph" style:parent-style-name="Standard">
      <loext:graphic-properties draw:fill="solid" draw:fill-color="#f8f9fa"/>
      <style:paragraph-properties fo:text-align="justify" style:justify-single-word="false" fo:background-color="#f8f9fa"/>
      <style:text-properties fo:color="#202122" loext:opacity="100%" style:font-name="Arial" fo:font-size="6.5pt" style:font-size-asian="6.5pt" style:font-name-complex="Arial1" style:font-size-complex="6.5pt"/>
    </style:style>
    <style:style style:name="P76" style:family="paragraph" style:parent-style-name="Standard">
      <loext:graphic-properties draw:fill="solid" draw:fill-color="#f9f9f9"/>
      <style:paragraph-properties fo:text-align="justify" style:justify-single-word="false" fo:background-color="#f9f9f9"/>
      <style:text-properties fo:color="#202122" loext:opacity="100%" style:font-name="Calibri" fo:font-size="12pt" style:font-size-asian="12pt" style:font-name-complex="Arial1" style:font-size-complex="12pt"/>
    </style:style>
    <style:style style:name="P77" style:family="paragraph" style:parent-style-name="Standard">
      <loext:graphic-properties draw:fill="solid" draw:fill-color="#f9f9f9"/>
      <style:paragraph-properties fo:text-align="justify" style:justify-single-word="false" fo:background-color="#f9f9f9"/>
      <style:text-properties fo:color="#202122" loext:opacity="100%" style:font-name="Calibri" fo:font-size="12pt" fo:font-weight="bold" style:font-size-asian="12pt" style:font-weight-asian="bold" style:font-name-complex="Arial1" style:font-size-complex="12pt"/>
    </style:style>
    <style:style style:name="P78" style:family="paragraph" style:parent-style-name="Standard">
      <style:paragraph-properties fo:text-align="justify" style:justify-single-word="false"/>
    </style:style>
    <style:style style:name="P79" style:family="paragraph" style:parent-style-name="Standard">
      <loext:graphic-properties draw:fill="solid" draw:fill-color="#f9f9f9"/>
      <style:paragraph-properties fo:text-align="justify" style:justify-single-word="false" fo:background-color="#f9f9f9"/>
    </style:style>
    <style:style style:name="P80" style:family="paragraph" style:parent-style-name="Standard">
      <style:paragraph-properties fo:text-align="justify" style:justify-single-word="false">
        <style:tab-stops>
          <style:tab-stop style:position="0.751cm"/>
        </style:tab-stops>
      </style:paragraph-properties>
    </style:style>
    <style:style style:name="P81" style:family="paragraph" style:parent-style-name="Standard">
      <style:paragraph-properties fo:text-align="justify" style:justify-single-word="false">
        <style:tab-stops>
          <style:tab-stop style:position="0.751cm"/>
        </style:tab-stops>
      </style:paragraph-properties>
      <style:text-properties officeooo:paragraph-rsid="0024cbd8"/>
    </style:style>
    <style:style style:name="P82" style:family="paragraph" style:parent-style-name="Standard">
      <style:paragraph-properties fo:text-align="justify" style:justify-single-word="false"/>
      <style:text-properties style:font-name="Calibri" fo:font-size="12pt" style:font-size-asian="12pt" style:font-size-complex="12pt"/>
    </style:style>
    <style:style style:name="P83" style:family="paragraph" style:parent-style-name="Standard">
      <style:paragraph-properties fo:text-align="justify" style:justify-single-word="false"/>
      <style:text-properties fo:color="#000000" loext:opacity="100%" style:font-name-complex="Calibri2" style:font-weight-complex="bold"/>
    </style:style>
    <style:style style:name="P84" style:family="paragraph" style:parent-style-name="Standard">
      <style:paragraph-properties fo:text-align="justify" style:justify-single-word="false"/>
      <style:text-properties fo:color="#000000" loext:opacity="100%" style:text-underline-style="solid" style:text-underline-width="auto" style:text-underline-color="font-color" style:font-name-complex="Calibri2" style:font-weight-complex="bold"/>
    </style:style>
    <style:style style:name="P85" style:family="paragraph" style:parent-style-name="Standard">
      <style:paragraph-properties fo:line-height="100%" fo:text-align="justify" style:justify-single-word="false" fo:break-before="page"/>
      <style:text-properties fo:font-size="16pt" fo:font-style="italic" style:font-size-asian="16pt" style:font-style-asian="italic" style:font-size-complex="16pt"/>
    </style:style>
    <style:style style:name="P86" style:family="paragraph" style:parent-style-name="Standard">
      <style:paragraph-properties fo:text-align="justify" style:justify-single-word="false" fo:break-before="page"/>
      <style:text-properties fo:font-size="16pt" fo:font-style="italic" style:font-size-asian="16pt" style:font-style-asian="italic" style:font-name-complex="Calibri2" style:font-size-complex="16pt"/>
    </style:style>
    <style:style style:name="P87" style:family="paragraph" style:parent-style-name="Standard">
      <style:paragraph-properties fo:margin-left="1.27cm" fo:margin-right="0cm" fo:text-align="justify" style:justify-single-word="false" fo:text-indent="0cm" style:auto-text-indent="false"/>
      <style:text-properties fo:font-size="12pt" officeooo:paragraph-rsid="001c334a" style:font-size-asian="12pt" style:font-size-complex="12pt"/>
    </style:style>
    <style:style style:name="P88" style:family="paragraph" style:parent-style-name="Standard">
      <style:paragraph-properties fo:margin-left="1.27cm" fo:margin-right="0cm" fo:text-align="justify" style:justify-single-word="false" fo:text-indent="0cm" style:auto-text-indent="false"/>
      <style:text-properties style:font-name="Calibri" fo:font-size="12pt" style:font-size-asian="12pt" style:font-size-complex="12pt"/>
    </style:style>
    <style:style style:name="P89" style:family="paragraph" style:parent-style-name="Standard">
      <style:paragraph-properties fo:margin-left="-0.25cm" fo:margin-right="0cm" fo:text-align="justify" style:justify-single-word="false" fo:text-indent="0cm" style:auto-text-indent="false"/>
      <style:text-properties fo:font-size="12pt" style:font-size-asian="12pt" style:font-size-complex="12pt"/>
    </style:style>
    <style:style style:name="P90" style:family="paragraph" style:parent-style-name="Standard">
      <loext:graphic-properties draw:fill="solid" draw:fill-color="#f8f9fa"/>
      <style:paragraph-properties fo:margin-top="0cm" fo:margin-bottom="0cm" style:contextual-spacing="false" fo:line-height="100%" fo:text-align="justify" style:justify-single-word="false" fo:background-color="#f8f9fa"/>
    </style:style>
    <style:style style:name="P91" style:family="paragraph" style:parent-style-name="Standard">
      <style:paragraph-properties fo:margin-left="1.752cm" fo:margin-right="0cm" fo:text-align="justify" style:justify-single-word="false" fo:text-indent="0cm" style:auto-text-indent="false"/>
      <style:text-properties fo:font-size="12pt" style:font-size-asian="12pt" style:font-size-complex="12pt"/>
    </style:style>
    <style:style style:name="P92" style:family="paragraph" style:parent-style-name="Footnote" style:master-page-name="Converted2">
      <style:paragraph-properties style:page-number="auto"/>
    </style:style>
    <style:style style:name="P93" style:family="paragraph" style:parent-style-name="Footnote" style:master-page-name="Converted4">
      <style:paragraph-properties style:page-number="auto"/>
    </style:style>
    <style:style style:name="P94" style:family="paragraph" style:parent-style-name="Footnote" style:master-page-name="Converted6">
      <style:paragraph-properties style:page-number="auto"/>
    </style:style>
    <style:style style:name="P95" style:family="paragraph" style:parent-style-name="Footnote" style:master-page-name="Converted8">
      <style:paragraph-properties style:page-number="auto"/>
    </style:style>
    <style:style style:name="P96" style:family="paragraph" style:parent-style-name="Footnote">
      <style:text-properties officeooo:rsid="0028b8bc" officeooo:paragraph-rsid="0028b8bc"/>
    </style:style>
    <style:style style:name="P97" style:family="paragraph" style:parent-style-name="Heading_20_1" style:list-style-name="WWNum6">
      <style:paragraph-properties fo:margin-top="0cm" fo:margin-bottom="0.106cm" style:contextual-spacing="false" fo:text-align="justify" style:justify-single-word="false" fo:padding="0cm" fo:border-left="none" fo:border-right="none" fo:border-top="none" fo:border-bottom="0.51pt solid #a2a9b1"/>
      <style:text-properties fo:color="#000000" loext:opacity="100%" style:font-name="Georgia" fo:font-size="21.5pt" fo:font-weight="normal" style:font-size-asian="21.5pt" style:font-weight-asian="normal" style:font-size-complex="21.5pt" style:font-weight-complex="normal"/>
    </style:style>
    <style:style style:name="P98" style:family="paragraph" style:parent-style-name="List_20_Paragraph" style:list-style-name="WWNum22">
      <style:paragraph-properties fo:text-align="justify" style:justify-single-word="false">
        <style:tab-stops>
          <style:tab-stop style:position="2.275cm"/>
        </style:tab-stops>
      </style:paragraph-properties>
      <style:text-properties fo:font-size="12pt" style:font-size-asian="12pt" style:font-size-complex="12pt"/>
    </style:style>
    <style:style style:name="P99" style:family="paragraph" style:parent-style-name="List_20_Paragraph" style:list-style-name="WWNum2">
      <style:paragraph-properties fo:text-align="justify" style:justify-single-word="false"/>
      <style:text-properties fo:font-size="12pt" style:font-size-asian="12pt" style:font-size-complex="12pt"/>
    </style:style>
    <style:style style:name="P100" style:family="paragraph" style:parent-style-name="List_20_Paragraph" style:list-style-name="WWNum2">
      <style:paragraph-properties fo:text-align="justify" style:justify-single-word="false"/>
      <style:text-properties fo:font-size="12pt" officeooo:paragraph-rsid="001a4398" style:font-size-asian="12pt" style:font-size-complex="12pt"/>
    </style:style>
    <style:style style:name="P101" style:family="paragraph" style:parent-style-name="List_20_Paragraph" style:list-style-name="WWNum8">
      <style:paragraph-properties fo:line-height="100%" fo:text-align="justify" style:justify-single-word="false"/>
      <style:text-properties fo:font-size="12pt" style:font-size-asian="12pt" style:font-size-complex="12pt"/>
    </style:style>
    <style:style style:name="P102" style:family="paragraph" style:parent-style-name="List_20_Paragraph" style:list-style-name="WWNum9">
      <style:paragraph-properties fo:line-height="100%" fo:text-align="justify" style:justify-single-word="false"/>
      <style:text-properties fo:font-size="12pt" style:font-size-asian="12pt" style:font-size-complex="12pt"/>
    </style:style>
    <style:style style:name="P103" style:family="paragraph" style:parent-style-name="List_20_Paragraph" style:list-style-name="WWNum6">
      <style:paragraph-properties fo:text-align="justify" style:justify-single-word="false"/>
      <style:text-properties fo:font-size="12pt" fo:font-weight="bold" style:font-size-asian="12pt" style:font-weight-asian="bold" style:font-size-complex="12pt"/>
    </style:style>
    <style:style style:name="P104" style:family="paragraph" style:parent-style-name="List_20_Paragraph" style:list-style-name="WWNum2">
      <style:paragraph-properties fo:text-align="justify" style:justify-single-word="false"/>
    </style:style>
    <style:style style:name="P105" style:family="paragraph" style:parent-style-name="List_20_Paragraph" style:list-style-name="WWNum7">
      <style:paragraph-properties fo:line-height="100%" fo:text-align="justify" style:justify-single-word="false"/>
    </style:style>
    <style:style style:name="P106" style:family="paragraph" style:parent-style-name="List_20_Paragraph" style:list-style-name="WWNum8">
      <style:paragraph-properties fo:line-height="100%" fo:text-align="justify" style:justify-single-word="false"/>
    </style:style>
    <style:style style:name="P107" style:family="paragraph" style:parent-style-name="List_20_Paragraph" style:list-style-name="">
      <loext:graphic-properties draw:fill="solid" draw:fill-color="#ffffff"/>
      <style:paragraph-properties fo:margin-top="0.423cm" fo:margin-bottom="0.106cm" style:contextual-spacing="true" fo:line-height="100%" fo:text-align="justify" style:justify-single-word="false" fo:background-color="#ffffff" fo:padding="0cm" fo:border-left="none" fo:border-right="none" fo:border-top="none" fo:border-bottom="0.51pt solid #a2a9b1"/>
      <style:text-properties fo:color="#000000" loext:opacity="100%" style:font-name="Calibri" fo:font-size="12pt" style:font-name-asian="Times New Roman1" style:font-size-asian="12pt" style:language-asian="es" style:country-asian="ES" style:font-name-complex="Times New Roman1" style:font-size-complex="12pt"/>
    </style:style>
    <style:style style:name="P108" style:family="paragraph" style:parent-style-name="List_20_Paragraph" style:list-style-name="WWNum9">
      <style:paragraph-properties fo:margin-top="0cm" fo:margin-bottom="0cm" style:contextual-spacing="true" fo:line-height="100%" fo:text-align="justify" style:justify-single-word="false"/>
      <style:text-properties fo:font-size="12pt" style:font-size-asian="12pt" style:font-size-complex="12pt"/>
    </style:style>
    <style:style style:name="P109" style:family="paragraph" style:parent-style-name="List_20_Paragraph" style:list-style-name="WWNum10">
      <style:paragraph-properties fo:margin-top="0cm" fo:margin-bottom="0cm" style:contextual-spacing="true" fo:line-height="100%" fo:text-align="justify" style:justify-single-word="false"/>
      <style:text-properties style:font-name-complex="Calibri2"/>
    </style:style>
    <style:style style:name="P110" style:family="paragraph" style:parent-style-name="List_20_Paragraph" style:list-style-name="WWNum20">
      <style:paragraph-properties fo:margin-top="0cm" fo:margin-bottom="0cm" style:contextual-spacing="true" fo:line-height="100%" fo:text-align="justify" style:justify-single-word="false">
        <style:tab-stops>
          <style:tab-stop style:position="0.751cm"/>
          <style:tab-stop style:position="1.752cm"/>
        </style:tab-stops>
      </style:paragraph-properties>
      <style:text-properties style:font-name-complex="Calibri2" style:font-weight-complex="bold"/>
    </style:style>
    <style:style style:name="P111" style:family="paragraph" style:parent-style-name="List_20_Paragraph" style:list-style-name="WWNum11">
      <style:paragraph-properties fo:margin-top="0cm" fo:margin-bottom="0cm" style:contextual-spacing="true" fo:line-height="100%" fo:text-align="justify" style:justify-single-word="false"/>
    </style:style>
    <style:style style:name="P112" style:family="paragraph" style:parent-style-name="List_20_Paragraph" style:list-style-name="WWNum12">
      <style:paragraph-properties fo:margin-top="0cm" fo:margin-bottom="0cm" style:contextual-spacing="true" fo:line-height="100%" fo:text-align="justify" style:justify-single-word="false"/>
    </style:style>
    <style:style style:name="P113" style:family="paragraph" style:parent-style-name="List_20_Paragraph" style:list-style-name="WWNum13">
      <style:paragraph-properties fo:margin-top="0cm" fo:margin-bottom="0cm" style:contextual-spacing="true" fo:line-height="100%" fo:text-align="justify" style:justify-single-word="false"/>
    </style:style>
    <style:style style:name="P114" style:family="paragraph" style:parent-style-name="List_20_Paragraph" style:list-style-name="WWNum14">
      <style:paragraph-properties fo:margin-top="0cm" fo:margin-bottom="0cm" style:contextual-spacing="true" fo:line-height="100%" fo:text-align="justify" style:justify-single-word="false"/>
    </style:style>
    <style:style style:name="P115" style:family="paragraph" style:parent-style-name="List_20_Paragraph" style:list-style-name="WWNum15">
      <style:paragraph-properties fo:margin-top="0cm" fo:margin-bottom="0cm" style:contextual-spacing="true" fo:line-height="100%" fo:text-align="justify" style:justify-single-word="false"/>
    </style:style>
    <style:style style:name="P116" style:family="paragraph" style:parent-style-name="List_20_Paragraph" style:list-style-name="WWNum16">
      <style:paragraph-properties fo:margin-top="0cm" fo:margin-bottom="0cm" style:contextual-spacing="true" fo:line-height="100%" fo:text-align="justify" style:justify-single-word="false"/>
    </style:style>
    <style:style style:name="P117" style:family="paragraph" style:parent-style-name="List_20_Paragraph" style:list-style-name="WWNum17">
      <style:paragraph-properties fo:margin-top="0cm" fo:margin-bottom="0cm" style:contextual-spacing="true" fo:line-height="100%" fo:text-align="justify" style:justify-single-word="false"/>
    </style:style>
    <style:style style:name="P118" style:family="paragraph" style:parent-style-name="List_20_Paragraph" style:list-style-name="WWNum18">
      <style:paragraph-properties fo:margin-top="0cm" fo:margin-bottom="0cm" style:contextual-spacing="true" fo:line-height="100%" fo:text-align="justify" style:justify-single-word="false"/>
    </style:style>
    <style:style style:name="P119" style:family="paragraph" style:parent-style-name="List_20_Paragraph" style:list-style-name="WWNum19">
      <style:paragraph-properties fo:margin-top="0cm" fo:margin-bottom="0cm" style:contextual-spacing="true" fo:line-height="100%" fo:text-align="justify" style:justify-single-word="false"/>
    </style:style>
    <style:style style:name="P120" style:family="paragraph" style:parent-style-name="List_20_Paragraph" style:list-style-name="WWNum20">
      <style:paragraph-properties fo:margin-top="0cm" fo:margin-bottom="0cm" style:contextual-spacing="true" fo:line-height="100%" fo:text-align="justify" style:justify-single-word="false">
        <style:tab-stops>
          <style:tab-stop style:position="0.751cm"/>
          <style:tab-stop style:position="1.752cm"/>
        </style:tab-stops>
      </style:paragraph-properties>
    </style:style>
    <style:style style:name="P121" style:family="paragraph" style:parent-style-name="List_20_Paragraph" style:list-style-name="WWNum20">
      <style:paragraph-properties fo:margin-top="0cm" fo:margin-bottom="0cm" style:contextual-spacing="true" fo:line-height="100%" fo:text-align="justify" style:justify-single-word="false">
        <style:tab-stops>
          <style:tab-stop style:position="0.751cm"/>
        </style:tab-stops>
      </style:paragraph-properties>
    </style:style>
    <style:style style:name="P122" style:family="paragraph" style:parent-style-name="List_20_Paragraph" style:list-style-name="WWNum23">
      <style:paragraph-properties fo:margin-top="0cm" fo:margin-bottom="0cm" style:contextual-spacing="true" fo:line-height="100%" fo:text-align="justify" style:justify-single-word="false"/>
    </style:style>
    <style:style style:name="P123" style:family="paragraph" style:parent-style-name="List_20_Paragraph" style:list-style-name="WWNum23">
      <style:paragraph-properties fo:margin-top="0cm" fo:margin-bottom="0cm" style:contextual-spacing="true" fo:line-height="100%" fo:text-align="justify" style:justify-single-word="false"/>
      <style:text-properties fo:color="#000000" loext:opacity="100%" style:font-name-complex="Calibri2" style:font-weight-complex="bold"/>
    </style:style>
    <style:style style:name="P124" style:family="paragraph" style:parent-style-name="List_20_Paragraph">
      <style:paragraph-properties fo:margin-left="0cm" fo:margin-right="0cm" fo:text-align="justify" style:justify-single-word="false" fo:text-indent="0cm" style:auto-text-indent="false"/>
      <style:text-properties fo:color="#ff0000" loext:opacity="100%" style:font-name-complex="Calibri2" style:font-weight-complex="bold"/>
    </style:style>
    <style:style style:name="P125" style:family="paragraph" style:parent-style-name="Standard" style:master-page-name="Standard">
      <style:paragraph-properties fo:text-align="justify" style:justify-single-word="false" style:page-number="auto"/>
      <style:text-properties fo:font-size="12pt" style:font-size-asian="12pt" style:font-size-complex="12pt"/>
    </style:style>
    <style:style style:name="P126" style:family="paragraph" style:parent-style-name="Standard" style:list-style-name="">
      <loext:graphic-properties draw:fill="solid" draw:fill-color="#ffffff"/>
      <style:paragraph-properties fo:margin-top="0.423cm" fo:margin-bottom="0.106cm" style:contextual-spacing="false" fo:line-height="100%" fo:text-align="justify" style:justify-single-word="false" fo:background-color="#ffffff" fo:padding="0cm" fo:border-left="none" fo:border-right="none" fo:border-top="none" fo:border-bottom="0.51pt solid #a2a9b1"/>
      <style:text-properties fo:color="#000000" loext:opacity="100%" style:font-name="Calibri" fo:font-size="12pt" style:font-name-asian="Times New Roman1" style:font-size-asian="12pt" style:language-asian="es" style:country-asian="ES" style:font-name-complex="Times New Roman1" style:font-size-complex="12pt"/>
    </style:style>
    <style:style style:name="P127" style:family="paragraph" style:parent-style-name="Standard" style:list-style-name="">
      <loext:graphic-properties draw:fill="solid" draw:fill-color="#ffffff"/>
      <style:paragraph-properties fo:margin-top="0.423cm" fo:margin-bottom="0.106cm" style:contextual-spacing="false" fo:line-height="100%" fo:text-align="justify" style:justify-single-word="false" fo:background-color="#ffffff" fo:padding="0cm" fo:border-left="none" fo:border-right="none" fo:border-top="none" fo:border-bottom="0.51pt solid #a2a9b1"/>
      <style:text-properties fo:color="#000000" loext:opacity="100%" style:font-name="Calibri" fo:font-size="12pt" fo:font-weight="bold" style:font-name-asian="Times New Roman1" style:font-size-asian="12pt" style:language-asian="es" style:country-asian="ES" style:font-weight-asian="bold" style:font-name-complex="Times New Roman1" style:font-size-complex="12pt" style:font-weight-complex="bold"/>
    </style:style>
    <style:style style:name="P128" style:family="paragraph" style:parent-style-name="Standard">
      <style:paragraph-properties fo:text-align="justify" style:justify-single-word="false"/>
      <style:text-properties style:font-name-complex="Calibri2" style:font-weight-complex="bold"/>
    </style:style>
    <style:style style:name="P129" style:family="paragraph" style:parent-style-name="Standard">
      <style:paragraph-properties fo:text-align="justify" style:justify-single-word="false">
        <style:tab-stops>
          <style:tab-stop style:position="0.751cm"/>
        </style:tab-stops>
      </style:paragraph-properties>
      <style:text-properties style:font-name-complex="Calibri2" style:font-weight-complex="bold"/>
    </style:style>
    <style:style style:name="P130" style:family="paragraph" style:parent-style-name="Standard">
      <style:paragraph-properties fo:text-align="justify" style:justify-single-word="false">
        <style:tab-stops>
          <style:tab-stop style:position="0.751cm"/>
        </style:tab-stops>
      </style:paragraph-properties>
      <style:text-properties officeooo:paragraph-rsid="0024cbd8" style:font-name-complex="Calibri2" style:font-weight-complex="bold"/>
    </style:style>
    <style:style style:name="P131" style:family="paragraph" style:parent-style-name="Standard">
      <style:paragraph-properties fo:text-align="justify" style:justify-single-word="false"/>
      <style:text-properties fo:font-weight="bold" style:font-weight-asian="bold" style:font-name-complex="Calibri2"/>
    </style:style>
    <style:style style:name="P132" style:family="paragraph" style:parent-style-name="Standard">
      <style:paragraph-properties fo:line-height="100%" fo:text-align="justify" style:justify-single-word="false"/>
      <style:text-properties fo:font-size="12pt" fo:font-style="italic" style:font-size-asian="12pt" style:font-style-asian="italic" style:font-size-complex="12pt"/>
    </style:style>
    <style:style style:name="P133" style:family="paragraph" style:parent-style-name="Standard">
      <style:paragraph-properties fo:line-height="100%" fo:text-align="justify" style:justify-single-word="false"/>
      <style:text-properties fo:font-size="12pt" style:font-size-asian="12pt" style:font-size-complex="12pt"/>
    </style:style>
    <style:style style:name="P134" style:family="paragraph" style:parent-style-name="Standard">
      <style:paragraph-properties fo:line-height="100%" fo:text-align="justify" style:justify-single-word="false"/>
      <style:text-properties fo:font-size="12pt" officeooo:paragraph-rsid="0027f1bd" style:font-size-asian="12pt" style:font-size-complex="12pt"/>
    </style:style>
    <style:style style:name="P135" style:family="paragraph" style:parent-style-name="Standard">
      <style:paragraph-properties fo:line-height="100%" fo:text-align="center" style:justify-single-word="false"/>
      <style:text-properties fo:font-size="12pt" officeooo:paragraph-rsid="0027f1bd" style:font-size-asian="12pt" style:font-size-complex="12pt"/>
    </style:style>
    <style:style style:name="P136" style:family="paragraph" style:parent-style-name="Standard">
      <style:paragraph-properties fo:line-height="100%" fo:text-align="center" style:justify-single-word="false"/>
      <style:text-properties fo:font-size="12pt" officeooo:rsid="0027f1bd" officeooo:paragraph-rsid="0027f1bd" style:font-size-asian="12pt" style:font-size-complex="12pt"/>
    </style:style>
    <style:style style:name="P137" style:family="paragraph" style:parent-style-name="Standard">
      <style:paragraph-properties fo:text-align="justify" style:justify-single-word="false"/>
      <style:text-properties fo:font-size="12pt" style:font-size-asian="12pt" style:font-size-complex="12pt"/>
    </style:style>
    <style:style style:name="P138" style:family="paragraph" style:parent-style-name="Standard">
      <style:paragraph-properties fo:text-align="center" style:justify-single-word="false"/>
      <style:text-properties fo:font-size="12pt" style:font-size-asian="12pt" style:font-size-complex="12pt"/>
    </style:style>
    <style:style style:name="P139" style:family="paragraph" style:parent-style-name="Standard">
      <style:paragraph-properties fo:text-align="justify" style:justify-single-word="false"/>
      <style:text-properties fo:font-size="16pt" fo:font-style="italic" style:font-size-asian="16pt" style:font-style-asian="italic" style:font-name-complex="Calibri2" style:font-size-complex="16pt"/>
    </style:style>
    <style:style style:name="P140" style:family="paragraph">
      <loext:graphic-properties draw:fill="none"/>
      <style:paragraph-properties fo:text-align="center"/>
    </style:style>
    <style:style style:name="T1" style:family="text">
      <style:text-properties fo:font-size="12pt" style:font-size-asian="12pt" style:font-size-complex="12pt"/>
    </style:style>
    <style:style style:name="T2" style:family="text">
      <style:text-properties fo:font-size="12pt" officeooo:rsid="001a4398" style:font-size-asian="12pt" style:font-size-complex="12pt"/>
    </style:style>
    <style:style style:name="T3" style:family="text">
      <style:text-properties fo:font-size="12pt" officeooo:rsid="001c334a" style:font-size-asian="12pt" style:font-size-complex="12pt"/>
    </style:style>
    <style:style style:name="T4" style:family="text">
      <style:text-properties fo:font-size="12pt" fo:font-weight="bold" style:font-size-asian="12pt" style:font-weight-asian="bold" style:font-size-complex="12pt"/>
    </style:style>
    <style:style style:name="T5" style:family="text">
      <style:text-properties fo:font-size="12pt" style:text-underline-style="solid" style:text-underline-width="auto" style:text-underline-color="font-color" style:font-size-asian="12pt" style:font-size-complex="12pt"/>
    </style:style>
    <style:style style:name="T6" style:family="text">
      <style:text-properties fo:font-size="12pt" fo:font-style="italic" style:font-size-asian="12pt" style:font-style-asian="italic" style:font-size-complex="12pt"/>
    </style:style>
    <style:style style:name="T7" style:family="text">
      <style:text-properties fo:font-size="12pt" fo:font-style="italic" style:text-underline-style="solid" style:text-underline-width="auto" style:text-underline-color="font-color" style:font-size-asian="12pt" style:font-style-asian="italic" style:font-size-complex="12pt"/>
    </style:style>
    <style:style style:name="T8" style:family="text">
      <style:text-properties fo:color="#000000" loext:opacity="100%" style:font-name="Calibri" fo:font-size="12pt" fo:font-weight="normal" style:font-size-asian="12pt" style:font-weight-asian="normal" style:font-size-complex="12pt" style:font-weight-complex="normal"/>
    </style:style>
    <style:style style:name="T9" style:family="text">
      <style:text-properties fo:color="#000000" loext:opacity="100%" style:font-name-complex="Calibri2" style:font-weight-complex="bold"/>
    </style:style>
    <style:style style:name="T10" style:family="text">
      <style:text-properties fo:color="#000000" loext:opacity="100%" style:text-underline-style="solid" style:text-underline-width="auto" style:text-underline-color="font-color" style:font-name-complex="Calibri2" style:font-weight-complex="bold"/>
    </style:style>
    <style:style style:name="T11" style:family="text">
      <style:text-properties fo:color="#202122" loext:opacity="100%" style:font-name="Arial" style:font-name-complex="Arial1"/>
    </style:style>
    <style:style style:name="T12" style:family="text">
      <style:text-properties fo:color="#202122" loext:opacity="100%" style:font-name="Arial" officeooo:rsid="0019bb40" style:font-name-complex="Arial1"/>
    </style:style>
    <style:style style:name="T13" style:family="text">
      <style:text-properties fo:color="#202122" loext:opacity="100%" style:font-name="Arial" officeooo:rsid="0025f72c" style:font-name-complex="Arial1"/>
    </style:style>
    <style:style style:name="T14" style:family="text">
      <style:text-properties fo:color="#202122" loext:opacity="100%" style:font-name="Arial" fo:font-weight="bold" style:font-weight-asian="bold" style:font-name-complex="Arial1" style:font-weight-complex="bold"/>
    </style:style>
    <style:style style:name="T15" style:family="text">
      <style:text-properties fo:color="#202122" loext:opacity="100%" style:font-name="Arial" fo:font-style="italic" style:font-style-asian="italic" style:font-name-complex="Arial1" style:font-style-complex="italic"/>
    </style:style>
    <style:style style:name="T16" style:family="text">
      <style:text-properties fo:color="#202122" loext:opacity="100%" style:font-name="Arial" fo:font-size="12pt" officeooo:rsid="0025f72c" style:font-name-asian="Times New Roman1" style:font-size-asian="12pt" style:language-asian="es" style:country-asian="ES" style:font-name-complex="Arial1" style:font-size-complex="12pt"/>
    </style:style>
    <style:style style:name="T17" style:family="text">
      <style:text-properties fo:color="#202122" loext:opacity="100%" style:font-name="Calibri" fo:font-size="12pt" style:font-name-asian="Times New Roman1" style:font-size-asian="12pt" style:language-asian="es" style:country-asian="ES" style:font-name-complex="Arial1" style:font-size-complex="12pt"/>
    </style:style>
    <style:style style:name="T18" style:family="text">
      <style:text-properties fo:color="#202122" loext:opacity="100%" style:font-name="Calibri" fo:font-size="12pt" officeooo:rsid="001c334a" style:font-name-asian="Times New Roman1" style:font-size-asian="12pt" style:language-asian="es" style:country-asian="ES" style:font-name-complex="Arial1" style:font-size-complex="12pt"/>
    </style:style>
    <style:style style:name="T19" style:family="text">
      <style:text-properties fo:color="#202122" loext:opacity="100%" style:font-name="Calibri" fo:font-size="12pt" officeooo:rsid="001db0fb" style:font-name-asian="Times New Roman1" style:font-size-asian="12pt" style:language-asian="es" style:country-asian="ES" style:font-name-complex="Arial1" style:font-size-complex="12pt"/>
    </style:style>
    <style:style style:name="T20" style:family="text">
      <style:text-properties fo:color="#202122" loext:opacity="100%" style:font-name="Calibri" fo:font-size="12pt" fo:font-weight="bold" style:font-name-asian="Times New Roman1" style:font-size-asian="12pt" style:language-asian="es" style:country-asian="ES" style:font-weight-asian="bold" style:font-name-complex="Arial1" style:font-size-complex="12pt" style:font-weight-complex="bold"/>
    </style:style>
    <style:style style:name="T21" style:family="text">
      <style:text-properties fo:color="#202122" loext:opacity="100%" style:font-name="Calibri" fo:font-size="12pt" style:font-size-asian="12pt" style:font-name-complex="Arial1" style:font-size-complex="12pt"/>
    </style:style>
    <style:style style:name="T22" style:family="text">
      <style:text-properties fo:color="#202122" loext:opacity="100%" style:font-name="Calibri" fo:font-size="12pt" officeooo:rsid="001db0fb" style:font-size-asian="12pt" style:font-name-complex="Arial1" style:font-size-complex="12pt"/>
    </style:style>
    <style:style style:name="T23" style:family="text">
      <style:text-properties fo:color="#202122" loext:opacity="100%" style:font-name="Calibri" style:font-name-complex="Arial1"/>
    </style:style>
    <style:style style:name="T24" style:family="text">
      <style:text-properties fo:color="#202122" loext:opacity="100%" style:font-name="Calibri" officeooo:rsid="001c334a" style:font-name-complex="Arial1"/>
    </style:style>
    <style:style style:name="T25" style:family="text">
      <style:text-properties fo:color="#202122" loext:opacity="100%" style:font-name="Calibri" officeooo:rsid="001db0fb" style:font-name-complex="Arial1"/>
    </style:style>
    <style:style style:name="T26" style:family="text">
      <style:text-properties fo:color="#202122" loext:opacity="100%" style:font-name="Calibri" fo:font-weight="bold" style:font-weight-asian="bold" style:font-name-complex="Arial1" style:font-weight-complex="bold"/>
    </style:style>
    <style:style style:name="T27" style:family="text">
      <style:text-properties fo:color="#202122" loext:opacity="100%" style:font-name="Calibri" fo:font-style="italic" style:font-style-asian="italic" style:font-name-complex="Arial1" style:font-style-complex="italic"/>
    </style:style>
    <style:style style:name="T28" style:family="text">
      <style:text-properties fo:color="#202122" loext:opacity="100%" style:font-name="Calibri" fo:font-style="italic" officeooo:rsid="001db0fb" style:font-style-asian="italic" style:font-name-complex="Arial1" style:font-style-complex="italic"/>
    </style:style>
    <style:style style:name="T29" style:family="text">
      <style:text-properties fo:color="#202122" loext:opacity="100%" style:text-position="super 58%" style:font-name="Calibri" style:font-name-complex="Arial1"/>
    </style:style>
    <style:style style:name="T30" style:family="text">
      <style:text-properties fo:color="#202122" loext:opacity="100%" style:text-position="super 58%" style:font-name="Calibri" officeooo:rsid="001db0fb" style:font-name-complex="Arial1"/>
    </style:style>
    <style:style style:name="T31" style:family="text">
      <style:text-properties fo:color="#0b0080" loext:opacity="100%" style:font-name="Arial" style:font-name-complex="Arial1"/>
    </style:style>
    <style:style style:name="T32" style:family="text">
      <style:text-properties fo:color="#0b0080" loext:opacity="100%" style:font-name="Arial" officeooo:rsid="0025f72c" style:font-name-complex="Arial1"/>
    </style:style>
    <style:style style:name="T33" style:family="text">
      <style:text-properties fo:color="#0b0080" loext:opacity="100%" style:text-position="super 58%" style:font-name="Arial" style:font-name-complex="Arial1"/>
    </style:style>
    <style:style style:name="T34" style:family="text">
      <style:text-properties fo:color="#0b0080" loext:opacity="100%" style:text-position="super 58%" style:font-name="Calibri" style:font-name-complex="Arial1"/>
    </style:style>
    <style:style style:name="T35" style:family="text">
      <style:text-properties fo:color="#0b0080" loext:opacity="100%" style:font-name="Calibri" fo:font-size="12pt" style:text-underline-style="solid" style:text-underline-width="auto" style:text-underline-color="font-color" style:font-name-asian="Times New Roman1" style:font-size-asian="12pt" style:language-asian="es" style:country-asian="ES" style:font-name-complex="Arial1" style:font-size-complex="12pt"/>
    </style:style>
    <style:style style:name="T36" style:family="text">
      <style:text-properties fo:color="#0b0080" loext:opacity="100%" style:font-name="Calibri" style:font-name-complex="Arial1"/>
    </style:style>
    <style:style style:name="T37" style:family="text">
      <style:text-properties fo:color="#0b0080" loext:opacity="100%" style:font-name="Calibri" officeooo:rsid="001c334a" style:font-name-complex="Arial1"/>
    </style:style>
    <style:style style:name="T38" style:family="text">
      <style:text-properties fo:color="#0b0080" loext:opacity="100%" style:font-name="Calibri" officeooo:rsid="001db0fb" style:font-name-complex="Arial1"/>
    </style:style>
    <style:style style:name="T39" style:family="text">
      <style:text-properties fo:font-variant="small-caps" fo:color="#0b0080" loext:opacity="100%" style:font-name="Arial" style:font-name-complex="Arial1"/>
    </style:style>
    <style:style style:name="T40" style:family="text">
      <style:text-properties fo:font-style="italic" style:font-style-asian="italic"/>
    </style:style>
    <style:style style:name="T41" style:family="text">
      <style:text-properties fo:font-style="italic" style:font-style-asian="italic" style:font-name-complex="Calibri2" style:font-style-complex="italic"/>
    </style:style>
    <style:style style:name="T42" style:family="text">
      <style:text-properties fo:font-style="italic" style:font-style-asian="italic" style:font-name-complex="Calibri2" style:font-style-complex="italic" style:font-weight-complex="bold"/>
    </style:style>
    <style:style style:name="T43" style:family="text">
      <style:text-properties fo:color="#a55858" loext:opacity="100%" style:font-name="Calibri" fo:font-size="12pt" style:text-underline-style="solid" style:text-underline-width="auto" style:text-underline-color="font-color" style:font-name-asian="Times New Roman1" style:font-size-asian="12pt" style:language-asian="es" style:country-asian="ES" style:font-name-complex="Arial1" style:font-size-complex="12pt"/>
    </style:style>
    <style:style style:name="T44" style:family="text">
      <style:text-properties fo:color="#a55858" loext:opacity="100%" style:font-name="Calibri" style:font-name-complex="Arial1"/>
    </style:style>
    <style:style style:name="T45" style:family="text">
      <style:text-properties fo:color="#a55858" loext:opacity="100%" style:font-name="Calibri" officeooo:rsid="001db0fb" style:font-name-complex="Arial1"/>
    </style:style>
    <style:style style:name="T46" style:family="text">
      <style:text-properties fo:font-weight="bold" style:font-weight-asian="bold" style:font-name-complex="Calibri2"/>
    </style:style>
    <style:style style:name="T47" style:family="text">
      <style:text-properties fo:font-weight="bold" style:font-weight-asian="bold" style:font-name-complex="Calibri2" style:font-weight-complex="bold"/>
    </style:style>
    <style:style style:name="T48" style:family="text">
      <style:text-properties fo:font-weight="bold" style:font-weight-asian="bold" style:font-weight-complex="bold"/>
    </style:style>
    <style:style style:name="T49" style:family="text">
      <style:text-properties fo:font-size="16pt" style:font-size-asian="16pt" style:font-size-complex="16pt"/>
    </style:style>
    <style:style style:name="T50" style:family="text">
      <style:text-properties fo:font-size="16pt" fo:font-weight="bold" style:font-size-asian="16pt" style:font-weight-asian="bold" style:font-size-complex="16pt"/>
    </style:style>
    <style:style style:name="T51" style:family="text">
      <style:text-properties style:font-name-complex="Calibri2"/>
    </style:style>
    <style:style style:name="T52" style:family="text">
      <style:text-properties style:font-name-complex="Calibri2" style:font-weight-complex="bold"/>
    </style:style>
    <style:style style:name="T53" style:family="text">
      <style:text-properties officeooo:rsid="0027f1bd" style:font-name-complex="Calibri2"/>
    </style:style>
    <style:style style:name="T54" style:family="text">
      <style:text-properties fo:color="#ff0000" loext:opacity="100%" style:font-name-complex="Calibri2" style:font-weight-complex="bold"/>
    </style:style>
    <style:style style:name="T55" style:family="text">
      <style:text-properties officeooo:rsid="0019d1e5"/>
    </style:style>
    <style:style style:name="T56" style:family="text">
      <style:text-properties officeooo:rsid="001a4398"/>
    </style:style>
    <style:style style:name="T57" style:family="text">
      <style:text-properties officeooo:rsid="001c334a"/>
    </style:style>
    <style:style style:name="T58" style:family="text">
      <style:text-properties officeooo:rsid="001db0fb"/>
    </style:style>
    <style:style style:name="T59" style:family="text">
      <style:text-properties officeooo:rsid="001f1a81"/>
    </style:style>
    <style:style style:name="T60" style:family="text">
      <style:text-properties officeooo:rsid="0020ef7e"/>
    </style:style>
    <style:style style:name="T61" style:family="text">
      <style:text-properties officeooo:rsid="0021b950"/>
    </style:style>
    <style:style style:name="T62" style:family="text">
      <style:text-properties officeooo:rsid="00232881"/>
    </style:style>
    <style:style style:name="T63" style:family="text">
      <style:text-properties officeooo:rsid="002555f4"/>
    </style:style>
    <style:style style:name="T64" style:family="text">
      <style:text-properties officeooo:rsid="0025f72c"/>
    </style:style>
    <style:style style:name="T65" style:family="text">
      <style:text-properties officeooo:rsid="0027f1bd"/>
    </style:style>
    <style:style style:name="T66" style:family="text">
      <style:text-properties officeooo:rsid="0028b8bc"/>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fo:margin-top="0cm" fo:margin-bottom="0cm" style:run-through="foreground" style:wrap="run-through" style:number-wrapped-paragraphs="no-limit" style:vertical-pos="top" style:vertical-rel="baseline" style:horizontal-pos="from-left" style:horizontal-rel="paragraph" draw:wrap-influence-on-position="once-concurrent" loext:allow-overlap="true" style:flow-with-text="false"/>
    </style:style>
  </office:automatic-styles>
  <office:body>
    <office:text text:use-soft-page-breaks="true">
      <text:tracked-changes text:track-changes="false">
        <text:changed-region xml:id="ct94738892171920" text:id="ct94738892171920">
          <text:deletion>
            <office:change-info>
              <dc:creator>Autoria desconeguda</dc:creator>
              <dc:date>2021-10-12T13:42:18</dc:date>
            </office:change-info>
            <text:p text:style-name="Standard"/>
            <text:p text:style-name="Standard"/>
            <text:p text:style-name="Standard"/>
            <text:p text:style-name="Standard"/>
            <text:p text:style-name="Standard"/>
            <text:p text:style-name="Standard"/>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5"/>
      <text:p text:style-name="P54"/>
      <text:p text:style-name="P54"/>
      <text:p text:style-name="P138"/>
      <text:p text:style-name="P138"><text:s/>LA CNT DURANTE LA TRANSICIÓN</text:p>
      <text:p text:style-name="P138"/>
      <text:p text:style-name="P54"/>
      <text:p text:style-name="P54"/>
      <text:p text:style-name="P54"/>
      <text:p text:style-name="P54"/>
      <text:p text:style-name="P54"/>
      <text:p text:style-name="P54">Joaquín Beltrán Dengra (noviembre del 2020)</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list xml:id="list127202404" text:style-name="WWNum22">
        <text:list-item>
          <text:p text:style-name="P98"><text:soft-page-break/>Transición española. Contexto histórico</text:p>
        </text:list-item>
        <text:list-item>
          <text:p text:style-name="P98">Ojeada al año 1976</text:p>
        </text:list-item>
        <text:list-item>
          <text:p text:style-name="P98">Vistazo al año 1977</text:p>
        </text:list-item>
      </text:list>
      <text:p text:style-name="P14">-Qué es la CNT y lo que quiere</text:p>
      <text:p text:style-name="P14">-Coordinadora de presos en lucha</text:p>
      <text:p text:style-name="P18"><text:s/>- Los pactos de la Moncloa</text:p>
      <text:p text:style-name="P19">IV. Vislumbramiento del año 1978</text:p>
      <text:p text:style-name="P19"><text:s/>-Juicio de la CNT sobre el paro y los expedientes de crisis</text:p>
      <text:p text:style-name="P19">V. Divisar el año 1979</text:p>
      <text:p text:style-name="P19"><text:s/>-La CNT y las elecciones sindicales</text:p>
      <text:p text:style-name="P19"><text:s/>- Luchas internas en la CNT</text:p>
      <text:p text:style-name="P19"/>
      <text:p text:style-name="P19">Apéndice 1. Qué es la CNT y su alternativa sindical unitaria</text:p>
      <text:p text:style-name="P19">Apéndice 2. Parecer libertario sobre los presos</text:p>
      <text:p text:style-name="P19">Apéndice 3. Opinión libertaria sobre los Pactos de la Moncloa</text:p>
      <text:p text:style-name="P19">Apéndice 4. Acuerdos elaborados en el Pleno Nacional de Regionales celebrado</text:p>
      <text:p text:style-name="P19"><text:s/>En noviembre de 1078. Dictamen sobre la estrategia sindical contra</text:p>
      <text:p text:style-name="P19"><text:s/>La ley antiterrorismo. Ponencia sobre la problemática del campo.</text:p>
      <text:p text:style-name="P19"><text:s/>Dictamen sobre el paro y los expedientes de crisis</text:p>
      <text:p text:style-name="P19">Apéndice 5. Reflexiones para la estrategia del anarcosindicalismo</text:p>
      <text:p text:style-name="P19">Apéndice 6. La CNT y el movimiento libertario</text:p>
      <text:p text:style-name="P19">Apéndice 7. Postura de la CNT frente al estatuto de los trabajadores</text:p>
      <text:p text:style-name="P19">Apéndice 8. La CNT ante las elecciones sindicales</text:p>
      <text:p text:style-name="P19">Apéndice 9. Parecer de la CNT sobre anarquismo, anarcosindicalismo y </text:p>
      <text:p text:style-name="P19"><text:s/>Sindicalismo revolucionario</text:p>
      <text:p text:style-name="P19"><text:s/></text:p>
      <text:p text:style-name="P20"/>
      <text:p text:style-name="P14"/>
      <text:p text:style-name="P14"/>
      <text:p text:style-name="P58"/>
      <text:p text:style-name="P58"/>
      <text:p text:style-name="P55"><text:s/>PRESENTACIÓN</text:p>
      <text:p text:style-name="P55"/>
      <text:p text:style-name="P55"><text:s/>Este escrito intenta abrir un camino que sirva para reflexionar y analizar la amplitud del movimiento libertario durante la transición.</text:p>
      <text:p text:style-name="P55"><text:s/>No es una exploración nueva porque ya tenemos algunas investigaciones que analizan la CNT durante la transición.</text:p>
      <text:p text:style-name="P55"><text:soft-page-break/><text:s/>El estudio se basa en el material encontrado en diversos archivos y hemerotecas. Y los apéndices constatan la amplitud del movimiento libertario</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list xml:id="list798633681" text:style-name="WWNum6">
        <text:list-item>
          <text:h text:style-name="P97" text:outline-level="1">Transición española. Contexto histórico</text:h>
        </text:list-item>
      </text:list>
      <text:p text:style-name="P75"/>
      <text:p text:style-name="P3"><text:span text:style-name="T11"><text:s/>La </text:span><text:span text:style-name="T14">Transición española</text:span><text:span text:style-name="T11">​ es el período de la </text:span><text:a xlink:type="simple" xlink:href="https://es.wikipedia.org/wiki/Historia_contemporánea_de_España" office:target-frame-name="Historia contemporánea de España" xlink:show="replace" text:style-name="ListLabel_20_34" text:visited-style-name="ListLabel_20_34"><text:span text:style-name="Internet_20_link"><text:span text:style-name="T31">historia contemporánea de España</text:span></text:span></text:a><text:span text:style-name="T11"> en el que se llevó a cabo el proceso por el que el </text:span><text:a xlink:type="simple" xlink:href="https://es.wikipedia.org/wiki/España" office:target-frame-name="España" xlink:show="replace" text:style-name="ListLabel_20_34" text:visited-style-name="ListLabel_20_34"><text:span text:style-name="Internet_20_link"><text:span text:style-name="T31">país</text:span></text:span></text:a><text:span text:style-name="T11"> dejó atrás el </text:span><text:a xlink:type="simple" xlink:href="https://es.wikipedia.org/wiki/Dictadura_de_Francisco_Franco" office:target-frame-name="Dictadura de Francisco Franco" xlink:show="replace" text:style-name="ListLabel_20_34" text:visited-style-name="ListLabel_20_34"><text:span text:style-name="Internet_20_link"><text:span text:style-name="T31">régimen dictatorial del general Francisco Franco</text:span></text:span></text:a><text:span text:style-name="T11"> y pasó a regirse por una </text:span><text:a xlink:type="simple" xlink:href="https://es.wikipedia.org/wiki/Constitución_española_de_1978" office:target-frame-name="Constitución española de 1978" xlink:show="replace" text:style-name="ListLabel_20_34" text:visited-style-name="ListLabel_20_34"><text:span text:style-name="Internet_20_link"><text:span text:style-name="T31">Constitución</text:span></text:span></text:a><text:span text:style-name="T11"> que restauraba la </text:span><text:a xlink:type="simple" xlink:href="https://es.wikipedia.org/wiki/Democracia" office:target-frame-name="Democracia" xlink:show="replace" text:style-name="ListLabel_20_34" text:visited-style-name="ListLabel_20_34"><text:span text:style-name="Internet_20_link"><text:span text:style-name="T31">democracia</text:span></text:span></text:a><text:span text:style-name="T11">. Dicha fase constituye la primera etapa del </text:span><text:a xlink:type="simple" xlink:href="https://es.wikipedia.org/wiki/Reinado_de_Juan_Carlos_I_de_España" office:target-frame-name="Reinado de Juan Carlos I de España" xlink:show="replace" text:style-name="ListLabel_20_34" text:visited-style-name="ListLabel_20_34"><text:span text:style-name="Internet_20_link"><text:span text:style-name="T31">reinado de Juan Carlos I</text:span></text:span></text:a><text:span text:style-name="T11">.</text:span></text:p>
      <text:p text:style-name="P3"><text:span text:style-name="T11">Existe cierto consenso en situar el inicio de la transición en la muerte del general Franco, el 20 de noviembre de 1975, tras la cual el </text:span><text:soft-page-break/><text:span text:style-name="T11">denominado </text:span><text:a xlink:type="simple" xlink:href="https://es.wikipedia.org/wiki/Consejo_de_Regencia" office:target-frame-name="Consejo de Regencia" xlink:show="replace" text:style-name="ListLabel_20_34" text:visited-style-name="ListLabel_20_34"><text:span text:style-name="Internet_20_link"><text:span text:style-name="T31">Consejo de Regencia</text:span></text:span></text:a><text:span text:style-name="T11"> asumió, de forma transitoria, las funciones de la jefatura del Estado hasta el 22 de noviembre, fecha en la que fue proclamado </text:span><text:a xlink:type="simple" xlink:href="https://es.wikipedia.org/wiki/Rey_de_España" office:target-frame-name="Rey de España" xlink:show="replace" text:style-name="ListLabel_20_34" text:visited-style-name="ListLabel_20_34"><text:span text:style-name="Internet_20_link"><text:span text:style-name="T31">rey</text:span></text:span></text:a><text:span text:style-name="T11"> ante las </text:span><text:a xlink:type="simple" xlink:href="https://es.wikipedia.org/wiki/Cortes_franquistas" office:target-frame-name="Cortes franquistas" xlink:show="replace" text:style-name="ListLabel_20_34" text:visited-style-name="ListLabel_20_34"><text:span text:style-name="Internet_20_link"><text:span text:style-name="T31">Cortes</text:span></text:span></text:a><text:span text:style-name="T11"> y el </text:span><text:a xlink:type="simple" xlink:href="https://es.wikipedia.org/wiki/Consejo_del_Reino" office:target-frame-name="Consejo del Reino" xlink:show="replace" text:style-name="ListLabel_20_34" text:visited-style-name="ListLabel_20_34"><text:span text:style-name="Internet_20_link"><text:span text:style-name="T31">Consejo del Reino</text:span></text:span></text:a><text:span text:style-name="T11"> </text:span><text:a xlink:type="simple" xlink:href="https://es.wikipedia.org/wiki/Juan_Carlos_I_de_España" office:target-frame-name="Juan Carlos I de España" xlink:show="replace" text:style-name="ListLabel_20_34" text:visited-style-name="ListLabel_20_34"><text:span text:style-name="Internet_20_link"><text:span text:style-name="T31">Juan Carlos I de Borbón</text:span></text:span></text:a><text:span text:style-name="T11">, que había sido designado seis años antes por Franco como su sucesor «</text:span><text:a xlink:type="simple" xlink:href="https://es.wikipedia.org/wiki/Ley_de_Sucesión_en_la_Jefatura_del_Estado" office:target-frame-name="Ley de Sucesión en la Jefatura del Estado" xlink:show="replace" text:style-name="ListLabel_20_34" text:visited-style-name="ListLabel_20_34"><text:span text:style-name="Internet_20_link"><text:span text:style-name="T31">a título de rey</text:span></text:span></text:a><text:span text:style-name="T11">».</text:span></text:p>
      <text:p text:style-name="P3"><text:span text:style-name="T11">El rey confirmó en su puesto al </text:span><text:a xlink:type="simple" xlink:href="https://es.wikipedia.org/wiki/Presidente_del_Gobierno_de_España" office:target-frame-name="Presidente del Gobierno de España" xlink:show="replace" text:style-name="ListLabel_20_34" text:visited-style-name="ListLabel_20_34"><text:span text:style-name="Internet_20_link"><text:span text:style-name="T31">presidente del Gobierno</text:span></text:span></text:a><text:span text:style-name="T11"> del régimen franquista, </text:span><text:a xlink:type="simple" xlink:href="https://es.wikipedia.org/wiki/Carlos_Arias_Navarro" office:target-frame-name="Carlos Arias Navarro" xlink:show="replace" text:style-name="ListLabel_20_34" text:visited-style-name="ListLabel_20_34"><text:span text:style-name="Internet_20_link"><text:span text:style-name="T31">Carlos Arias Navarro</text:span></text:span></text:a><text:span text:style-name="T11">. No obstante, pronto se manifestaría la dificultad de llevar a cabo reformas políticas bajo su gobierno, lo que produciría un distanciamiento cada vez mayor entre Arias Navarro y Juan Carlos I. Finalmente el rey le exigió la dimisión el 1 de julio de 1976 y Arias Navarro se la presentó. Le sustituyó </text:span><text:a xlink:type="simple" xlink:href="https://es.wikipedia.org/wiki/Adolfo_Suárez" office:target-frame-name="Adolfo Suárez" xlink:show="replace" text:style-name="ListLabel_20_34" text:visited-style-name="ListLabel_20_34"><text:span text:style-name="Internet_20_link"><text:span text:style-name="T31">Adolfo Suárez</text:span></text:span></text:a><text:span text:style-name="T11">, quien se encargaría de entablar las conversaciones con los principales líderes de los diferentes </text:span><text:a xlink:type="simple" xlink:href="https://es.wikipedia.org/wiki/Partido_político" office:target-frame-name="Partido político" xlink:show="replace" text:style-name="ListLabel_20_34" text:visited-style-name="ListLabel_20_34"><text:span text:style-name="Internet_20_link"><text:span text:style-name="T31">partidos políticos</text:span></text:span></text:a><text:span text:style-name="T11"> de la </text:span><text:a xlink:type="simple" xlink:href="https://es.wikipedia.org/wiki/Oposición_al_franquismo" office:target-frame-name="Oposición al franquismo" xlink:show="replace" text:style-name="ListLabel_20_34" text:visited-style-name="ListLabel_20_34"><text:span text:style-name="Internet_20_link"><text:span text:style-name="T31">oposición democrática</text:span></text:span></text:a><text:span text:style-name="T11"> y fuerzas sociales, más o menos legales o toleradas, de cara a instaurar un régimen </text:span><text:span text:style-name="T16">parlamentario</text:span><text:span text:style-name="T11"> en España.</text:span></text:p>
      <text:p text:style-name="P3"><text:span text:style-name="T11">El camino utilizado fue la elaboración de una nueva </text:span><text:a xlink:type="simple" xlink:href="https://es.wikipedia.org/wiki/Leyes_Fundamentales_del_Reino" office:target-frame-name="Leyes Fundamentales del Reino" xlink:show="replace" text:style-name="ListLabel_20_34" text:visited-style-name="ListLabel_20_34"><text:span text:style-name="Internet_20_link"><text:span text:style-name="T31">Ley Fundamental</text:span></text:span></text:a><text:span text:style-name="T11">, la octava, la </text:span><text:a xlink:type="simple" xlink:href="https://es.wikipedia.org/wiki/Ley_para_la_Reforma_Política" office:target-frame-name="Ley para la Reforma Política" xlink:show="replace" text:style-name="ListLabel_20_34" text:visited-style-name="ListLabel_20_34"><text:span text:style-name="Internet_20_link"><text:span text:style-name="T31">Ley para la Reforma Política</text:span></text:span></text:a><text:span text:style-name="T11"> que, no sin tensiones, fue finalmente aprobada por las Cortes franquistas y sometida a </text:span><text:a xlink:type="simple" xlink:href="https://es.wikipedia.org/wiki/Referéndum_sobre_la_Ley_para_la_Reforma_Política" office:target-frame-name="Referéndum sobre la Ley para la Reforma Política" xlink:show="replace" text:style-name="ListLabel_20_34" text:visited-style-name="ListLabel_20_34"><text:span text:style-name="Internet_20_link"><text:span text:style-name="T31">referéndum</text:span></text:span></text:a><text:span text:style-name="T11"> el día 15 de diciembre de 1976. Como consecuencia de su aprobación por el pueblo español, esta ley se promulgó el 4 de enero de 1977. Esta norma contenía la derogación tácita del sistema político franquista en solo cinco artículos y una convocatoria de elecciones democráticas.</text:span></text:p>
      <text:p text:style-name="P3"><text:span text:style-name="T11">Las </text:span><text:a xlink:type="simple" xlink:href="https://es.wikipedia.org/wiki/Elecciones_generales_de_España_de_1977" office:target-frame-name="Elecciones generales de España de 1977" xlink:show="replace" text:style-name="ListLabel_20_34" text:visited-style-name="ListLabel_20_34"><text:span text:style-name="Internet_20_link"><text:span text:style-name="T31">elecciones</text:span></text:span></text:a><text:span text:style-name="T11"> se celebraron finalmente el día 15 de junio de 1977</text:span><text:span text:style-name="T12">.</text:span><text:span text:style-name="T11">​ Eran las primeras desde la </text:span><text:a xlink:type="simple" xlink:href="https://es.wikipedia.org/wiki/Guerra_Civil_Española" office:target-frame-name="Guerra Civil Española" xlink:show="replace" text:style-name="ListLabel_20_34" text:visited-style-name="ListLabel_20_34"><text:span text:style-name="Internet_20_link"><text:span text:style-name="T31">Guerra Civil</text:span></text:span></text:a><text:span text:style-name="T11">. La coalición </text:span><text:a xlink:type="simple" xlink:href="https://es.wikipedia.org/wiki/Unión_de_Centro_Democrático" office:target-frame-name="Unión de Centro Democrático" xlink:show="replace" text:style-name="ListLabel_20_34" text:visited-style-name="ListLabel_20_34"><text:span text:style-name="Internet_20_link"><text:span text:style-name="T31">Unión de Centro Democrático</text:span></text:span></text:a><text:span text:style-name="T11"> (UCD), liderada por Adolfo Suárez, resultó la candidatura más votada aunque no alcanzó la mayoría absoluta y fue la encargada de formar gobierno. A partir de ese momento comenzó el proceso de construcción de la democracia en España y de la redacción de una </text:span><text:a xlink:type="simple" xlink:href="https://es.wikipedia.org/wiki/Constitución_española_de_1978" office:target-frame-name="Constitución española de 1978" xlink:show="replace" text:style-name="ListLabel_20_34" text:visited-style-name="ListLabel_20_34"><text:span text:style-name="Internet_20_link"><text:span text:style-name="T31">nueva constitución</text:span></text:span></text:a><text:span text:style-name="T11">. El 6 de diciembre de 1978 se ratificó en </text:span><text:a xlink:type="simple" xlink:href="https://es.wikipedia.org/wiki/Referéndum_para_la_ratificación_de_la_Constitución_española" office:target-frame-name="Referéndum para la ratificación de la Constitución española" xlink:show="replace" text:style-name="ListLabel_20_34" text:visited-style-name="ListLabel_20_34"><text:span text:style-name="Internet_20_link"><text:span text:style-name="T31">referéndum la Constitución española</text:span></text:span></text:a><text:span text:style-name="T11"> con el 87,78</text:span><text:span text:style-name="T16">%</text:span><text:span text:style-name="T11"> de votos favorables, que representaban el 58,97</text:span><text:span text:style-name="T16">%</text:span><text:span text:style-name="T11"> del censo electoral, entrando en vigor el 29 de diciembre. ​</text:span></text:p>
      <text:p text:style-name="P3"><text:span text:style-name="T11">A principios de 1981 dimitió Adolfo Suárez debido, entre otras razones, al distanciamiento con el monarca y a las presiones internas de su partido. Durante la celebración de la votación en el </text:span><text:a xlink:type="simple" xlink:href="https://es.wikipedia.org/wiki/Congreso_de_los_Diputados" office:target-frame-name="Congreso de los Diputados" xlink:show="replace" text:style-name="ListLabel_20_34" text:visited-style-name="ListLabel_20_34"><text:span text:style-name="Internet_20_link"><text:span text:style-name="T31">Congreso de los Diputados</text:span></text:span></text:a><text:span text:style-name="T11"> para elegir como sucesor a </text:span><text:a xlink:type="simple" xlink:href="https://es.wikipedia.org/wiki/Leopoldo_Calvo-Sotelo" office:target-frame-name="Leopoldo Calvo-Sotelo" xlink:show="replace" text:style-name="ListLabel_20_34" text:visited-style-name="ListLabel_20_34"><text:span text:style-name="Internet_20_link"><text:span text:style-name="T31">Leopoldo Calvo-Sotelo</text:span></text:span></text:a><text:span text:style-name="T11"> (UCD) se produjo el </text:span><text:a xlink:type="simple" xlink:href="https://es.wikipedia.org/wiki/Golpe_de_Estado_en_España_de_1981" office:target-frame-name="Golpe de Estado en España de 1981" xlink:show="replace" text:style-name="ListLabel_20_34" text:visited-style-name="ListLabel_20_34"><text:span text:style-name="Internet_20_link"><text:span text:style-name="T31">golpe de Estado</text:span></text:span></text:a><text:span text:style-name="T11"> dirigido por el teniente coronel </text:span><text:a xlink:type="simple" xlink:href="https://es.wikipedia.org/wiki/Antonio_Tejero" office:target-frame-name="Antonio Tejero" xlink:show="replace" text:style-name="ListLabel_20_34" text:visited-style-name="ListLabel_20_34"><text:span text:style-name="Internet_20_link"><text:span text:style-name="T31">Antonio Tejero</text:span></text:span></text:a><text:span text:style-name="T11">, el general </text:span><text:a xlink:type="simple" xlink:href="https://es.wikipedia.org/wiki/Alfonso_Armada" office:target-frame-name="Alfonso Armada" xlink:show="replace" text:style-name="ListLabel_20_34" text:visited-style-name="ListLabel_20_34"><text:span text:style-name="Internet_20_link"><text:span text:style-name="T31">Alfonso </text:span></text:span></text:a><text:a xlink:type="simple" xlink:href="https://es.wikipedia.org/wiki/Alfonso_Armada" office:target-frame-name="Alfonso Armada" xlink:show="replace" text:style-name="ListLabel_20_34" text:visited-style-name="ListLabel_20_34"><text:span text:style-name="Internet_20_link"><text:span text:style-name="T31">Armada</text:span></text:span></text:a><text:span text:style-name="Internet_20_link"><text:span text:style-name="T32"> </text:span></text:span><text:span text:style-name="T11">y el teniente general</text:span><text:span text:style-name="T13"> </text:span><text:a xlink:type="simple" xlink:href="https://es.wikipedia.org/wiki/Jaime_Miláns_del_Bosch" office:target-frame-name="Jaime Miláns del Bosch" xlink:show="replace" text:style-name="ListLabel_20_34" text:visited-style-name="ListLabel_20_34"><text:span text:style-name="Internet_20_link"><text:span text:style-name="T31">Jaime Miláns del Bosch</text:span></text:span></text:a><text:span text:style-name="T11">, entre otros. El golpe, conocido como</text:span><text:span text:style-name="T13"> </text:span><text:span text:style-name="T15">23-F</text:span><text:span text:style-name="T11">, fracasó.</text:span></text:p>
      <text:p text:style-name="P3"><text:span text:style-name="T11">Las tensiones internas de UCD provocarían su desintegración a lo largo de 1981 y 1982, llegando finalmente a disolverse en 1983. El segmento </text:span><text:a xlink:type="simple" xlink:href="https://es.wikipedia.org/wiki/Democristiano" office:target-frame-name="Democristiano" xlink:show="replace" text:style-name="ListLabel_20_34" text:visited-style-name="ListLabel_20_34"><text:span text:style-name="Internet_20_link"><text:span text:style-name="T31">democristiano</text:span></text:span></text:a><text:span text:style-name="T11"> terminaría integrándose en </text:span><text:a xlink:type="simple" xlink:href="https://es.wikipedia.org/wiki/Alianza_Popular" office:target-frame-name="Alianza Popular" xlink:show="replace" text:style-name="ListLabel_20_34" text:visited-style-name="ListLabel_20_34"><text:span text:style-name="Internet_20_link"><text:span text:style-name="T31">Alianza Popular</text:span></text:span></text:a><text:span text:style-name="T11">, pasando así a ocupar la franja del centroderecha. Por otro lado, los miembros más cercanos a la </text:span><text:a xlink:type="simple" xlink:href="https://es.wikipedia.org/wiki/Socialdemocracia" office:target-frame-name="Socialdemocracia" xlink:show="replace" text:style-name="ListLabel_20_34" text:visited-style-name="ListLabel_20_34"><text:span text:style-name="Internet_20_link"><text:span text:style-name="T31">socialdemocracia</text:span></text:span></text:a><text:span text:style-name="T11"> se unirían a las filas del </text:span><text:a xlink:type="simple" xlink:href="https://es.wikipedia.org/wiki/Partido_Socialista_Obrero_Español" office:target-frame-name="Partido Socialista Obrero Español" xlink:show="replace" text:style-name="ListLabel_20_34" text:visited-style-name="ListLabel_20_34"><text:span text:style-name="Internet_20_link"><text:span text:style-name="T31">Partido Socialista Obrero Español</text:span></text:span></text:a><text:span text:style-name="T11"> (PSOE). Mientras, el expresidente Suárez y un grupo de disidentes de UCD iniciaron un nuevo proyecto político </text:span><text:a xlink:type="simple" xlink:href="https://es.wikipedia.org/wiki/Centro_político" office:target-frame-name="Centro político" xlink:show="replace" text:style-name="ListLabel_20_34" text:visited-style-name="ListLabel_20_34"><text:span text:style-name="Internet_20_link"><text:span text:style-name="T31">centrista</text:span></text:span></text:a><text:span text:style-name="T11"> que mantendría representación parlamentaria en el Congreso hasta las </text:span><text:a xlink:type="simple" xlink:href="https://es.wikipedia.org/wiki/Elecciones_generales_de_España_de_1993" office:target-frame-name="Elecciones generales de España de 1993" xlink:show="replace" text:style-name="ListLabel_20_34" text:visited-style-name="ListLabel_20_34"><text:span text:style-name="Internet_20_link"><text:span text:style-name="T31">elecciones de 1993</text:span></text:span></text:a><text:span text:style-name="T11">, el </text:span><text:a xlink:type="simple" xlink:href="https://es.wikipedia.org/wiki/Centro_Democrático_y_Social" office:target-frame-name="Centro Democrático y Social" xlink:show="replace" text:style-name="ListLabel_20_34" text:visited-style-name="ListLabel_20_34"><text:span text:style-name="Internet_20_link"><text:span text:style-name="T31">Centro Democrático y Social</text:span></text:span></text:a><text:span text:style-name="T11">.</text:span></text:p>
      <text:p text:style-name="P3"><text:soft-page-break/><text:span text:style-name="T11">El PSOE sucedió a la UCD tras obtener la </text:span><text:a xlink:type="simple" xlink:href="https://es.wikipedia.org/wiki/Mayoría_absoluta" office:target-frame-name="Mayoría absoluta" xlink:show="replace" text:style-name="ListLabel_20_34" text:visited-style-name="ListLabel_20_34"><text:span text:style-name="Internet_20_link"><text:span text:style-name="T31">mayoría absoluta</text:span></text:span></text:a><text:span text:style-name="T11"> en los </text:span><text:a xlink:type="simple" xlink:href="https://es.wikipedia.org/wiki/Elecciones_generales_españolas_de_1982" office:target-frame-name="Elecciones generales españolas de 1982" xlink:show="replace" text:style-name="ListLabel_20_34" text:visited-style-name="ListLabel_20_34"><text:span text:style-name="Internet_20_link"><text:span text:style-name="T31">comicios del 82</text:span></text:span></text:a><text:span text:style-name="T11">, ocupando 202 de los 350 escaños, y comenzando así la </text:span><text:a xlink:type="simple" xlink:href="https://es.wikipedia.org/wiki/II_legislatura_de_España" office:target-frame-name="II legislatura de España" xlink:show="replace" text:style-name="ListLabel_20_34" text:visited-style-name="ListLabel_20_34"><text:span text:style-name="Internet_20_link"><text:span text:style-name="T39">ii</text:span></text:span></text:a><text:a xlink:type="simple" xlink:href="https://es.wikipedia.org/wiki/II_legislatura_de_España" office:target-frame-name="II legislatura de España" xlink:show="replace" text:style-name="ListLabel_20_34" text:visited-style-name="ListLabel_20_34"><text:span text:style-name="Internet_20_link"><text:span text:style-name="T31"> legislatura democrática</text:span></text:span></text:a><text:span text:style-name="T11">. Por primera vez desde las </text:span><text:a xlink:type="simple" xlink:href="https://es.wikipedia.org/wiki/Elecciones_generales_españolas_de_1936" office:target-frame-name="Elecciones generales españolas de 1936" xlink:show="replace" text:style-name="ListLabel_20_34" text:visited-style-name="ListLabel_20_34"><text:span text:style-name="Internet_20_link"><text:span text:style-name="T31">elecciones generales de 1936</text:span></text:span></text:a><text:span text:style-name="T11">, un partido considerado de </text:span><text:a xlink:type="simple" xlink:href="https://es.wikipedia.org/wiki/Izquierda_(política)" office:target-frame-name="Izquierda (política)" xlink:show="replace" text:style-name="ListLabel_20_34" text:visited-style-name="ListLabel_20_34"><text:span text:style-name="Internet_20_link"><text:span text:style-name="T31">izquierdas</text:span></text:span></text:a><text:span text:style-name="T11"> o </text:span><text:span text:style-name="T15">progresista</text:span><text:span text:style-name="T11"> iba a formar gobierno. La mayoría de los historiadores sitúan en este acontecimiento el final de la Transición, aunque alguno lo prolonga al 1 de enero de 1986, cuando se produjo la entrada de España en la </text:span><text:a xlink:type="simple" xlink:href="https://es.wikipedia.org/wiki/Comunidad_Europea" office:target-frame-name="Comunidad Europea" xlink:show="replace" text:style-name="ListLabel_20_34" text:visited-style-name="ListLabel_20_34"><text:span text:style-name="Internet_20_link"><text:span text:style-name="T31">Comunidad Europea</text:span></text:span></text:a><text:span text:style-name="T11">.</text:span></text:p>
      <text:p text:style-name="P3"><text:span text:style-name="T11">Durante la transición tuvieron lugar varios centenares de muertes, tanto a manos de grupos </text:span><text:span text:style-name="T16">armados</text:span><text:span text:style-name="T11"> de extrema izquierda, principalmente </text:span><text:a xlink:type="simple" xlink:href="https://es.wikipedia.org/wiki/Euskadi_Ta_Askatasuna" office:target-frame-name="Euskadi Ta Askatasuna" xlink:show="replace" text:style-name="ListLabel_20_34" text:visited-style-name="ListLabel_20_34"><text:span text:style-name="Internet_20_link"><text:span text:style-name="T31">Euskadi Ta Askatasuna</text:span></text:span></text:a><text:span text:style-name="T11"> (ETA) y los </text:span><text:a xlink:type="simple" xlink:href="https://es.wikipedia.org/wiki/Grupos_de_Resistencia_Antifascista_Primero_de_Octubre" office:target-frame-name="Grupos de Resistencia Antifascista Primero de Octubre" xlink:show="replace" text:style-name="ListLabel_20_34" text:visited-style-name="ListLabel_20_34"><text:span text:style-name="Internet_20_link"><text:span text:style-name="T31">Grupos de Resistencia Antifascista Primero de Octubre</text:span></text:span></text:a><text:span text:style-name="T11"> (GRAPO),</text:span><text:a xlink:type="simple" xlink:href="https://es.wikipedia.org/wiki/Transición_española#cite_note-5" text:style-name="ListLabel_20_36" text:visited-style-name="ListLabel_20_36"><text:span text:style-name="Internet_20_link"><text:span text:style-name="T33">5</text:span></text:span></text:a><text:span text:style-name="T11">​ como por ataques de grupos </text:span><text:span text:style-name="T16">armados</text:span><text:span text:style-name="T11"> de </text:span><text:a xlink:type="simple" xlink:href="https://es.wikipedia.org/wiki/Terrorismo_tardofranquista" office:target-frame-name="Terrorismo tardofranquista" xlink:show="replace" text:style-name="ListLabel_20_34" text:visited-style-name="ListLabel_20_34"><text:span text:style-name="Internet_20_link"><text:span text:style-name="T31">extrema derecha</text:span></text:span></text:a><text:span text:style-name="T11">; otros perecieron a causa de la intervención de las fuerzas del orden público. Las investigaciones al respecto sitúan el número de víctimas mortales en un intervalo de 500 a 700 personas (entre 1975 y los primeros años de la década de los 80), la inmensa mayoría fruto de atentados terroristas, destacando la banda armada ETA, que fue directamente responsable de más de la mitad de las muertes. ​</text:span></text:p>
      <text:p text:style-name="P58"/>
      <text:list xml:id="list192841880396465" text:continue-numbering="true" text:style-name="WWNum6">
        <text:list-item>
          <text:p text:style-name="P103">OJEADA AL AÑO 1976</text:p>
        </text:list-item>
      </text:list>
      <text:p text:style-name="P57"/>
      <text:p text:style-name="P54"><text:s/>La CNT se opuso a la transición porque quien la llevaba a término era la burguesía, y su objetivo era continuar explotando a los trabajadores. Por ello el sindicato anarcosindicalista se oponía y reafirmaba su carácter redentor afirmando que el fin de la CNT era la supresión de las clases sociales y la destrucción del sistema capitalista.</text:p>
      <text:p text:style-name="P54"><text:s/>Así lo hizo constar el escrito del Pleno Nacional de Regionales de la CNT en enero de 1976:<text:line-break/></text:p>
      <text:p text:style-name="P41"><text:span text:style-name="T57"><text:tab/></text:span>-<text:span text:style-name="T57"> Q</text:span>ue solo la implantación del comunismo libertario puede acabar con la sociedad de <text:span text:style-name="T64">c</text:span>lases, el sistema de explotación y la opresión que la origina</text:p>
      <text:p text:style-name="P41"><text:span text:style-name="T57"><text:tab/></text:span>- Que la acción directa y antiparlamentaria es el único método de lucha de la clase<text:span text:style-name="T57"> </text:span><text:span text:style-name="T64">t</text:span>rabajadora para conseguir su emancipación</text:p>
      <text:p text:style-name="P41"><text:span text:style-name="T57"><text:tab/></text:span>-<text:span text:style-name="T57"> </text:span>Que una articulación a través de las Federaciones de Sindicatos Únicos de <text:span text:style-name="T64">Ramo</text:span><text:span text:style-name="T55"> e</text:span>s la garantía de la futura democracia obrera y de la gestión de la sociedad a través de la colectividad reunida en asamblea</text:p>
      <text:p text:style-name="P54"/>
      <text:p text:style-name="P51"><text:span text:style-name="T57"><text:tab/></text:span>Basados en los puntos anteriormente expuestos y convencidos los trabajadores que debemos luchar en los sindicatos libres e independientes de los partidos, como único medio para alcanzar la verdadera Revolución Social proponemos</text:p>
      <text:list xml:id="list3911030043" text:style-name="WWNum2">
        <text:list-item>
          <text:p text:style-name="P99">La solidaridad y respeto absoluto del hombre</text:p>
        </text:list-item>
        <text:list-item>
          <text:p text:style-name="P99">La participación directa en la actuación y en la lucha</text:p>
        </text:list-item>
        <text:list-item>
          <text:p text:style-name="P99"><text:soft-page-break/>Rechazo del liderazgo y de la burocracia en los sindicatos</text:p>
        </text:list-item>
        <text:list-item>
          <text:p text:style-name="P99">La independencia económica de los sindicatos respecto de cualquier partido o Estado</text:p>
        </text:list-item>
        <text:list-item>
          <text:p text:style-name="P99">Derecho a la objeción de conciencia</text:p>
        </text:list-item>
        <text:list-item>
          <text:p text:style-name="P99">Abolición de la pena de muerte y métodos represivos</text:p>
        </text:list-item>
        <text:list-item>
          <text:p text:style-name="P99">Eliminación del paro obrero y nivelación de sueldos con respecto al nivel de vida</text:p>
        </text:list-item>
        <text:list-item>
          <text:p text:style-name="P99">Abolición de la duplicidad de empleos fijos y eventuales, así como del trabajo a destajo, primas y horas extras</text:p>
        </text:list-item>
        <text:list-item>
          <text:p text:style-name="P99">Una educación racional e integral sin discriminación alguna</text:p>
        </text:list-item>
      </text:list>
      <text:p text:style-name="P87">La Confederación Nacional del Trabajo (CNT) considera que la presión revolucionaria de las conquistas reivindicativas de la clase obrera, en rebeldía contra los sistemas de explotación y opresión debe manifestarse permanentemente con una dinámica de lucha creciente cada vez más radical apoyándose siempre en la clase trabajadora, promoviendo su concurso y acción directa</text:p>
      <text:p text:style-name="P34">Pero también hay que señalar que en la CNT habian grupos enconados como nos lo demuestra estos parágrafos de la revista CNT en mayo de 1976</text:p>
      <text:p text:style-name="P89"/>
      <text:p text:style-name="P48"><text:s/>La pregunta que nos hacemos, los que de verdad hemos opuesto resistencia al franquismo y hemos sufrido prisión y represalias, es si nos hemos de dejar intimidar por estos elementos fascistizantes que, esta vez operando dentro de la organización, van derecho a desintegrarla si no les paramos pronto los pies. La pre<text:span text:style-name="T55">g</text:span>unta que nos hacemos es si nuestra capacidad de reacción es tan fuerte como lo exigen las actuales circunstancias.</text:p>
      <text:p text:style-name="P48"/>
      <text:p text:style-name="P50"><text:span text:style-name="T57"><text:tab/></text:span>Hay suficientes síntomas de que vamos por mal camino. Es obvio que la capacidad de convocatoria de la CNT hacia el mundo obrero disminuye, que dentro de ella se plantean el desconcierto y el temor, que hay una serie de contradicciones que día a día nos desmovilizan de emprender acciones positivas precisamente en unos momentos tan propicios como son los presentes, frente al desencanto que han provocado los políticos en el pueblo, para emprender una acción confederal de vuelo y alcance […]</text:p>
      <text:p text:style-name="P50"/>
      <text:p text:style-name="P48"><text:span text:style-name="T48">¿Qué pasa en la CNT?</text:span> A mi entender, que está cayendo en manos de grupúsculos maniobreros pero extraños a sus esencias y que van desvirtuándola y desprestigiándola por puro error, pues ya deben saber que incluso en la eventualidad de conseguir dominarla, se les quedaría en las manos y casi cadáver, pues solo puede en manos extrañas si previamente se consigue este desmantelamiento. Frente a ello, hay mucha gente que busca la manera de reaccionar, en especial los militantes más consecuentes y adictos, y es entonces <text:soft-page-break/>cuando se producen ataques personales y el desánimo y la tristeza, como la que se llevó a la tumba el gran compañero y luchador Camilo Piñón </text:p>
      <text:p text:style-name="P48"/>
      <text:p text:style-name="P43"><text:span text:style-name="T1"><text:s/>Y es que dentro de la CNT estaban los cincopuntistas que habían intentado la negociación vertical y un pequeño grupo de trabajadores, coordinado por Cipriano Damiano, que colaboraba con otras organizaciones no libertarias</text:span><text:span text:style-name="Footnote_20_Characters"><text:span text:style-name="T1"><text:note text:id="ftn1" text:note-class="footnote"><text:note-citation>1</text:note-citation><text:note-body><text:p text:style-name="P92"><text:s/>Gonzalo Wilhelmi (2012), <text:span text:style-name="T40">El movimiento libertario en la transición. Madrid 1975-1982</text:span>, Fundación Salvador Seguí, Madrid, pp. 22.23</text:p></text:note-body></text:note></text:span></text:span><text:span text:style-name="T1">.</text:span></text:p>
      <text:p text:style-name="P41"/>
      <text:p text:style-name="P42"/>
      <text:p text:style-name="P42"/>
      <text:p text:style-name="P42">III. VISTAZO AL AÑO 1977<text:tab/></text:p>
      <text:p text:style-name="P41"/>
      <text:p text:style-name="P42">III.1. Qué es la CNT y lo que quiere</text:p>
      <text:p text:style-name="P42"/>
      <text:p text:style-name="P78"><text:span text:style-name="T3"><text:tab/></text:span><text:span text:style-name="T1">En el año 1977 la CNT lanza un impreso</text:span><text:span text:style-name="Footnote_20_Characters"><text:span text:style-name="T1"><text:note text:id="ftn2" text:note-class="footnote"><text:note-citation>2</text:note-citation><text:note-body><text:p text:style-name="P93"><text:s/>Ateneu Enciclopédic Popular, referencia 010567</text:p></text:note-body></text:note></text:span></text:span><text:span text:style-name="Footnote_20_Characters"><text:span text:style-name="T2"> </text:span></text:span><text:span text:style-name="T1">en el que se define como un sindicato revolucionario y autogestionario que practica la democracia directa, la acción directa, el apoyo mutuo y la solidaridad; y propugna la asamblea de fábrica como órgano soberano de decisión de todos los trabajadores; también defiende la pluralidad sindical y la unidad de acción en la base.</text:span></text:p>
      <text:p text:style-name="P54"><text:span text:style-name="T57"><text:tab/></text:span>Sostiene que la forma de organización sindical autogestionaria, independiente, de base u obrera es la única que puede trabajar por el cambio social.</text:p>
      <text:p text:style-name="P54"><text:span text:style-name="T57"><text:tab/></text:span>Aboga por la asamblea de fábrica, la pluralidad sindical, la unidad de acción en la base y el abandono de la CNS<text:span text:style-name="T64"> (Sindicato Vertical)</text:span>.</text:p>
      <text:p text:style-name="P54"/>
      <text:p text:style-name="P57">III.2. Coordinadora de presos en lucha</text:p>
      <text:p text:style-name="P54"><text:span text:style-name="T57"><text:tab/></text:span>La <text:span text:style-name="T65">COPEL</text:span> se constituye a finales de 1976 por un grupo de presos de Carabanchel para luchar por los derechos y la mejora de las condiciones penitenciarias.</text:p>
      <text:p text:style-name="P54"><text:span text:style-name="T57"><text:tab/>A</text:span>boga por la creación de las bases organizativas de una futura organización de presos de todos los penales de España; también por impulsar la lucha reivindicativa en el interior de las prisiones, y de hacer incidir esta lucha en el contexto general de la movilización de las fuerzas del pueblo por la conquista de la libertad.</text:p>
      <text:p text:style-name="P54"><text:span text:style-name="T57"><text:tab/></text:span>Las reivindicaciones de la <text:span text:style-name="T56">COPEL</text:span> son las siguientes:</text:p>
      <text:list xml:id="list192840374700531" text:continue-numbering="true" text:style-name="WWNum2">
        <text:list-item>
          <text:p text:style-name="P99">Amnisitía o indulto general</text:p>
        </text:list-item>
        <text:list-item>
          <text:p text:style-name="P100">Abolición de la tortura y los tratamientos que violen los derechos humanos</text:p>
        </text:list-item>
        <text:list-item>
          <text:p text:style-name="P100">Una alimentación decente</text:p>
        </text:list-item>
        <text:list-item>
          <text:p text:style-name="P99">Una sanidad efectiva</text:p>
        </text:list-item>
        <text:list-item>
          <text:p text:style-name="P99">Supresión de los castigos disciplinarios en aislamientos indefinidos</text:p>
        </text:list-item>
        <text:list-item>
          <text:p text:style-name="P99"><text:soft-page-break/>Régimen de visitas no humillante para los presos y sus familias o amigos</text:p>
        </text:list-item>
        <text:list-item>
          <text:p text:style-name="P99">La creación de visitas íntimas</text:p>
        </text:list-item>
        <text:list-item>
          <text:p text:style-name="P99">El fin de la censura de la correspondencia</text:p>
        </text:list-item>
        <text:list-item>
          <text:p text:style-name="P99"><text:s/>La reforma del código penal para adecuar las penas a la realidad social</text:p>
        </text:list-item>
        <text:list-item>
          <text:p text:style-name="P99">Un trabajo remunerado digno</text:p>
        </text:list-item>
        <text:list-item>
          <text:p text:style-name="P99">La supresión de la ley de vagos y maleantes</text:p>
        </text:list-item>
        <text:list-item>
          <text:p text:style-name="P99">Acceso a la educación y a tener bibliotecas</text:p>
        </text:list-item>
        <text:list-item>
          <text:p text:style-name="P99">Mejora de las instalaciones carcelarias</text:p>
        </text:list-item>
        <text:list-item>
          <text:p text:style-name="P99">Tener derecho a poder salir en libertad condicional</text:p>
        </text:list-item>
        <text:list-item>
          <text:p text:style-name="P99">Poder tener redenciones de pena por trabajo para todos los presos por igual</text:p>
        </text:list-item>
      </text:list>
      <text:p text:style-name="P54"/>
      <text:p text:style-name="P54">III.3. Los pactos de la Moncloa</text:p>
      <text:p text:style-name="P5"><text:span text:style-name="T18"><text:tab/></text:span><text:span text:style-name="T17">Los </text:span><text:span text:style-name="T20">Pactos de la Moncloa</text:span><text:span text:style-name="T17"> (formalmente fueron dos, denominados </text:span><text:span text:style-name="T20">Acuerdo sobre el programa de saneamiento y reforma de la economía</text:span><text:span text:style-name="T17"> y </text:span><text:span text:style-name="T20">Acuerdo sobre el programa de actuación jurídica y política</text:span><text:span text:style-name="T17">) fueron los acuerdos firmados en el </text:span><text:a xlink:type="simple" xlink:href="https://es.wikipedia.org/wiki/Palacio_de_la_Moncloa" office:target-frame-name="Palacio de la Moncloa" xlink:show="replace" text:style-name="ListLabel_20_37" text:visited-style-name="ListLabel_20_37"><text:span text:style-name="T35">Palacio de la Moncloa</text:span></text:a><text:span text:style-name="T17"> durante la </text:span><text:a xlink:type="simple" xlink:href="https://es.wikipedia.org/wiki/Transición_española" office:target-frame-name="Transición española" xlink:show="replace" text:style-name="ListLabel_20_37" text:visited-style-name="ListLabel_20_37"><text:span text:style-name="T35">transición española</text:span></text:a><text:span text:style-name="T17"> el </text:span><text:a xlink:type="simple" xlink:href="https://es.wikipedia.org/wiki/25_de_octubre" office:target-frame-name="25 de octubre" xlink:show="replace" text:style-name="ListLabel_20_37" text:visited-style-name="ListLabel_20_37"><text:span text:style-name="T35">25 de octubre</text:span></text:a><text:span text:style-name="T17"> de </text:span><text:a xlink:type="simple" xlink:href="https://es.wikipedia.org/wiki/1977" office:target-frame-name="1977" xlink:show="replace" text:style-name="ListLabel_20_37" text:visited-style-name="ListLabel_20_37"><text:span text:style-name="T35">1977</text:span></text:a><text:span text:style-name="T17">, tomando conocimiento y comprometiéndose a su desarrollo el Congreso de los Diputados dos días después, y el Senado el 11 de noviembre, entre el </text:span><text:a xlink:type="simple" xlink:href="https://es.wikipedia.org/wiki/Gobierno_de_España" office:target-frame-name="Gobierno de España" xlink:show="replace" text:style-name="ListLabel_20_37" text:visited-style-name="ListLabel_20_37"><text:span text:style-name="T35">Gobierno de España</text:span></text:a><text:span text:style-name="T17"> de la </text:span><text:a xlink:type="simple" xlink:href="https://es.wikipedia.org/wiki/Legislatura_Constituyente_de_España" office:target-frame-name="Legislatura Constituyente de España" xlink:show="replace" text:style-name="ListLabel_20_37" text:visited-style-name="ListLabel_20_37"><text:span text:style-name="T35">legislatura constituyente</text:span></text:a><text:span text:style-name="T17">, presidido por </text:span><text:a xlink:type="simple" xlink:href="https://es.wikipedia.org/wiki/Adolfo_Suárez" office:target-frame-name="Adolfo Suárez" xlink:show="replace" text:style-name="ListLabel_20_37" text:visited-style-name="ListLabel_20_37"><text:span text:style-name="T35">Adolfo Suárez</text:span></text:a><text:span text:style-name="T17">, los principales </text:span><text:a xlink:type="simple" xlink:href="https://es.wikipedia.org/wiki/Partido_político" office:target-frame-name="Partido político" xlink:show="replace" text:style-name="ListLabel_20_37" text:visited-style-name="ListLabel_20_37"><text:span text:style-name="T35">partidos políticos</text:span></text:a><text:span text:style-name="T17"> con representación parlamentaria en el </text:span><text:a xlink:type="simple" xlink:href="https://es.wikipedia.org/wiki/Congreso_de_los_Diputados_de_España" office:target-frame-name="Congreso de los Diputados de España" xlink:show="replace" text:style-name="ListLabel_20_37" text:visited-style-name="ListLabel_20_37"><text:span text:style-name="T35">Congreso de los Diputados</text:span></text:a><text:span text:style-name="T17">, con el apoyo de las asociaciones empresariales y el sindicato </text:span><text:a xlink:type="simple" xlink:href="https://es.wikipedia.org/wiki/Comisiones_Obreras" office:target-frame-name="Comisiones Obreras" xlink:show="replace" text:style-name="ListLabel_20_37" text:visited-style-name="ListLabel_20_37"><text:span text:style-name="T35">Comisiones Obreras</text:span></text:a><text:span text:style-name="T17"> (excepto algunas secciones sindicales del mismo) y el rechazo de la </text:span><text:a xlink:type="simple" xlink:href="https://es.wikipedia.org/wiki/Unión_General_de_Trabajadores" office:target-frame-name="Unión General de Trabajadores" xlink:show="replace" text:style-name="ListLabel_20_37" text:visited-style-name="ListLabel_20_37"><text:span text:style-name="T35">Unión General de Trabajadores</text:span></text:a><text:span text:style-name="T17"> (que finalmente lo firmaría) y de la </text:span><text:a xlink:type="simple" xlink:href="https://es.wikipedia.org/wiki/Confederación_Nacional_del_Trabajo" office:target-frame-name="Confederación Nacional del Trabajo" xlink:show="replace" text:style-name="ListLabel_20_37" text:visited-style-name="ListLabel_20_37"><text:span text:style-name="T35">Confederación Nacional del Trabajo</text:span></text:a><text:span text:style-name="T17"> (CNT), con el objetivo de procurar la estabilización del proceso de transición al sistema democrático, así como adoptar una </text:span><text:a xlink:type="simple" xlink:href="https://es.wikipedia.org/wiki/Política_económica" office:target-frame-name="Política económica" xlink:show="replace" text:style-name="ListLabel_20_37" text:visited-style-name="ListLabel_20_37"><text:span text:style-name="T35">política económica</text:span></text:a><text:span text:style-name="T17"> que contuviera la gran </text:span><text:a xlink:type="simple" xlink:href="https://es.wikipedia.org/wiki/Inflación" office:target-frame-name="Inflación" xlink:show="replace" text:style-name="ListLabel_20_37" text:visited-style-name="ListLabel_20_37"><text:span text:style-name="T35">inflación</text:span></text:a><text:span text:style-name="T17"> que alcanzaba el 26,39%.</text:span></text:p>
      <text:p text:style-name="P90"><draw:frame text:anchor-type="as-char" draw:z-index="0" draw:name="Forma1" draw:style-name="gr1" draw:text-style-name="P140" svg:width="0.724cm" svg:height="0.636cm"><draw:image xlink:href="Pictures/100002F8000002E500000295528803193B45C417.wmf" xlink:type="simple" xlink:show="embed" xlink:actuate="onLoad" draw:mime-type="image/x-wmf"><text:p/></draw:image><draw:image xlink:href="Pictures/100002010000001C00000019A2F7B12ECF8BBED6.png" xlink:type="simple" xlink:show="embed" xlink:actuate="onLoad" draw:mime-type="image/png"/></draw:frame></text:p>
      <text:h text:style-name="P107" text:outline-level="2">La coyuntura económica</text:h>
      <text:p text:style-name="P5"><text:span text:style-name="T17">La </text:span><text:a xlink:type="simple" xlink:href="https://es.wikipedia.org/wiki/Coyuntura" office:target-frame-name="Coyuntura" xlink:show="replace" text:style-name="ListLabel_20_37" text:visited-style-name="ListLabel_20_37"><text:span text:style-name="T35">coyuntura</text:span></text:a><text:span text:style-name="T17"> económica era grave después de que la </text:span><text:a xlink:type="simple" xlink:href="https://es.wikipedia.org/wiki/Crisis_del_petróleo_de_1973" office:target-frame-name="Crisis del petróleo de 1973" xlink:show="replace" text:style-name="ListLabel_20_37" text:visited-style-name="ListLabel_20_37"><text:span text:style-name="T35">crisis del petróleo de 1973</text:span></text:a><text:span text:style-name="T17"> alcanzara de lleno a España -a la que no había afectado tan rápidamente como a los países europeos considerados aliados de </text:span><text:a xlink:type="simple" xlink:href="https://es.wikipedia.org/wiki/Israel" office:target-frame-name="Israel" xlink:show="replace" text:style-name="ListLabel_20_37" text:visited-style-name="ListLabel_20_37"><text:span text:style-name="T35">Israel</text:span></text:a><text:span text:style-name="T17"> por la </text:span><text:a xlink:type="simple" xlink:href="https://es.wikipedia.org/wiki/OPEP" office:target-frame-name="OPEP" xlink:show="replace" text:style-name="ListLabel_20_37" text:visited-style-name="ListLabel_20_37"><text:span text:style-name="T35">OPEP</text:span></text:a><text:span text:style-name="T17">-, el desempleo -que durante el franquismo quedaba ocultado por la emigración a Europa, y que ahora en crisis no admitía, produciéndose en cambio el retorno de los emigrantes-, la </text:span><text:a xlink:type="simple" xlink:href="https://es.wikipedia.org/wiki/Inflación" office:target-frame-name="Inflación" xlink:show="replace" text:style-name="ListLabel_20_37" text:visited-style-name="ListLabel_20_37"><text:span text:style-name="T35">inflación</text:span></text:a><text:span text:style-name="T17"> había superado la frontera del 26%​ a mediados del año 1977, y se temía la posibilidad de alcanzar cifras de verdadera </text:span><text:a xlink:type="simple" xlink:href="https://es.wikipedia.org/wiki/Hiperinflación" office:target-frame-name="Hiperinflación" xlink:show="replace" text:style-name="ListLabel_20_37" text:visited-style-name="ListLabel_20_37"><text:span text:style-name="T35">hiperinflación</text:span></text:a><text:span text:style-name="T17">, como las que posteriormente sufrieron los países iberoamericanos. Se hablaba de </text:span><text:a xlink:type="simple" xlink:href="https://es.wikipedia.org/wiki/Fuga_de_capitales" office:target-frame-name="Fuga de capitales" xlink:show="replace" text:style-name="ListLabel_20_37" text:visited-style-name="ListLabel_20_37"><text:span text:style-name="T35">fuga de capitales</text:span></text:a><text:span text:style-name="T17"> desde los últimos años del franquismo. Los empresarios, acostumbrados al </text:span><text:a xlink:type="simple" xlink:href="https://es.wikipedia.org/wiki/Corporativismo" office:target-frame-name="Corporativismo" xlink:show="replace" text:style-name="ListLabel_20_37" text:visited-style-name="ListLabel_20_37"><text:span text:style-name="T35">corporativismo</text:span></text:a><text:span text:style-name="T17"> y al </text:span><text:a xlink:type="simple" xlink:href="https://es.wikipedia.org/wiki/Intervencionismo" office:target-frame-name="Intervencionismo" xlink:show="replace" text:style-name="ListLabel_20_37" text:visited-style-name="ListLabel_20_37"><text:span text:style-name="T35">intervencionismo</text:span></text:a><text:span text:style-name="T17"> que presidía las relaciones económicas y sociales durante el franquismo, recelaban de la nueva situación política y de los nuevos interlocutores sociales, los </text:span><text:a xlink:type="simple" xlink:href="https://es.wikipedia.org/wiki/Sindicato" office:target-frame-name="Sindicato" xlink:show="replace" text:style-name="ListLabel_20_37" text:visited-style-name="ListLabel_20_37"><text:span text:style-name="T35">sindicatos</text:span></text:a><text:span text:style-name="T17"> de clase, que exhibían una retórica reivindicativa que, según como fuera entendida, a veces era tomada por revolucionaria.</text:span></text:p>
      <text:h text:style-name="P126" text:outline-level="2"><text:soft-page-break/>Conversaciones previas</text:h>
      <text:p text:style-name="P5"><text:span text:style-name="T17">Con anterioridad, Adolfo Suárez había sostenido conversaciones con </text:span><text:a xlink:type="simple" xlink:href="https://es.wikipedia.org/wiki/Felipe_González" office:target-frame-name="Felipe González" xlink:show="replace" text:style-name="ListLabel_20_37" text:visited-style-name="ListLabel_20_37"><text:span text:style-name="T35">Felipe González</text:span></text:a><text:span text:style-name="T17"> y </text:span><text:a xlink:type="simple" xlink:href="https://es.wikipedia.org/wiki/Santiago_Carrillo" office:target-frame-name="Santiago Carrillo" xlink:show="replace" text:style-name="ListLabel_20_37" text:visited-style-name="ListLabel_20_37"><text:span text:style-name="T35">Santiago Carrillo</text:span></text:a><text:span text:style-name="T17">, después de constituirse las </text:span><text:a xlink:type="simple" xlink:href="https://es.wikipedia.org/wiki/Cortes_Generales" office:target-frame-name="Cortes Generales" xlink:show="replace" text:style-name="ListLabel_20_37" text:visited-style-name="ListLabel_20_37"><text:span text:style-name="T35">Cortes Generales</text:span></text:a><text:span text:style-name="T17"> tras las elecciones del </text:span><text:a xlink:type="simple" xlink:href="https://es.wikipedia.org/wiki/15_de_junio" office:target-frame-name="15 de junio" xlink:show="replace" text:style-name="ListLabel_20_37" text:visited-style-name="ListLabel_20_37"><text:span text:style-name="T35">15 de junio</text:span></text:a><text:span text:style-name="T17"> de </text:span><text:a xlink:type="simple" xlink:href="https://es.wikipedia.org/wiki/1977" office:target-frame-name="1977" xlink:show="replace" text:style-name="ListLabel_20_37" text:visited-style-name="ListLabel_20_37"><text:span text:style-name="T35">1977</text:span></text:a><text:span text:style-name="T17">, con el fin de sondear la posibilidad de un acuerdo de estabilidad, dado que el apoyo parlamentario del Gobierno no era de </text:span><text:a xlink:type="simple" xlink:href="https://es.wikipedia.org/wiki/Mayoría_absoluta" office:target-frame-name="Mayoría absoluta" xlink:show="replace" text:style-name="ListLabel_20_37" text:visited-style-name="ListLabel_20_37"><text:span text:style-name="T35">mayoría absoluta</text:span></text:a><text:span text:style-name="T17">. Además, las Cortes no se habían planteado como constituyentes, y esa era la intención de la oposición y de una parte significativa de miembros de la </text:span><text:a xlink:type="simple" xlink:href="https://es.wikipedia.org/wiki/Unión_de_Centro_Democrático_(España)" office:target-frame-name="Unión de Centro Democrático (España)" xlink:show="replace" text:style-name="ListLabel_20_37" text:visited-style-name="ListLabel_20_37"><text:span text:style-name="T35">Unión de Centro Democrático</text:span></text:a><text:span text:style-name="T17">, partido del gobierno.</text:span></text:p>
      <text:p text:style-name="P5"><text:span text:style-name="T17">Al mismo tiempo, Suárez encargó al </text:span><text:a xlink:type="simple" xlink:href="https://es.wikipedia.org/wiki/Ministro_de_Economía_y_Hacienda_de_España" office:target-frame-name="Ministro de Economía y Hacienda de España" xlink:show="replace" text:style-name="ListLabel_20_37" text:visited-style-name="ListLabel_20_37"><text:span text:style-name="T35">Ministro de Economía y Hacienda</text:span></text:a><text:span text:style-name="T17">, </text:span><text:a xlink:type="simple" xlink:href="https://es.wikipedia.org/wiki/Enrique_Fuentes_Quintana" office:target-frame-name="Enrique Fuentes Quintana" xlink:show="replace" text:style-name="ListLabel_20_37" text:visited-style-name="ListLabel_20_37"><text:span text:style-name="T35">Enrique Fuentes Quintana</text:span></text:a><text:span text:style-name="T17">, que tratase la posibilidad de un acuerdo marco con los nuevos sindicatos legalizados, </text:span><text:a xlink:type="simple" xlink:href="https://es.wikipedia.org/wiki/Unión_General_de_Trabajadores" office:target-frame-name="Unión General de Trabajadores" xlink:show="replace" text:style-name="ListLabel_20_37" text:visited-style-name="ListLabel_20_37"><text:span text:style-name="T35">Unión General de Trabajadores</text:span></text:a><text:span text:style-name="T17"> (UGT) y </text:span><text:a xlink:type="simple" xlink:href="https://es.wikipedia.org/wiki/Comisiones_Obreras" office:target-frame-name="Comisiones Obreras" xlink:show="replace" text:style-name="ListLabel_20_37" text:visited-style-name="ListLabel_20_37"><text:span text:style-name="T35">Comisiones Obreras</text:span></text:a><text:span text:style-name="T17"> (CC.OO.), para evitar el alto nivel de </text:span><text:a xlink:type="simple" xlink:href="https://es.wikipedia.org/wiki/Conflictividad_social" office:target-frame-name="Conflictividad social" xlink:show="replace" text:style-name="ListLabel_20_37" text:visited-style-name="ListLabel_20_37"><text:span text:style-name="T35">conflictividad social</text:span></text:a><text:span text:style-name="T17">. La UGT y la </text:span><text:a xlink:type="simple" xlink:href="https://es.wikipedia.org/wiki/Confederación_Nacional_del_Trabajo" office:target-frame-name="Confederación Nacional del Trabajo" xlink:show="replace" text:style-name="ListLabel_20_37" text:visited-style-name="ListLabel_20_37"><text:span text:style-name="T35">CNT</text:span></text:a><text:span text:style-name="T17"> rechazaron el acuerdo, así como también algunas secciones sindicales de Comisiones Obreras. Más tarde las centrales obreras UGT y CC.OO. finalmente firmaron el acuerdo, junto a la Patronal y otras fuerzas políticas españolas, siendo la anarcosindical CNT quien mostró su total rechazo a los Pactos.</text:span></text:p>
      <text:h text:style-name="P127" text:outline-level="2">Los acuerdos</text:h>
      <text:p text:style-name="P5"><text:span text:style-name="T17">En el </text:span><text:span text:style-name="T20">terreno político</text:span><text:span text:style-name="T17"> se acordó modificar las restricciones de la </text:span><text:a xlink:type="simple" xlink:href="https://es.wikipedia.org/wiki/Libertad_de_prensa" office:target-frame-name="Libertad de prensa" xlink:show="replace" text:style-name="ListLabel_20_37" text:visited-style-name="ListLabel_20_37"><text:span text:style-name="T35">libertad de prensa</text:span></text:a><text:span text:style-name="T17">, quedando prohibida la censura previa y dejando al </text:span><text:a xlink:type="simple" xlink:href="https://es.wikipedia.org/wiki/Poder_judicial" office:target-frame-name="Poder judicial" xlink:show="replace" text:style-name="ListLabel_20_37" text:visited-style-name="ListLabel_20_37"><text:span text:style-name="T35">poder judicial</text:span></text:a><text:span text:style-name="T17"> las decisiones sobre la misma; se modificó la </text:span><text:a xlink:type="simple" xlink:href="https://es.wikipedia.org/wiki/Ley_de_secretos_oficiales" office:target-frame-name="Ley de secretos oficiales" xlink:show="replace" text:style-name="ListLabel_20_37" text:visited-style-name="ListLabel_20_37"><text:span text:style-name="T35">legislación sobre secretos oficiales</text:span></text:a><text:span text:style-name="T17"> para permitir a la oposición el acceso a la información imprescindible para cumplir sus obligaciones parlamentarias; se aprobaron los derechos </text:span><text:a xlink:type="simple" xlink:href="https://es.wikipedia.org/wiki/Derecho_de_reunión" office:target-frame-name="Derecho de reunión" xlink:show="replace" text:style-name="ListLabel_20_37" text:visited-style-name="ListLabel_20_37"><text:span text:style-name="T35">de reunión</text:span></text:a><text:span text:style-name="T17">, de asociación política y la </text:span><text:a xlink:type="simple" xlink:href="https://es.wikipedia.org/wiki/Libertad_de_expresión" office:target-frame-name="Libertad de expresión" xlink:show="replace" text:style-name="ListLabel_20_37" text:visited-style-name="ListLabel_20_37"><text:span text:style-name="T35">libertad de expresión</text:span></text:a><text:span text:style-name="T17"> mediante la propaganda, tipificando los delitos correspondientes por la violación de estos derechos; se creó el </text:span><text:a xlink:type="simple" xlink:href="https://es.wikipedia.org/w/index.php?title=Delito_de_tortura&amp;action=edit&amp;redlink=1" office:target-frame-name="Delito de tortura (aún no redactado)" xlink:show="replace" text:style-name="ListLabel_20_38" text:visited-style-name="ListLabel_20_38"><text:span text:style-name="T43">delito de tortura</text:span></text:a><text:span text:style-name="T17">; se reconoció la asistencia letrada a los detenidos; se derogó la estructura del </text:span><text:a xlink:type="simple" xlink:href="https://es.wikipedia.org/wiki/Movimiento_Nacional" office:target-frame-name="Movimiento Nacional" xlink:show="replace" text:style-name="ListLabel_20_37" text:visited-style-name="ListLabel_20_37"><text:span text:style-name="T35">Movimiento Nacional</text:span></text:a><text:span text:style-name="T17">, así como otras medidas sobre la restricción de la jurisdicción penal militar.</text:span></text:p>
      <text:p text:style-name="P5"><text:span text:style-name="T17">En </text:span><text:span text:style-name="T20">materia económica</text:span><text:span text:style-name="T17"> se reconoció el </text:span><text:a xlink:type="simple" xlink:href="https://es.wikipedia.org/w/index.php?title=Despido_libre&amp;action=edit&amp;redlink=1" office:target-frame-name="Despido libre (aún no redactado)" xlink:show="replace" text:style-name="ListLabel_20_38" text:visited-style-name="ListLabel_20_38"><text:span text:style-name="T43">despido libre</text:span></text:a><text:span text:style-name="T17"> para un máximo del 5 por 100 de las plantillas de las empresas, el </text:span><text:a xlink:type="simple" xlink:href="https://es.wikipedia.org/wiki/Derecho_de_asociación" office:target-frame-name="Derecho de asociación" xlink:show="replace" text:style-name="ListLabel_20_37" text:visited-style-name="ListLabel_20_37"><text:span text:style-name="T35">derecho de asociación</text:span></text:a><text:span text:style-name="T17"> sindical, el límite de incremento de salarios se fijó en el 22% (inflación prevista para </text:span><text:a xlink:type="simple" xlink:href="https://es.wikipedia.org/wiki/1978" office:target-frame-name="1978" xlink:show="replace" text:style-name="ListLabel_20_37" text:visited-style-name="ListLabel_20_37"><text:span text:style-name="T35">1978</text:span></text:a><text:span text:style-name="T17">), se estableció una contención de la </text:span><text:a xlink:type="simple" xlink:href="https://es.wikipedia.org/wiki/Masa_monetaria" office:target-frame-name="Masa monetaria" xlink:show="replace" text:style-name="ListLabel_20_37" text:visited-style-name="ListLabel_20_37"><text:span text:style-name="T35">masa monetaria</text:span></text:a><text:span text:style-name="T17"> y la </text:span><text:a xlink:type="simple" xlink:href="https://es.wikipedia.org/wiki/Devaluación" office:target-frame-name="Devaluación" xlink:show="replace" text:style-name="ListLabel_20_37" text:visited-style-name="ListLabel_20_37"><text:span text:style-name="T35">devaluación</text:span></text:a><text:span text:style-name="T17"> de la </text:span><text:a xlink:type="simple" xlink:href="https://es.wikipedia.org/wiki/Peseta" office:target-frame-name="Peseta" xlink:show="replace" text:style-name="ListLabel_20_37" text:visited-style-name="ListLabel_20_37"><text:span text:style-name="T35">peseta</text:span></text:a><text:span text:style-name="T17"> (fijando el valor real del </text:span><text:a xlink:type="simple" xlink:href="https://es.wikipedia.org/wiki/Mercado_financiero" office:target-frame-name="Mercado financiero" xlink:show="replace" text:style-name="ListLabel_20_37" text:visited-style-name="ListLabel_20_37"><text:span text:style-name="T35">mercado financiero</text:span></text:a><text:span text:style-name="T17">) para contener la inflación; </text:span><text:a xlink:type="simple" xlink:href="https://es.wikipedia.org/wiki/Reforma_fiscal_de_1977" office:target-frame-name="Reforma fiscal de 1977" xlink:show="replace" text:style-name="ListLabel_20_37" text:visited-style-name="ListLabel_20_37"><text:span text:style-name="T35">reforma de la administración tributaria</text:span></text:a><text:span text:style-name="T17"> ante el </text:span><text:a xlink:type="simple" xlink:href="https://es.wikipedia.org/wiki/Déficit_público" office:target-frame-name="Déficit público" xlink:show="replace" text:style-name="ListLabel_20_37" text:visited-style-name="ListLabel_20_37"><text:span text:style-name="T35">déficit público</text:span></text:a><text:span text:style-name="T17">, así como medidas de control financiero a través del Gobierno y el </text:span><text:a xlink:type="simple" xlink:href="https://es.wikipedia.org/wiki/Banco_de_España" office:target-frame-name="Banco de España" xlink:show="replace" text:style-name="ListLabel_20_37" text:visited-style-name="ListLabel_20_37"><text:span text:style-name="T35">Banco de España</text:span></text:a><text:span text:style-name="T17"> ante el riesgo de quiebras bancarias y la fuga de capitales al exterior.</text:span></text:p>
      <text:p text:style-name="P5"><text:span text:style-name="T17">En </text:span><text:span text:style-name="T20">el ámbito social</text:span><text:span text:style-name="T17"> en relación a los </text:span><text:a xlink:type="simple" xlink:href="https://es.wikipedia.org/wiki/Emancipación_de_la_mujer" office:target-frame-name="Emancipación de la mujer" xlink:show="replace" text:style-name="ListLabel_20_37" text:visited-style-name="ListLabel_20_37"><text:span text:style-name="T35">derechos de las mujeres</text:span></text:a><text:span text:style-name="T17"> los pactos establecieron la reforma del código penal en lo referente a la despenalización del </text:span><text:a xlink:type="simple" xlink:href="https://es.wikipedia.org/wiki/Adulterio" office:target-frame-name="Adulterio" xlink:show="replace" text:style-name="ListLabel_20_37" text:visited-style-name="ListLabel_20_37"><text:span text:style-name="T35">adulterio</text:span></text:a><text:span text:style-name="T17"> y el </text:span><text:a xlink:type="simple" xlink:href="https://es.wikipedia.org/wiki/Concubinato" office:target-frame-name="Concubinato" xlink:show="replace" text:style-name="ListLabel_20_37" text:visited-style-name="ListLabel_20_37"><text:span text:style-name="T35">amancebamiento</text:span></text:a><text:span text:style-name="T17"> (relaciones sexuales entre hombre y mujer no casados entre sí), la despenalización y la regulación de la venta de anticonceptivos y la modificación de las edades de la mujer tomadas en consideración para la tipificación del </text:span><text:a xlink:type="simple" xlink:href="https://es.wikipedia.org/wiki/Rapto" office:target-frame-name="Rapto" xlink:show="replace" text:style-name="ListLabel_20_37" text:visited-style-name="ListLabel_20_37"><text:span text:style-name="T35">rapto</text:span></text:a><text:span text:style-name="T17"> y del </text:span><text:a xlink:type="simple" xlink:href="https://es.wikipedia.org/wiki/Estupro" office:target-frame-name="Estupro" xlink:show="replace" text:style-name="ListLabel_20_37" text:visited-style-name="ListLabel_20_37"><text:span text:style-name="T35">estupro</text:span></text:a><text:span text:style-name="T17">. ​</text:span></text:p>
      <text:p text:style-name="P5"><text:soft-page-break/><text:span text:style-name="T17">Los firmantes fueron finalmente </text:span><text:a xlink:type="simple" xlink:href="https://es.wikipedia.org/wiki/Adolfo_Suárez" office:target-frame-name="Adolfo Suárez" xlink:show="replace" text:style-name="ListLabel_20_37" text:visited-style-name="ListLabel_20_37"><text:span text:style-name="T35">Adolfo Suárez</text:span></text:a><text:span text:style-name="T17"> en nombre del gobierno, </text:span><text:a xlink:type="simple" xlink:href="https://es.wikipedia.org/wiki/Leopoldo_Calvo-Sotelo" office:target-frame-name="Leopoldo Calvo-Sotelo" xlink:show="replace" text:style-name="ListLabel_20_37" text:visited-style-name="ListLabel_20_37"><text:span text:style-name="T35">Leopoldo Calvo-Sotelo</text:span></text:a><text:span text:style-name="T17"> (por </text:span><text:a xlink:type="simple" xlink:href="https://es.wikipedia.org/wiki/Unión_de_Centro_Democrático_(España)" office:target-frame-name="Unión de Centro Democrático (España)" xlink:show="replace" text:style-name="ListLabel_20_37" text:visited-style-name="ListLabel_20_37"><text:span text:style-name="T35">UCD</text:span></text:a><text:span text:style-name="T17">), </text:span><text:a xlink:type="simple" xlink:href="https://es.wikipedia.org/wiki/Felipe_González" office:target-frame-name="Felipe González" xlink:show="replace" text:style-name="ListLabel_20_37" text:visited-style-name="ListLabel_20_37"><text:span text:style-name="T35">Felipe González</text:span></text:a><text:span text:style-name="T17"> (por el </text:span><text:a xlink:type="simple" xlink:href="https://es.wikipedia.org/wiki/Partido_Socialista_Obrero_Español" office:target-frame-name="Partido Socialista Obrero Español" xlink:show="replace" text:style-name="ListLabel_20_37" text:visited-style-name="ListLabel_20_37"><text:span text:style-name="T35">Partido Socialista Obrero Español</text:span></text:a><text:span text:style-name="T17">), </text:span><text:a xlink:type="simple" xlink:href="https://es.wikipedia.org/wiki/Santiago_Carrillo" office:target-frame-name="Santiago Carrillo" xlink:show="replace" text:style-name="ListLabel_20_37" text:visited-style-name="ListLabel_20_37"><text:span text:style-name="T35">Santiago Carrillo</text:span></text:a><text:span text:style-name="T17"> (por el </text:span><text:a xlink:type="simple" xlink:href="https://es.wikipedia.org/wiki/Partido_Comunista_de_España" office:target-frame-name="Partido Comunista de España" xlink:show="replace" text:style-name="ListLabel_20_37" text:visited-style-name="ListLabel_20_37"><text:span text:style-name="T35">Partido Comunista de España</text:span></text:a><text:span text:style-name="T17">), </text:span><text:a xlink:type="simple" xlink:href="https://es.wikipedia.org/wiki/Enrique_Tierno_Galván" office:target-frame-name="Enrique Tierno Galván" xlink:show="replace" text:style-name="ListLabel_20_37" text:visited-style-name="ListLabel_20_37"><text:span text:style-name="T35">Enrique Tierno Galván</text:span></text:a><text:span text:style-name="T17"> (por el </text:span><text:a xlink:type="simple" xlink:href="https://es.wikipedia.org/wiki/Partido_Socialista_Popular_(España)" office:target-frame-name="Partido Socialista Popular (España)" xlink:show="replace" text:style-name="ListLabel_20_37" text:visited-style-name="ListLabel_20_37"><text:span text:style-name="T35">Partido Socialista Popular</text:span></text:a><text:span text:style-name="T17">), </text:span><text:a xlink:type="simple" xlink:href="https://es.wikipedia.org/wiki/Josep_Maria_Triginer" office:target-frame-name="Josep Maria Triginer" xlink:show="replace" text:style-name="ListLabel_20_37" text:visited-style-name="ListLabel_20_37"><text:span text:style-name="T35">Josep Maria Triginer</text:span></text:a><text:span text:style-name="T17"> (por la </text:span><text:a xlink:type="simple" xlink:href="https://es.wikipedia.org/wiki/Federación_Catalana_del_PSOE" office:target-frame-name="Federación Catalana del PSOE" xlink:show="replace" text:style-name="ListLabel_20_37" text:visited-style-name="ListLabel_20_37"><text:span text:style-name="T35">Federación Catalana del PSOE</text:span></text:a><text:span text:style-name="T17">), </text:span><text:a xlink:type="simple" xlink:href="https://es.wikipedia.org/wiki/Joan_Reventós" office:target-frame-name="Joan Reventós" xlink:show="replace" text:style-name="ListLabel_20_37" text:visited-style-name="ListLabel_20_37"><text:span text:style-name="T35">Joan Reventós</text:span></text:a><text:span text:style-name="T17"> (por </text:span><text:a xlink:type="simple" xlink:href="https://es.wikipedia.org/wiki/Convergencia_Socialista_de_Cataluña" office:target-frame-name="Convergencia Socialista de Cataluña" xlink:show="replace" text:style-name="ListLabel_20_37" text:visited-style-name="ListLabel_20_37"><text:span text:style-name="T35">Convergencia Socialista de Cataluña</text:span></text:a><text:span text:style-name="T17">), </text:span><text:a xlink:type="simple" xlink:href="https://es.wikipedia.org/wiki/Juan_Ajuriaguerra" office:target-frame-name="Juan Ajuriaguerra" xlink:show="replace" text:style-name="ListLabel_20_37" text:visited-style-name="ListLabel_20_37"><text:span text:style-name="T35">Juan Ajuriaguerra</text:span></text:a><text:span text:style-name="T17"> (por el </text:span><text:a xlink:type="simple" xlink:href="https://es.wikipedia.org/wiki/Partido_Nacionalista_Vasco" office:target-frame-name="Partido Nacionalista Vasco" xlink:show="replace" text:style-name="ListLabel_20_37" text:visited-style-name="ListLabel_20_37"><text:span text:style-name="T35">Partido Nacionalista Vasco</text:span></text:a><text:span text:style-name="T17">) y </text:span><text:a xlink:type="simple" xlink:href="https://es.wikipedia.org/wiki/Miquel_Roca" office:target-frame-name="Miquel Roca" xlink:show="replace" text:style-name="ListLabel_20_37" text:visited-style-name="ListLabel_20_37"><text:span text:style-name="T35">Miquel Roca</text:span></text:a><text:span text:style-name="T17"> (por </text:span><text:a xlink:type="simple" xlink:href="https://es.wikipedia.org/wiki/Convergència_i_Unió" office:target-frame-name="Convergència i Unió" xlink:show="replace" text:style-name="ListLabel_20_37" text:visited-style-name="ListLabel_20_37"><text:span text:style-name="T35">Convergència i Unió</text:span></text:a><text:span text:style-name="T17">). </text:span><text:a xlink:type="simple" xlink:href="https://es.wikipedia.org/wiki/Manuel_Fraga" office:target-frame-name="Manuel Fraga" xlink:show="replace" text:style-name="ListLabel_20_37" text:visited-style-name="ListLabel_20_37"><text:span text:style-name="T35">Manuel Fraga</text:span></text:a><text:span text:style-name="T17"> (por </text:span><text:a xlink:type="simple" xlink:href="https://es.wikipedia.org/wiki/Alianza_Popular" office:target-frame-name="Alianza Popular" xlink:show="replace" text:style-name="ListLabel_20_37" text:visited-style-name="ListLabel_20_37"><text:span text:style-name="T35">Alianza Popular</text:span></text:a><text:span text:style-name="T17">) no suscribió el acuerdo político, pero sí el económico.</text:span></text:p>
      <text:p text:style-name="P5"><text:span text:style-name="T17">Los acuerdos fueron ratificados posteriormente en el </text:span><text:a xlink:type="simple" xlink:href="https://es.wikipedia.org/wiki/Congreso_de_los_Diputados_de_España" office:target-frame-name="Congreso de los Diputados de España" xlink:show="replace" text:style-name="ListLabel_20_37" text:visited-style-name="ListLabel_20_37"><text:span text:style-name="T35">Congreso</text:span></text:a><text:span text:style-name="T17"> y el </text:span><text:a xlink:type="simple" xlink:href="https://es.wikipedia.org/wiki/Senado_de_España" office:target-frame-name="Senado de España" xlink:show="replace" text:style-name="ListLabel_20_37" text:visited-style-name="ListLabel_20_37"><text:span text:style-name="T35">Senado</text:span></text:a><text:span text:style-name="T17">.</text:span></text:p>
      <text:p text:style-name="P6"/>
      <text:p text:style-name="P7">IV. VISLUMBRAMIENTO DEL AÑO 1978</text:p>
      <text:p text:style-name="P7"/>
      <text:p text:style-name="P7">IV.1. El caso Scala</text:p>
      <text:p text:style-name="P4"><text:span text:style-name="T18"><text:tab/></text:span><text:span text:style-name="T23"> </text:span><text:span text:style-name="T26">Caso Scala</text:span><text:span text:style-name="T23"> fue el proceso judicial desatado a raíz de un incendio provocado en la sala de fiestas </text:span><text:span text:style-name="T27">Scala</text:span><text:span text:style-name="T23"> de </text:span><text:a xlink:type="simple" xlink:href="https://es.wikipedia.org/wiki/Barcelona" office:target-frame-name="Barcelona" xlink:show="replace" text:style-name="ListLabel_20_39" text:visited-style-name="ListLabel_20_39"><text:span text:style-name="Internet_20_link"><text:span text:style-name="T36">Barcelona</text:span></text:span></text:a><text:span text:style-name="T23"> el </text:span><text:a xlink:type="simple" xlink:href="https://es.wikipedia.org/wiki/15_de_enero" office:target-frame-name="15 de enero" xlink:show="replace" text:style-name="ListLabel_20_39" text:visited-style-name="ListLabel_20_39"><text:span text:style-name="Internet_20_link"><text:span text:style-name="T36">15 de enero</text:span></text:span></text:a><text:span text:style-name="T23"> de </text:span><text:a xlink:type="simple" xlink:href="https://es.wikipedia.org/wiki/1978" office:target-frame-name="1978" xlink:show="replace" text:style-name="ListLabel_20_39" text:visited-style-name="ListLabel_20_39"><text:span text:style-name="Internet_20_link"><text:span text:style-name="T36">1978</text:span></text:span></text:a><text:span text:style-name="T23"> que resultó con la muerte de cuatro personas y en el que se intentó inculpar a las</text:span><text:span text:style-name="T24"> </text:span><text:span text:style-name="T23">organizaciones</text:span><text:span text:style-name="T24"> </text:span><text:a xlink:type="simple" xlink:href="https://es.wikipedia.org/wiki/Anarquismo" office:target-frame-name="Anarquismo" xlink:show="replace" text:style-name="ListLabel_20_39" text:visited-style-name="ListLabel_20_39"><text:span text:style-name="Internet_20_link"><text:span text:style-name="T36">anarquistas</text:span></text:span></text:a><text:span text:style-name="Internet_20_link"><text:span text:style-name="T24"> </text:span></text:span><text:a xlink:type="simple" xlink:href="https://es.wikipedia.org/wiki/Confederación_Nacional_del_Trabajo" office:target-frame-name="Confederación Nacional del Trabajo" xlink:show="replace" text:style-name="ListLabel_20_39" text:visited-style-name="ListLabel_20_39"><text:span text:style-name="Internet_20_link"><text:span text:style-name="T36">CNT</text:span></text:span></text:a><text:span text:style-name="Internet_20_link"><text:span text:style-name="T37"> </text:span></text:span><text:span text:style-name="T23">y</text:span><text:span text:style-name="T24"> </text:span><text:a xlink:type="simple" xlink:href="https://es.wikipedia.org/wiki/Federación_Anarquista_Ibérica" office:target-frame-name="Federación Anarquista Ibérica" xlink:show="replace" text:style-name="ListLabel_20_39" text:visited-style-name="ListLabel_20_39"><text:span text:style-name="Internet_20_link"><text:span text:style-name="T36">FAI</text:span></text:span></text:a><text:span text:style-name="T23">.</text:span></text:p>
      <text:h text:style-name="P1" text:outline-level="2"><text:span text:style-name="mw-headline"><text:span text:style-name="T8">Los hechos</text:span></text:span></text:h>
      <text:p text:style-name="P4"><text:span text:style-name="T18"><text:tab/></text:span><text:span text:style-name="T23">Durante la mañana del domingo</text:span><text:span text:style-name="T24"> </text:span><text:a xlink:type="simple" xlink:href="https://es.wikipedia.org/wiki/15_de_enero" office:target-frame-name="15 de enero" xlink:show="replace" text:style-name="ListLabel_20_39" text:visited-style-name="ListLabel_20_39"><text:span text:style-name="Internet_20_link"><text:span text:style-name="T36">15 de enero</text:span></text:span></text:a><text:span text:style-name="Internet_20_link"><text:span text:style-name="T37"> </text:span></text:span><text:span text:style-name="T23">de</text:span><text:span text:style-name="T24"> </text:span><text:a xlink:type="simple" xlink:href="https://es.wikipedia.org/wiki/1978" office:target-frame-name="1978" xlink:show="replace" text:style-name="ListLabel_20_39" text:visited-style-name="ListLabel_20_39"><text:span text:style-name="Internet_20_link"><text:span text:style-name="T36">1978</text:span></text:span></text:a><text:span text:style-name="Internet_20_link"><text:span text:style-name="T37"> </text:span></text:span><text:span text:style-name="T23">se celebró en Barcelona una</text:span><text:span text:style-name="T24"> </text:span><text:a xlink:type="simple" xlink:href="https://es.wikipedia.org/wiki/Manifestación" office:target-frame-name="Manifestación" xlink:show="replace" text:style-name="ListLabel_20_39" text:visited-style-name="ListLabel_20_39"><text:span text:style-name="Internet_20_link"><text:span text:style-name="T36">manifestación</text:span></text:span></text:a><text:span text:style-name="Internet_20_link"><text:span text:style-name="T37"> </text:span></text:span><text:span text:style-name="T23">autorizada convocada por la CNT a la que asistieron unas 15.000 personas. Los cenetistas se oponían a los</text:span><text:span text:style-name="T18"> </text:span><text:a xlink:type="simple" xlink:href="https://es.wikipedia.org/wiki/Pactos_de_la_Moncloa" office:target-frame-name="Pactos de la Moncloa" xlink:show="replace" text:style-name="ListLabel_20_39" text:visited-style-name="ListLabel_20_39"><text:span text:style-name="Internet_20_link"><text:span text:style-name="T36">Pactos de la Moncloa</text:span></text:span></text:a><text:span text:style-name="Internet_20_link"><text:span text:style-name="T37"> a</text:span></text:span><text:span text:style-name="T23">l considerarlos un pacto social entre las fuerzas políticas y los sindicatos más representativos, que perjudicaban a la clase trabajadora. Acabada la manifestación, hacia las 13:15 horas de la tarde, un grupo de jóvenes lanzaron diversos cócteles molotov contra la fachada de piedra de la sala de fiestas Scala Barcelona. Según la policía este acto provocaría el incendio y posterior derrumbamiento de todo el edificio, causando la muerte de cuatro trabajadores –Ramón Egea, Juan López, Diego Montoro y Bernabé Bravo–, paradójicamente afiliados a la CNT, que se encontraban en el local en aquellos momentos.</text:span></text:p>
      <text:p text:style-name="P4"><text:span text:style-name="T23">Los medios especularon sobre la autoría del ataque, achacándolo unos a asesinos comunes, otros a asuntos relacionados con la sala de fiestas e incluso se establecieron relaciones con una campaña a favor de la libertad de expresión en apoyo de</text:span><text:span text:style-name="T24"> </text:span><text:a xlink:type="simple" xlink:href="https://es.wikipedia.org/wiki/Albert_Boadella" office:target-frame-name="Albert Boadella" xlink:show="replace" text:style-name="ListLabel_20_39" text:visited-style-name="ListLabel_20_39"><text:span text:style-name="Internet_20_link"><text:span text:style-name="T36">Albert Boadella</text:span></text:span></text:a><text:span text:style-name="T23">. Finalmente el martes</text:span><text:span text:style-name="T24"> </text:span><text:a xlink:type="simple" xlink:href="https://es.wikipedia.org/wiki/17_de_enero" office:target-frame-name="17 de enero" xlink:show="replace" text:style-name="ListLabel_20_39" text:visited-style-name="ListLabel_20_39"><text:span text:style-name="Internet_20_link"><text:span text:style-name="T36">17</text:span></text:span></text:a><text:span text:style-name="T23">, un comunicado de la</text:span><text:span text:style-name="T24"> </text:span><text:a xlink:type="simple" xlink:href="https://es.wikipedia.org/wiki/Cuerpo_Nacional_de_Policía_(España)" office:target-frame-name="Cuerpo Nacional de Policía (España)" xlink:show="replace" text:style-name="ListLabel_20_39" text:visited-style-name="ListLabel_20_39"><text:span text:style-name="Internet_20_link"><text:span text:style-name="T36">Policía</text:span></text:span></text:a><text:span text:style-name="Internet_20_link"><text:span text:style-name="T37"> </text:span></text:span><text:span text:style-name="T23">informó de la detención de los autores del atentado, quienes fueron relacionados con el sindicato anarquista </text:span><text:a xlink:type="simple" xlink:href="https://es.wikipedia.org/wiki/Confederación_Nacional_del_Trabajo" office:target-frame-name="Confederación Nacional del Trabajo" xlink:show="replace" text:style-name="ListLabel_20_39" text:visited-style-name="ListLabel_20_39"><text:span text:style-name="Internet_20_link"><text:span text:style-name="T36">CNT</text:span></text:span></text:a><text:span text:style-name="T23">.</text:span></text:p>
      <text:p text:style-name="P76">Un comando de la FAI (Federación Anarquista Ibérica), integrado por tres sujetos en cuyo poder se ha hallado asimismo documentación que les acredita como afiliados a la central sindical CNT ha sido autor, según la Jefatura de Policía de Barcelona, del atentado contra el restaurante-espectáculo Scala.</text:p>
      <text:p text:style-name="P4"><text:soft-page-break/><text:span text:style-name="T23">El periódico de la CNT francesa de la época (las páginas en francés del "</text:span><text:a xlink:type="simple" xlink:href="https://es.wikipedia.org/w/index.php?title=Espoir_(publicación)&amp;action=edit&amp;redlink=1" office:target-frame-name="Espoir (publicación) (aún no redactado)" xlink:show="replace" text:style-name="ListLabel_20_40" text:visited-style-name="ListLabel_20_40"><text:span text:style-name="Internet_20_link"><text:span text:style-name="T44">Espoir</text:span></text:span></text:a><text:span text:style-name="T23">"), publicó en</text:span><text:span text:style-name="T25"> </text:span><text:a xlink:type="simple" xlink:href="https://es.wikipedia.org/wiki/Toulouse" office:target-frame-name="Toulouse" xlink:show="replace" text:style-name="ListLabel_20_39" text:visited-style-name="ListLabel_20_39"><text:span text:style-name="Internet_20_link"><text:span text:style-name="T36">Toulouse</text:span></text:span></text:a><text:span text:style-name="Internet_20_link"><text:span text:style-name="T38"> </text:span></text:span><text:span text:style-name="T23">la implicación de colaboradores de la policía como autores, infiltrados en la CNT justo antes del hecho. ​</text:span></text:p>
      <text:p text:style-name="P4"><text:span text:style-name="T23">Se cree que materiales incendiarios fueron colocados en el inmueble antes de la manifestación</text:span><text:span text:style-name="T29">]</text:span><text:span text:style-name="T30"> </text:span><text:span text:style-name="T23">ya que es imposible que unos simples cócteles molotov lanzados contra una fachada de piedra puedan destruir todo el batimento salvo, paradójicamente, la fachada.</text:span></text:p>
      <text:h text:style-name="P1" text:outline-level="2"><text:span text:style-name="mw-headline"><text:span text:style-name="T8">Proceso judicial</text:span></text:span></text:h>
      <text:p text:style-name="P4"><text:span text:style-name="T19"><text:tab/></text:span><text:span text:style-name="T23">La</text:span><text:span text:style-name="T25"> v</text:span><text:a xlink:type="simple" xlink:href="https://es.wikipedia.org/w/index.php?title=Vista_(Derecho)&amp;action=edit&amp;redlink=1" office:target-frame-name="Vista (Derecho) (aún no redactado)" xlink:show="replace" text:style-name="ListLabel_20_40" text:visited-style-name="ListLabel_20_40"><text:span text:style-name="Internet_20_link"><text:span text:style-name="T44">ista</text:span></text:span></text:a><text:span text:style-name="Internet_20_link"><text:span text:style-name="T45"> </text:span></text:span><text:span text:style-name="T23">del Caso Scala tuvo lugar en diciembre de 1980. Los abogados defensores (Loperena, Palmés, Krauel y Seguí) solicitaron que el ministro de gobernación, </text:span><text:a xlink:type="simple" xlink:href="https://es.wikipedia.org/wiki/Rodolfo_Martín_Villa" office:target-frame-name="Rodolfo Martín Villa" xlink:show="replace" text:style-name="ListLabel_20_39" text:visited-style-name="ListLabel_20_39"><text:span text:style-name="Internet_20_link"><text:span text:style-name="T36">Rodolfo Martín Villa</text:span></text:span></text:a><text:span text:style-name="Internet_20_link"><text:span text:style-name="T38"> </text:span></text:span><text:span text:style-name="T23">compareciese a declarar, pero no lo hizo. La posición de la defensa apuntaba hacia un</text:span><text:span text:style-name="T25"> </text:span><text:a xlink:type="simple" xlink:href="https://es.wikipedia.org/wiki/Montaje_policial" office:target-frame-name="Montaje policial" xlink:show="replace" text:style-name="ListLabel_20_39" text:visited-style-name="ListLabel_20_39"><text:span text:style-name="Internet_20_link"><text:span text:style-name="T36">montaje policial</text:span></text:span></text:a><text:span text:style-name="Internet_20_link"><text:span text:style-name="T38"> </text:span></text:span><text:span text:style-name="T23">orquestado mediante</text:span><text:span text:style-name="T25"> </text:span><text:a xlink:type="simple" xlink:href="https://es.wikipedia.org/w/index.php?title=Confidente_policial&amp;action=edit&amp;redlink=1" office:target-frame-name="Confidente policial (aún no redactado)" xlink:show="replace" text:style-name="ListLabel_20_40" text:visited-style-name="ListLabel_20_40"><text:span text:style-name="Internet_20_link"><text:span text:style-name="T44">confidentes</text:span></text:span></text:a><text:span text:style-name="Internet_20_link"><text:span text:style-name="T25"> </text:span></text:span><text:a xlink:type="simple" xlink:href="https://es.wikipedia.org/wiki/Infiltración" office:target-frame-name="Infiltración" xlink:show="replace" text:style-name="ListLabel_20_39" text:visited-style-name="ListLabel_20_39"><text:span text:style-name="Internet_20_link"><text:span text:style-name="T36">infiltrados</text:span></text:span></text:a><text:span text:style-name="Internet_20_link"><text:span text:style-name="T38"> </text:span></text:span><text:span text:style-name="T23">en el sindicato CNT con el objetivo de desacreditar tal sindicato ante los trabajadores y evitar así su progresión en</text:span><text:span text:style-name="T25"> </text:span><text:a xlink:type="simple" xlink:href="https://es.wikipedia.org/wiki/Cataluña" office:target-frame-name="Cataluña" xlink:show="replace" text:style-name="ListLabel_20_39" text:visited-style-name="ListLabel_20_39"><text:span text:style-name="Internet_20_link"><text:span text:style-name="T36">Cataluña</text:span></text:span></text:a><text:span text:style-name="T23">. La sentencia condenó a José Cuevas, Xavier Cañadas y Arturo Palma a 17 años de prisión como autores de un delito de homicidio involuntario y por fabricación de explosivos; Luis Muñoz fue condenado a dos años y seis meses por complicidad, y Rosa López, a 5 meses por encubrimiento. El</text:span><text:span text:style-name="T25"> </text:span><text:a xlink:type="simple" xlink:href="https://es.wikipedia.org/w/index.php?title=Recurso_(Derecho)&amp;action=edit&amp;redlink=1" office:target-frame-name="Recurso (Derecho) (aún no redactado)" xlink:show="replace" text:style-name="ListLabel_20_40" text:visited-style-name="ListLabel_20_40"><text:span text:style-name="Internet_20_link"><text:span text:style-name="T44">recurso</text:span></text:span></text:a><text:span text:style-name="Internet_20_link"><text:span text:style-name="T45"> </text:span></text:span><text:span text:style-name="T23">presentado por los abogados defensores fue desestimado por el</text:span><text:span text:style-name="T25"> </text:span><text:a xlink:type="simple" xlink:href="https://es.wikipedia.org/wiki/Tribunal_Supremo_de_España" office:target-frame-name="Tribunal Supremo de España" xlink:show="replace" text:style-name="ListLabel_20_39" text:visited-style-name="ListLabel_20_39"><text:span text:style-name="Internet_20_link"><text:span text:style-name="T36">Tribunal Supremo</text:span></text:span></text:a><text:span text:style-name="T23">.</text:span></text:p>
      <text:p text:style-name="P4"><text:span text:style-name="T25"><text:tab/></text:span><text:span text:style-name="T23">Con el paso de los años se fue descubriendo el papel decisivo que desempeñó el</text:span><text:span text:style-name="T25"> </text:span><text:a xlink:type="simple" xlink:href="https://es.wikipedia.org/wiki/Agente_encubierto" office:target-frame-name="Agente encubierto" xlink:show="replace" text:style-name="ListLabel_20_39" text:visited-style-name="ListLabel_20_39"><text:span text:style-name="Internet_20_link"><text:span text:style-name="T36">confidente de la policía</text:span></text:span></text:a><text:span text:style-name="Internet_20_link"><text:span text:style-name="T38"> </text:span></text:span><text:span text:style-name="T23">Joaquín Gambín, el</text:span><text:span text:style-name="T25"> </text:span><text:span text:style-name="T27">Grillo</text:span><text:span text:style-name="T23">, también conocido como el</text:span><text:span text:style-name="T25"> </text:span><text:span text:style-name="T27">Rubio</text:span><text:span text:style-name="T28"> </text:span><text:span text:style-name="T23">o el</text:span><text:span text:style-name="T25"> </text:span><text:span text:style-name="T27">Legionario</text:span><text:span text:style-name="T23">, en este asunto. Fue él quien se infiltró en la CNT para dirigir el atentado. La presión de la prensa sobre la policía y la ausencia de Gambín en la vista del caso hicieron levantar sospechas sobre las verdaderas causas del atentado, provocando incluso desavenencias entre el Ministerio Fiscal y algunos miembros de la judicatura. Finalmente, a finales de 1981, Gambín fue detenido por la policía tras un tiroteo en</text:span><text:span text:style-name="T25"> </text:span><text:a xlink:type="simple" xlink:href="https://es.wikipedia.org/wiki/Valencia" office:target-frame-name="Valencia" xlink:show="replace" text:style-name="ListLabel_20_39" text:visited-style-name="ListLabel_20_39"><text:span text:style-name="Internet_20_link"><text:span text:style-name="T36">Valencia</text:span></text:span></text:a><text:span text:style-name="T23">. El Caso Scala volvía a abrirse.</text:span></text:p>
      <text:p text:style-name="P4"><text:span text:style-name="T19"><text:tab/></text:span><text:span text:style-name="T23">La segunda vista del Caso Scala Barcelona, en diciembre de 1983, solo tuvo un acusado: Joaquín Gambín. La sentencia lo condenó a 7 años de prisión por acudir a la manifestación con armas y por preparación de explosivos. La CNT ha presentado siempre este asunto como una maniobra oscura del gobierno dirigida a frenar el ascenso del sindicato</text:span><text:span text:style-name="T25"> </text:span><text:a xlink:type="simple" xlink:href="https://es.wikipedia.org/wiki/Anarquismo" office:target-frame-name="Anarquismo" xlink:show="replace" text:style-name="ListLabel_20_39" text:visited-style-name="ListLabel_20_39"><text:span text:style-name="Internet_20_link"><text:span text:style-name="T36">anarquista</text:span></text:span></text:a><text:span text:style-name="T23">, que se resintió</text:span><text:a xlink:type="simple" xlink:href="https://es.wikipedia.org/wiki/Caso_Scala#cite_note-youtube_1-1" text:style-name="ListLabel_20_41" text:visited-style-name="ListLabel_20_41"><text:span text:style-name="Internet_20_link"><text:span text:style-name="T34">1</text:span></text:span></text:a><text:span text:style-name="T23">​ indudablemente de la repercusión social que tuvo el Caso Scala.</text:span></text:p>
      <text:p text:style-name="P79"><text:span text:style-name="T22"><text:tab/></text:span><text:span text:style-name="T21">Resultaba evidente que la policía no buscaba nada ni a nadie —ya tenían a los culpables— se trataba simplemente de amedrentar a los cenetistas y de ahuyentar de la organización a miles de trabajadores afiliados que, si bien se identificaban con la línea sindical de los anarcosindicalistas, no estaban dispuestos a llegar demasiado lejos en su adhesión, ni mucho menos a desafiar una represión policial de aquella envergadura. La cosa no era de broma, las noticias de nuevas detenciones crearon un ambiente de inseguridad en gran parte de la afiliación. Por otra parte, la certeza de la implicación de la CNT en el atentado fue afianzándose en la </text:span><text:soft-page-break/><text:span text:style-name="T21">opinión pública, lo que provocó un serio deterioro en la imagen de la organización y de los anarquistas por extensión. Si a esto añadimos las noticias de agresiones y asaltos por parte de grupos fascistas, que en aquellos días se incrementaron de forma muy considerable, podemos hacernos una imagen aproximada de la situación. Ser libertario en aquellos momentos se convirtió en algo bastante desagradable. Los medios de comunicación lo hicieron impopular, la policía y los grupos de la ultraderecha lo hicieron peligroso</text:span></text:p>
      <text:p text:style-name="P76">Revista Polémica: El Caso Scala. Un proceso contra el anarcosindicalismo</text:p>
      <text:p text:style-name="P76"/>
      <text:p text:style-name="P77">IV.2. Juicio de la CNT sobre el paro y los expedientes de crisis</text:p>
      <text:p text:style-name="P77"/>
      <text:p text:style-name="P78"><text:s/>Ante una situación de crisis económica y desempleo masivo como la de los años 1975 - 1980, la CNT repudió la sociedad capitalista por engendrar paro:</text:p>
      <text:p text:style-name="P43"><text:span text:style-name="T58"><text:tab/></text:span>Entendemos que el paro es fruto del propio capitalismo. Que donde haya capitalismo </text:p>
      <text:p text:style-name="P43"><text:span text:style-name="T58"><text:tab/>h</text:span>abrá paro […], entendemos que el paro no podrá resolverse dentro del marco de <text:span text:style-name="T58"><text:tab/>s</text:span>ociedad capitalista, y que el día que esta sociedad sea definitivamente suprimida y</text:p>
      <text:p text:style-name="P43"><text:span text:style-name="T58"><text:tab/>s</text:span>ustituida por la sociedad libertaria, igualitaria el paro dejará de ser el fantasma<text:span text:style-name="T58"> c</text:span>on <text:span text:style-name="T58"><text:tab/></text:span>que el trabajador se enfrenta día a día<text:span text:style-name="Footnote_20_Characters"><text:note text:id="ftn3" text:note-class="footnote"><text:note-citation>3</text:note-citation><text:note-body><text:p text:style-name="P94"><text:s/>Fundación Anselmo Lorenzo, L68/T-4-2018</text:p></text:note-body></text:note></text:span> </text:p>
      <text:p text:style-name="P47"><text:s/></text:p>
      <text:p text:style-name="P47"/>
      <text:p text:style-name="P47"/>
      <text:p text:style-name="P78"><text:span text:style-name="T58"><text:tab/></text:span>Las soluciones que el sindicato anarcosindicalista dio a esta situación fueron las siguientes<text:span text:style-name="Footnote_20_Characters"><text:note text:id="ftn4" text:note-class="footnote"><text:note-citation>4</text:note-citation><text:note-body><text:p text:style-name="P95"><text:s/>Ibidem</text:p></text:note-body></text:note></text:span>:</text:p>
      <text:list xml:id="list192840714696435" text:continue-numbering="true" text:style-name="WWNum2">
        <text:list-item>
          <text:p text:style-name="P104">Jubilación a los 60 años y reducción voluntaria a los 55 años con el 100% del salario, revisable según coste de vida bajo control sindical y en función del aumento de la población laboral juvenil</text:p>
        </text:list-item>
        <text:list-item>
          <text:p text:style-name="P104">Reducción de la jornada laboral a 35 horas semanales y trabajos penosos, tóxico, etc a 30 horas</text:p>
        </text:list-item>
        <text:list-item>
          <text:p text:style-name="P104">Seguridad social y subsidio de paro por tiempo indefinido al 200% del salario real, revisable según coste de vida</text:p>
        </text:list-item>
        <text:list-item>
          <text:p text:style-name="P104">Amnistía laboral y readmisión de todos despedidos </text:p>
        </text:list-item>
        <text:list-item>
          <text:p text:style-name="P104">Realización de asambleas públicas y debate. Acciones de divulgación del problema, escritos, manifiestos, panfletos, ocupaciones de vías públicas y locales oficiales</text:p>
        </text:list-item>
        <text:list-item>
          <text:p text:style-name="P104">Hacer campañas de no pagar alquileres de casas, transportes, enseñanzas de los hijos<text:span text:style-name="T58">,</text:span> etc.</text:p>
        </text:list-item>
        <text:list-item>
          <text:p text:style-name="P104"><text:soft-page-break/>Ocupación de solares urbanos amplios, transformándolos en fincas de explotación comunitaria</text:p>
        </text:list-item>
        <text:list-item>
          <text:p text:style-name="P104">Ocupación de fincas de terratenientes sin explotar para trabajarlas comunitariamente</text:p>
        </text:list-item>
      </text:list>
      <text:p text:style-name="P78"/>
      <text:p text:style-name="P72">V.DIVISAR EL AÑO 1979</text:p>
      <text:p text:style-name="P72">V.I. La CNT y las elecciones sindicales</text:p>
      <text:p text:style-name="P49"><text:s/>La CNT refutó las elecciones sindicales por ser perversas para los trabajadores, ya que anulan la libertad sindical allá donde se encuentra la tarea principal de los sindicatos, esto es, en las empresas; también porque delimitan y recortan el proceso de organización de los trabajadores; porque ataca el poder de la asamblea como ámbito de la unidad de los laboriosos; también porque hace desaparecer el carácter revocable de los delegados; porque mantiene unas formas de organización de tipo corporativo dividiendo a los trabajadores en el seno de las empresas y permitiendo la negociación por separado</text:p>
      <text:p text:style-name="P72">V.II. Luchas internas en la CNT</text:p>
      <text:p text:style-name="P72"/>
      <text:p text:style-name="P78"><text:span text:style-name="T4"><text:s/>En</text:span><text:span text:style-name="T1"> 1979 la CNT estaba aminorada. Había dos tendencias enconadas, tal como nos lo dice el escrito de la revista CNT de junio de 1979</text:span></text:p>
      <text:p text:style-name="P91"><text:span text:style-name="T58"><text:tab/></text:span>En el terreno interno de la organización se ven claramente dos tendencias definidas, que a su vez pueden enterrar otras posturas, fundamentalmente (y siempre a nuestro parecer) se distinguen la una de la otra por sus métodos, es decir unos han buscado el diálogo y las discusión, y los otros han utilizado la fuerza, la excomunión como medio de entendimiento</text:p>
      <text:p text:style-name="P54"><text:span text:style-name="T58"><text:tab/></text:span>En Cataluña había una facción acusada de ser marxista y en Valencia otra de ser cristiana</text:p>
      <text:p text:style-name="P43"><text:span text:style-name="T58"><text:tab/></text:span>En Cataluña los compañeros expulsados han sido acusados de pertenecer</text:p>
      <text:p text:style-name="P43"><text:span text:style-name="T58"><text:tab/>a</text:span> grupos paralelos, ser marxistas, ser elementos de UCD i miembros de la </text:p>
      <text:p text:style-name="P43"><text:span text:style-name="T58"><text:tab/></text:span>CIA, y más porque no hay…<text:span text:style-name="T58"> </text:span>En Valencia concretamente fueron acusados de</text:p>
      <text:p text:style-name="P43"><text:span text:style-name="T58"><text:tab/>s</text:span>er cristianos, de pertenecer a la ZYX<text:span text:style-name="T65"> (editorial libertaria)</text:span>, etc., actualmente mismo, el <text:span text:style-name="T65"><text:tab/></text:span>sector<text:span text:style-name="T65"> </text:span><text:span text:style-name="T59">d</text:span>e la columna vertebral no permite la existencia de un sindicato de oficios</text:p>
      <text:p text:style-name="P44"><text:span text:style-name="T58"><text:tab/></text:span><text:span text:style-name="T60">v</text:span>arios, etc., etc<text:span text:style-name="T58">.</text:span></text:p>
      <text:p text:style-name="P45"/>
      <text:p text:style-name="P45"/>
      <text:p text:style-name="P78"><text:span text:style-name="T60"><text:tab/></text:span>El articulista que escribe el escrito en la mencionada revista califica de espurio a uno de los grupos en lucha porque perjudican a militantes anarcosindicalistas honrados</text:p>
      <text:p text:style-name="P43"><text:span text:style-name="T60"><text:tab/></text:span>En la otra parte, y aunque parezca mentira dentro de la CNT hoy en día hay</text:p>
      <text:p text:style-name="P43"><text:soft-page-break/><text:span text:style-name="T60"><text:tab/>q</text:span>ue hablar de dos partes, se encuentran muchos compañeros anarcosindicalistas</text:p>
      <text:p text:style-name="P43"><text:span text:style-name="T60"><text:tab/>q</text:span>ue han visto durante dos años la marcha de la CNT hacia una organización</text:p>
      <text:p text:style-name="P46"><text:span text:style-name="T60"><text:tab/>s</text:span>indical tradicional, es decir, burocratizada y funcionando de arriba hacia</text:p>
      <text:p text:style-name="P46"><text:span text:style-name="T60"><text:tab/>s</text:span>in tener el menor escrúpulo para expulsar a los compañeros y sin dejarles la más</text:p>
      <text:p text:style-name="P43"><text:span text:style-name="T60"><text:tab/>m</text:span>ínima defensa</text:p>
      <text:p text:style-name="P43"/>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59"/>
      <text:p text:style-name="P85">Apéndice 1</text:p>
      <text:p text:style-name="P67"><text:span text:style-name="T50">Qué es la CNT y su alternativa</text:span><text:span text:style-name="T49"> </text:span><text:span text:style-name="T50">Sindical Unitaria</text:span></text:p>
      <text:p text:style-name="P52">Qué es la C.N.T?</text:p>
      <text:p text:style-name="P39"><text:span text:style-name="T1">La confederación Nacional del trabajo, creada en 1910, es una organización de trabajadores, llevada por ellos mismos, y que lucha por la emancipación de la clase trabajadora. Recoge la idea apuntada ya que la internacional, de la libre federación de los trabajadores en colectivos, significando con ello que tan sólo en un marco de verdadera </text:span><text:span text:style-name="T5">libertad</text:span><text:span text:style-name="T1">, la persona y el grupo podrán desenvolverse socialmente con propiedad y con posibilidades de perfeccionamiento, porque tan sólo de ellos dependerá los éxitos y los fracasos.</text:span></text:p>
      <text:p text:style-name="P39"><text:span text:style-name="T1">Como anarcosindicalista, la C.N.T. es totalmente </text:span><text:span text:style-name="T5">independiente</text:span><text:span text:style-name="T1"> de cualquier partido político o grupo de presión, porque entiende que los trabajadores son los únicos capacitados y con derecho a resolver la amplia gama de problemas con que se deben enfrentar. La manipulación de los trabajadores será obra de los propios trabajadores, o no será, y porque además opinamos que un sindicato no debe depender, ni estar ligado, a ningún partido político, para evitar así que el primero sea mera “correa de transmisión” del segundo, pudiendo ser utilizados los trabajadores con fines electoralistas, en el afán de todo partido de alcanzar el poder político.</text:span></text:p>
      <text:p text:style-name="P39"><text:span text:style-name="T1">La C.N.T. se basa en el </text:span><text:span text:style-name="T5">sindicalismo revolucionario,</text:span><text:span text:style-name="T1"> porque entiende que todas las mejoras por reivindicaciones económicas que se puedan lograr, son inmediatamente superadas y se pierden en el pasado. La lucha reivindicativa es desde luego necesaria, y debe ser continua. Pero sólo con un cambio social se hará posible la emancipación total de la clase trabajadora.</text:span></text:p>
      <text:p text:style-name="P39"><text:span text:style-name="T1">Creemos en una </text:span><text:span text:style-name="T5">sociedad libre y autogestionaria</text:span><text:span text:style-name="T1">, en la que todo individuo tenga iguales deberes e iguales derechos. La </text:span><text:span text:style-name="T5">autogestión</text:span><text:span text:style-name="T1"> la entendemos como el control de todas las facetas de la vida social incluida, por supuesto, la de la producción y la economía por las personas relacionadas con ellas. Libremente, sin dirigismos. Frente al sistema capitalista, propugnamos la </text:span><text:span text:style-name="T5">propiedad colectiva</text:span><text:span text:style-name="T1"> de los medios de producción. Y como idea colectivista: “de cada uno según sus posibilidades, y a cada cual según sus necesidades”.</text:span></text:p>
      <text:p text:style-name="P40">En nuestros sindicatos funcionamos según la práctica autogestionaria, que creemos es la ideal para la sociedad futura, y que está basada en:</text:p>
      <text:list xml:id="list1363386865" text:style-name="WWNum7">
        <text:list-item>
          <text:p text:style-name="P105"><text:span text:style-name="T1">La </text:span><text:span text:style-name="T5">democracia directa</text:span><text:span text:style-name="T1">, o sea, la toma de decisiones realizada conjuntamente por el colectivo de trabajadores, sin que ninguna de ellas venga dictada desde arriba. Cada trabajador expresa libremente su opinión, y las decisiones de la asamblea son recogidas por delegados que tan sólo son representantes de ella, sin poder alguno y revocables en cualquier momento.</text:span></text:p>
        </text:list-item>
      </text:list>
      <text:p text:style-name="P21"/>
      <text:list xml:id="list192841127681909" text:continue-numbering="true" text:style-name="WWNum7">
        <text:list-item>
          <text:p text:style-name="P105"><text:span text:style-name="T1">La </text:span><text:span text:style-name="T5">acción directa</text:span><text:span text:style-name="T1">, por la que todo problema entre los trabajadores y el capital –o la causa que lo produzca- es tratado sin intermediarios ni </text:span><text:soft-page-break/><text:span text:style-name="T1">mediadores, si no directamente, y de forma libre, adoptando las medidas y acciones que se crean convenientes.</text:span></text:p>
        </text:list-item>
      </text:list>
      <text:p text:style-name="P21"/>
      <text:list xml:id="list192841271921654" text:continue-numbering="true" text:style-name="WWNum7">
        <text:list-item>
          <text:p text:style-name="P105"><text:span text:style-name="T1">El </text:span><text:span text:style-name="T5">apoyo mutuo </text:span><text:span text:style-name="T1">y la </text:span><text:span text:style-name="T5">solidaridad</text:span><text:span text:style-name="T1">, sentimiento de la unión entre trabajadores en todos los momentos de la vida y de la lucha social.</text:span></text:p>
        </text:list-item>
      </text:list>
      <text:p text:style-name="P21"/>
      <text:list xml:id="list192842021847197" text:continue-numbering="true" text:style-name="WWNum7">
        <text:list-item>
          <text:p text:style-name="P105"><text:span text:style-name="T1">El </text:span><text:span text:style-name="T5">federalismo</text:span><text:span text:style-name="T1">, lazo de la unión y autonomía a la vez, entre los sindicatos de ramo, las federaciones – o conjunto de sindicatos de una misma localidad-, las federaciones comerciales y regionales, y la nacional. Es una estructura que permite la coordinación y la independencia al mismo tiempo, y que es también un esquema de futura sociedad, en el que la gestión comunal se realiza autónomamente pero siempre en relación con otras comunidades.</text:span></text:p>
        </text:list-item>
      </text:list>
      <text:p text:style-name="P21"/>
      <text:p text:style-name="P22"><text:tab/>Todo ello invalida el centralismo, el burocratismo, la jerarquías y la autoridad, porque entendemos que estos van en contra de la libertad individual y de grupo, y de la libre toma de decisiones por los obreros.</text:p>
      <text:p text:style-name="P22"><text:tab/></text:p>
      <text:p text:style-name="P24"><text:span text:style-name="T1"><text:tab/>La C.N.T. propugna las </text:span><text:span text:style-name="T5">asambleas de fábrica</text:span><text:span text:style-name="T1"> como órgano soberano de decisión de todos los trabajadores, sean de la tendencia ideológica que sean, y estén afiliados o no a cualquier sindicato. Igualdad en la libertad de decisión.</text:span></text:p>
      <text:p text:style-name="P22"/>
      <text:p text:style-name="P24"><text:span text:style-name="T1"><text:tab/>Creemos en la </text:span><text:span text:style-name="T5">pluralidad sindical</text:span><text:span text:style-name="T1">, porque el obrero debe ser libre de escoger entre las diferentes opciones que se le presenten, y previa una necesaria información, aquella tendencia que vaya más acorde con sus ideas, o con su forma de entender la práctica y la acción sindical, gama que se da con la existencia de los actuales sindicatos.</text:span></text:p>
      <text:p text:style-name="P22"/>
      <text:p text:style-name="P24"><text:span text:style-name="T1"><text:tab/>Estamos por la </text:span><text:span text:style-name="T5">unidad de acción en la base</text:span><text:span text:style-name="T1">, por la que entendemos esa solidaridad y unión que, ante problemas y momentos concretos, deben adoptar los trabajadores no sólo como defensa, sino también como método de lucha y avance. La unidad sindical basada en las siglas pactos por las alturas, no soluciona nada que no pueda resolver la autentica unidad de acción en la base.</text:span></text:p>
      <text:p text:style-name="P22"/>
      <text:p text:style-name="P24"><text:span text:style-name="T1"><text:tab/>Punto importante, y defendido por la C.N.T., es el</text:span><text:span text:style-name="T5"> abandono de la C.N.S.</text:span><text:span text:style-name="T1"> y su desmantelamiento. Existe un acuerdo confederal vinculante, por el que todo aquel miembro de la C.N.T., que ocupaba un cargo de representación en la C.N.S., lo han abandonado con el fin de crear el vacio necesario para finalizar con el sindicato vertical, invento franquista, que jamás ha servido para recoger ni defender las necesidades y las reivindicaciones de los trabajadores.</text:span></text:p>
      <text:p text:style-name="P22"/>
      <text:p text:style-name="P22"><text:tab/>Nos gustaría que los obreros comprendieran que nuestra acción y nuestra lucha no la realizamos con fines partidistas, sectarios, sin pensar en los que opinan de forma distinta a nosotros. Nuestra lucha es la lucha por la emancipación de la clase trabajadora, al margen de burocratismos, jerarquías y dirigismos de partidos políticos, y además instituciones medularmente ajenos a la lucha socio-económica de los trabajadores.</text:p>
      <text:p text:style-name="P22"/>
      <text:p text:style-name="P22"><text:soft-page-break/><text:tab/>La forma de organización sindical autogestionaria, independiente, de base obrera, es la única que puede trabajar por el cambio social que lleve a dicha emancipación sin otras funciones ni ideas que puedan enturbiar su marcha, como son la conquista parlamentaria, gubernamental y estatal –objetivos primarios de los partidos políticos- que no solucionará el problema de la eterna división dirigentes – dirigidos, y que no acabará con las estructuras opresoras que existen en cualquier estado moderno, pese a que estas estructuras cambien de forma o de ideología.</text:p>
      <text:p text:style-name="P22"/>
      <text:p text:style-name="P22"><text:tab/>¿Se pregunta acaso a los obreros en el momento de dictar leyes económicas, como el aumento del precio del café, la gasolina o el pan, o la congelación salarial?. ¿Se les ha preguntado alguna vez sobre la forma de gestión empresarial? ¿se ha contado con ellos tal vez en el momento de repartir los presupuestos generales del estado, de codificar los impuestos municipales o estatales, de dictar las normas relativas a los transportes públicos, urbanismo, medio ambiente, enseñanza, sanidad?.</text:p>
      <text:p text:style-name="P22"/>
      <text:p text:style-name="P22"><text:tab/>Estas cuestiones, y otras muchas no apuntadas, íntimamente relacionadas todas ellas con el obrero –como trabajador y como individuo componente de un colectivo inserto de la sociedad actual- son las que han de ser controladas por la clase trabajadora y por la población en general, entre todos, colectivamente y autogestionadamente –autocontrol de todo el ámbito social- , sin estar sujetos a directrices desde arriba, ni personas que por “su mayor capacidad y sapiencia” digan que es lo que se debe hacer y cómo. Sin depender de quienes sólo esperan del obrero el botoque les conduzca al poder político.</text:p>
      <text:p text:style-name="P22"/>
      <text:p text:style-name="P22"><text:tab/>Esos qué, cómo, cuándo y porqué son responsabilidad tan sólo de los trabajadores y únicamente ellos deben decidirlos. Para nosotros la política consiste en eso: en la gestión y en el control de todas las ramas de la sociedad por el conjunto de la población. La política para nosotros no es una lucha partidista por el poder, que acaba cuando se alcanza éste.</text:p>
      <text:p text:style-name="P22"/>
      <text:p text:style-name="P22"><text:tab/>La utopía puede ser difícil de alcanzar, pero no imposible cuando es justa y necesaria, y se lucha por alcanzarla.</text:p>
      <text:p text:style-name="P22"/>
      <text:p text:style-name="P22">LA C.N.T. Y LA ALTERNATIVA SINDICAL UNITARIA</text:p>
      <text:p text:style-name="P22"/>
      <text:p text:style-name="P23">Apuntes preliminares</text:p>
      <text:p text:style-name="P22"/>
      <text:list xml:id="list3012413082" text:style-name="WWNum8">
        <text:list-item>
          <text:p text:style-name="P101">La pluralidad sindical es un hecho que tiene sus raíces en la historia y las luchas del movimiento obrero. Los principios y estrategias de las distintas organizaciones sindicales no son fruto de una casualidad sino de una elección razonada por parte de los trabajadores.</text:p>
        </text:list-item>
      </text:list>
      <text:p text:style-name="P35"/>
      <text:list xml:id="list192841990304959" text:continue-numbering="true" text:style-name="WWNum8">
        <text:list-item>
          <text:p text:style-name="P106"><text:span text:style-name="T1">Haciendo de nuevo referencia a las experiencias históricas, la creación de sindicatos que pretenden agrupar a todos los trabajadores siempre se ha dado en los países bajo control de un poder totalitario deseoso de controlar todas las esferas de la vida socio-económica de tales países. Ejemplos: el sindicato comunista de las “Repúblicas Democráticas”; La </text:span><text:soft-page-break/><text:span text:style-name="T1">C.N.S. del régimen franquista. Este tipo de estructura sindical no es más que una grosera máscara de la unidad artificial e impuesta en manos de una burocracia estatal.</text:span></text:p>
        </text:list-item>
      </text:list>
      <text:p text:style-name="P23"/>
      <text:p text:style-name="P23">La “alternativa sindical unitaria”</text:p>
      <text:p text:style-name="P22"/>
      <text:p text:style-name="P22"><text:tab/>La propuesta de la estructura sindical unitaria se descompone en dos partes que según nosotros, no tienen porque estar relacionados y en esta relación se halla el factor fundamental de confusión.</text:p>
      <text:p text:style-name="P22"/>
      <text:p text:style-name="P22"><text:tab/>Como centristas, creemos que ciertos puntos no sólo son aceptables sino que imprescindibles: “la conquista de la libertad sindical ha de facilitar una más amplia discusión en cada empresa, en cada sector, para determinar que compañeros nos representan mejor”; “pensamos que la estrecha relación solidaridad, unidad, del conjunto de los trabajadores de toda la clase obrera, de todos los asalariados es esencial”; y sobretodo “se trata de que seamos nosotros, los trabajadores, los que por fin decidamos”.</text:p>
      <text:p text:style-name="P22"/>
      <text:p text:style-name="P22"><text:tab/>Aceptamos y apoyamos todas las referencias a una autentica democracia directa y representatividad a la constitución de frentes de lucha unitarios y coordinados cuando es necesario.</text:p>
      <text:p text:style-name="P22"/>
      <text:p text:style-name="P22"><text:tab/>Pero el punto básico con el cual discrepamos es la pretendida necesidad de crear una nueva estructura sindical. Y el hecho de llamarla unitaria no cambia nada. Esta última palabra no tiene ningún valor mágico y no suprime las diferencias de concepción que tiene cada trabajador afiliado o no a una central ya existente de la lucha por su emancipación.</text:p>
      <text:p text:style-name="P22"/>
      <text:p text:style-name="P22"><text:tab/>Los apuntes históricos preliminares son elementos indispensables para analizar la naturaleza y las posibles implicaciones de tal estructura sindical unitaria:</text:p>
      <text:p text:style-name="P22"/>
      <text:list xml:id="list192841913734314" text:continue-numbering="true" text:style-name="WWNum8">
        <text:list-item>
          <text:p text:style-name="P106"><text:span text:style-name="T1">Pensamos que un sindicato no puede ser simplemente reivindicativo, que no puede adolecer de una estrategia y de un proyecto de sociedad que permitan definir en cada momento las formas de la lucha contra la patronal y que acostumbran </text:span><text:span text:style-name="T5">desde ahora</text:span><text:span text:style-name="T1"> a los trabajadores a realizar el “seamos nosotros, los trabajadores, los que por fin decidamos”. Es decir que el contenido de esta estructura sindical o sea, la defensa de nuestros intereses comunes en tanto que trabajadores del sector”, aún que le demos toda la importancia evidente que se merece, no nos parece suficiente. Queremos llegar al control, sin meditación y por parte de todos los trabajadores, de todos los aspectos de la vida socio-económica. Esto es lo que entendemos por decidir y por esto estamos luchando. La doble afiliación propuesta no nos parece pues ni necesaria, ni conveniente por la confusión que con ella se da.</text:span></text:p>
        </text:list-item>
      </text:list>
      <text:p text:style-name="P36"/>
      <text:list xml:id="list192841912196456" text:continue-numbering="true" text:style-name="WWNum8">
        <text:list-item>
          <text:p text:style-name="P106"><text:span text:style-name="T1">Esta alternativa, de contenido puramente reivindicativo, silencia toda perspectiva de cambio social. Y no podemos hacer menos que pensar </text:span><text:soft-page-break/><text:span text:style-name="T1">que, implícitamente, el papel de la indispensable transformación social deseada por los trabajadores se deja entre las manos de partidos políticos, lo que hace tener una instrumentalización de esta estructura sindical unitaria por tal o tal partido. Recordemos el caso de la Intersindical Portuguesa que se convirtió en correa de transmisión de actuación, lo que llamamos </text:span><text:span text:style-name="T5">acción directa</text:span><text:span text:style-name="T1">. Y no es ésta ninguna “vía complementaria de relación con el movimiento obrero”. Esto es la naturaleza exacta de la lucha por la mancipación. </text:span></text:p>
        </text:list-item>
      </text:list>
      <text:p text:style-name="P22"/>
      <text:p text:style-name="P23"/>
      <text:p text:style-name="P23">Resumiendo</text:p>
      <text:p text:style-name="P23"/>
      <text:p text:style-name="P22"><text:tab/>Valorando esta alternativa sindical presentada por la Coordinadora Unitaria, nosotros cenetistas reafirmamos:</text:p>
      <text:p text:style-name="P22"><text:tab/></text:p>
      <text:list xml:id="list192840457386479" text:continue-numbering="true" text:style-name="WWNum8">
        <text:list-item>
          <text:p text:style-name="P101">Nuestra lucha por el logro de una completa libertad sindical con todos los derechos que ella implica, tanto en el ámbito nacional como en las empresas.</text:p>
        </text:list-item>
      </text:list>
      <text:p text:style-name="P36"/>
      <text:list xml:id="list192841710218071" text:continue-numbering="true" text:style-name="WWNum8">
        <text:list-item>
          <text:p text:style-name="P101">La experiencia del reconocimiento de todas las organizaciones sindicales existentes, sin exclusivas.</text:p>
        </text:list-item>
      </text:list>
      <text:p text:style-name="P36"/>
      <text:list xml:id="list192842238537906" text:continue-numbering="true" text:style-name="WWNum8">
        <text:list-item>
          <text:p text:style-name="P101">La necesidad de acelerar el derrumbamiento de la C.N.S, sin cualquier compromiso con el poder actual.</text:p>
        </text:list-item>
      </text:list>
      <text:p text:style-name="P36"/>
      <text:p text:style-name="P22">Por reconocer en él, el método de la lucha completamente de acuerdo con nuestros principios propiciamos y propiciaremos las asambleas de empresas, la elección de auténticos representantes de trabajadores y su coordinación para lograr una verdadera unidad de acción en cada lucha del sector.</text:p>
      <text:p text:style-name="P22"/>
      <text:p text:style-name="P22">Por la confusión que se puede provocar la creación de este sindicato “unitario” así como el concepto de doble afiliación, por el temor de ver en esta estructura puramente reivindicativa un posible instrumento de cualquier partidopolítico, nosotros no nos adherimos y rechazamos tal propuesta.</text:p>
      <text:p text:style-name="P22"/>
      <text:p text:style-name="P22"/>
      <text:p text:style-name="P56">Ateneu Enciclopedic Popular, referencia 10567</text:p>
      <text:p text:style-name="P76"/>
      <text:h text:style-name="P2" text:outline-level="2"/>
      <text:p text:style-name="P7"/>
      <text:p text:style-name="P59"/>
      <text:p text:style-name="P59"/>
      <text:p text:style-name="P85">Apéndice 2</text:p>
      <text:p text:style-name="P61">Parecer libertario de los presos</text:p>
      <text:p text:style-name="P63"/>
      <text:p text:style-name="P63"/>
      <text:p text:style-name="P56"><text:tab/>Cuando recibáis este comunicado nuestra situación lo será y es de lo más inhumano posible. No somos atendidos como personas. Estamos 71 en celdas bajas; no podemos comunicar ni con el abogado. Estamos pasando mucho frio y hambre. Cada vez que te abren la puerta de la celda aparecen los funcionarios armados con porras y hasta con pistolas. Todavía está la policía. La mayoría de los compañeros COPEL estamos más vigilados que los demás. Ya no sabemos qué hacer, si matarnos o dejar que nos maten. Haced todo lo que podáis allá fuera y decid a nuestros familiares que manden médicos. Y si de aquí a siete días no vemos la solución más justa y nos atienden, hemos convertido en intentar suicidarnos todos a la vez. Pedimos de todo corazón que <text:span text:style-name="T65">hagáis</text:span> lo que podáis. Lo firmamos 37 de la COPEL.</text:p>
      <text:p text:style-name="P56">Carabanchel, 26 de Febrero</text:p>
      <text:p text:style-name="P56"/>
      <text:p text:style-name="P136">***</text:p>
      <text:p text:style-name="P67"><text:span text:style-name="T5">QUE ES LA COPEL?</text:span><text:span text:style-name="T1"> (Coordinadora de PresosEspañoles en Lucha)</text:span></text:p>
      <text:p text:style-name="P67"><text:span text:style-name="T1"><text:tab/></text:span><text:span text:style-name="T6">Un grupo de presos de Carabanchel, conscientes de la propia situación y de la problemática de las prisiones del Estado, así como la necesidad inaplazable de luchar por la defensa de los derechos y la mejora de las condiciones de las prisiones, reivindicar o impulsar desde la misma base cuan profunda y justa reforma penitenciaria y de las Leyes Penales, constituyó a finales del año pasado la COORDINADORA DE PRESOS EN LUCHA.</text:span></text:p>
      <text:p text:style-name="P53"><text:tab/>Esa coordinadora aparece desde el primer momento, con una firme voluntad de crearlas bases organizativas de una futura organización de presos de todos los penales de España, de impulsar la lucha reivindicativa en el interior de las prisiones, y de hacer incidir esta lucha en el contexto general de la movilización de las fuerzas del pueblo por la conquista de la libertad.</text:p>
      <text:p text:style-name="P67"><text:span text:style-name="T6"><text:tab/>A raíz de su constitución, los miembros de la COPEL de la tercera Galería de Carabanchel hicieron un estudio por medio de comisiones, de sus metas y medios para alcanzarlas. Siempre han dejado muy claro la </text:span><text:span text:style-name="T7">exclusión total y absoluta de la violencia</text:span></text:p>
      <text:p text:style-name="P52">¡HACED LO QUE PODÁIS, ALLÁ FUERA ¡</text:p>
      <text:p text:style-name="P53"><text:tab/>El comité Pro-Presos de la Federación local de Madrid de CNT en la actualidad tiene centrado su trabajo en potencias la lucha que está planteada cara a la <text:soft-page-break/>liberación de todas los represaliados, aprovechando para denunciar la d<text:span text:style-name="T65">i</text:span>scri<text:span text:style-name="T65">m</text:span>inación h<text:span text:style-name="T65">e</text:span>cha una vez más con los sectores más marinados de la sociedad.</text:p>
      <text:p text:style-name="P53"><text:tab/>Con este motivo ha elaborado el siguiente comunicado:</text:p>
      <text:p text:style-name="P52">En torno a la amnistía total</text:p>
      <text:p text:style-name="P56"><text:tab/>Desde hace algún tiempo asistimos a un fenómeno inusitado en este país: el movimiento reivindicativo de los sectores secularmente olvidados de nuestra sociedad (homosexuales, prostitutas, presos comunes) que intenta desesperadamente que la “conquista de las libertades” alcance también a aquellos a los que se ha considerado como marginados. Gesto quizás condenado de antemano al fracaso, desde el momento en que es precisamente la democracia burguesa quien crea y fomenta esos residuos de su sistema a los que cómodamente sitúa en los márgenes.</text:p>
      <text:p text:style-name="P56"><text:tab/>Sin embargo, el movimiento de los presos comunes es el que nos coloca con más claridad ante la contradicción capitalista; porque cuando el sistema se funda en la explotación de hombre por el hombre y en la apropiación de lo que pertenece a la colectividad, resulta reveladora su brutal reacción contra aquellos que minan o atacan la sacrosanta propiedad y cuando su organización social y económica se monta sobre la frustración e impotencia de los desposeídos con sus secuelas de la locura y criminalidad es asombroso que más tarde se escandalice de las respuestas violentas que suscita.</text:p>
      <text:p text:style-name="P67"><text:span text:style-name="T1"><text:tab/>De ahí que pensemos, que del mismo modo que es totalmente artificioso separar el aspecto político y el económico, ya que no son más que factores interrelacionados de un mismo tipo de dominación, tampoco se puede establecer una diferenciación dogmática entre el preso común y el político. Cualquier separación que se haga referente a las diversas finalidades de ambos tipos, se diluye inevitablemente si se contempla el problema desde una perspectiva más amplia, como resultados de la misma sociedad, de idéntica contradicción. Creemos que se deberían subsumir estos conceptos en el más general del </text:span><text:span text:style-name="T5">preso social, </text:span><text:span text:style-name="T1">que nos daría una visión más real de lo que significa el sistema y su represión contra todo aquel que lo cuestione.</text:span></text:p>
      <text:p text:style-name="P56"><text:tab/>Lo que intentamos es que en este momento en que las organizaciones políticas hacen causa común en la petición de amnistía, esta no se restrinja sólo a los calificados como presos políticos, si no que alcance en general a los privados de libertad, productos todos ellos de las mismas causas. En el fondo, el problema que subyace y que no podemos olvidar a la hora de pedir amnistía es el significado de la institución penitenciaria.</text:p>
      <text:p text:style-name="P56"><text:tab/>La prisión es la región sombría del aparato jurídico donde se pone de manifiesto el fracaso estrepitoso de la justicia penal. Su carácter corrector no es más que el falso barniz que encubre su significado último: la destrucción de los individuos en categorías cerradas de normalidad y anormalidad, incluyendo en esta cualquier forma de rebeldía. No es más que la expresión descarnada de la autodefensa del sistema, que combinada con el conjunto de las instituciones disciplinarias (manicomios, orfelinatos, asilos, cuarteles….), contribuye a la multiplicación sutil de las reacciones de dominación en las que se basa el poder.</text:p>
      <text:p text:style-name="P56"><text:soft-page-break/><text:tab/>La única salida consecuente sería la supresión del sistema penitenciario, una vez conseguida la autogestión de las relaciones vitales y una educación orientada hacia la convivencia.</text:p>
      <text:p text:style-name="P67"><text:span text:style-name="T1"><text:tab/>Probablemente se nos tache de visionarios utópicos, pero pensamos que la Utopía es el único grito posible ante la opresión y que no es un sueño, sino una necesidad plantear ahora la lucha contra el poder, cuyo modelo por excelencia es la cárcel.</text:span></text:p>
      <text:p text:style-name="P134">Madrid, Febrero 1977</text:p>
      <text:p text:style-name="P134"/>
      <text:p text:style-name="P135"><text:span text:style-name="T65">***</text:span></text:p>
      <text:p text:style-name="P56">Comité pro-presos de la CNT</text:p>
      <text:p text:style-name="P67"><text:span text:style-name="T1"><text:tab/></text:span><text:span text:style-name="T6">Este comunicado se llevó a la prensa, que por supuesto no lo publicó y fue la ponencia que el Comité pro-presos llevó al acto que el día 3 de marzo (dentro de la Semana Crítica a la Universidad organizada por los PNN</text:span><text:span text:style-name="T65"> (Profesor No Numerario)</text:span><text:span text:style-name="T6"> en huelga) se celebró en la Facultad de Ciencias de la Información de Madrid en solidaridad con la lucha de los presos penitenciarios por la COPEL en el interior y exterior de las cárceles españolas.</text:span></text:p>
      <text:p text:style-name="P53"><text:tab/>En dicho acto, con asistencia de numerosísimo público, intervino el primer lugar un familiar de los presos comunes que expuso los últimos acontecimientos en la cárcel de Carabanchel y la situación actual de los presos. En segundo lugar, habló un miembro de la COPEL, protagonista de los sucesos y que días antes salió de la cárcel de Burgos donde había sido trasladado. Explicó en qué consiste la COPEL y cuál es su plataforma reivindicativa a la que se suman la mayoría de los encarcelados.</text:p>
      <text:list xml:id="list2702363361" text:style-name="WWNum9">
        <text:list-item>
          <text:p text:style-name="P102">Exigimos a la administración penitenciaria el cese de todo tipo de malos tratos y el respeto integro de los derechos humanos en los que España estampó su firma y que hoy en día no se cumplen.</text:p>
        </text:list-item>
      </text:list>
      <text:p text:style-name="P15"/>
      <text:list xml:id="list192842186806710" text:continue-numbering="true" text:style-name="WWNum9">
        <text:list-item>
          <text:p text:style-name="P108">Una profunda y justa reforma penitenciaria y que las directrices de la misma sean redactadas por juristas especializados en temas penales. Decanos del Colegio de Abogados, que a la vez tengan conocimiento en terapéuticas penitenciarias y que sea oída una comisión de presos comunes.</text:p>
        </text:list-item>
      </text:list>
      <text:p text:style-name="P17"/>
      <text:list xml:id="list192841465160627" text:continue-numbering="true" text:style-name="WWNum9">
        <text:list-item>
          <text:p text:style-name="P108">Cese de explotación en el trabajo de que es objeto el preso común y que el salario sea retribuido (a igual salario, exigiendo las pagas complementarias exigidas por la ley) suprimiendo a la vez el exiguo beneficio que en concepto de pagas se nos da.</text:p>
        </text:list-item>
      </text:list>
      <text:p text:style-name="P17"/>
      <text:list xml:id="list192842241858049" text:continue-numbering="true" text:style-name="WWNum9">
        <text:list-item>
          <text:p text:style-name="P102">Una alimentación sana y nutritiva. El derecho a recibir alimentación del exterior al igual que los políticos.</text:p>
        </text:list-item>
      </text:list>
      <text:p text:style-name="P15"/>
      <text:list xml:id="list192840688731104" text:continue-numbering="true" text:style-name="WWNum9">
        <text:list-item>
          <text:p text:style-name="P102"><text:soft-page-break/>Acceso real a la biblioteca de la prisión; desaparición de la actual censura arcaica y degradante, y el libre paso de cualquier lectura así como<text:span text:style-name="T61"> </text:span>la prensa y revistas.</text:p>
        </text:list-item>
      </text:list>
      <text:p text:style-name="P15"/>
      <text:list xml:id="list192841354035757" text:continue-numbering="true" text:style-name="WWNum9">
        <text:list-item>
          <text:p text:style-name="P102">La abolición total y absoluta de celdas de castigo, que con el paso del tiempo llegan a trastornar la mente de la persona recluida en ellas.</text:p>
        </text:list-item>
      </text:list>
      <text:p text:style-name="P8"/>
      <text:p text:style-name="P56"/>
      <text:p text:style-name="P56"><text:tab/>Que desaparezcan de<text:span text:style-name="T65"> una</text:span> vez para siempre los traslados arbitrarios sin aviso previo y estando en situación de preventivos.</text:p>
      <text:p text:style-name="P67"><text:span text:style-name="T1"><text:tab/></text:span><text:span text:style-name="T6">En tercer lugar intervino uno de los abogados que está llevando una querella contra la situación en que se encuentran actualmente.</text:span></text:p>
      <text:p text:style-name="P56"><text:span text:style-name="T61">C</text:span>NT, Nº 4 1977</text:p>
      <text:p text:style-name="P78"/>
      <text:p text:style-name="P60"/>
      <text:p text:style-name="P60"/>
      <text:p text:style-name="P60"/>
      <text:p text:style-name="P86">Apéndice 3</text:p>
      <text:p text:style-name="P62">Opinión libertaria sobre los pactos de la Moncloa</text:p>
      <text:p text:style-name="P71"/>
      <text:p text:style-name="P66"/>
      <text:p text:style-name="P66">Todos hubiéramos agradecido a este proyecto de oposición que ronda por el país el que hubiera informado al respetable: “Miren, el gobierno va a imponer un plan de estabilización de salarios y de aumento de beneficios, y nosotros, los REPRESENTANTES de los obreros, no tenemos fuerza para impedirlo, pero vamos a protestar, a ver si entre todos logramos hacer algo”. Pero no. Otra vez nos han timado. Y éste es, sin trampas, el panorama en que nos dejan después del tan traído PACTO.</text:p>
      <text:p text:style-name="P71"><text:tab/></text:p>
      <text:p text:style-name="P71"><text:tab/>En una crisis económica, de las fábricas producen menos de lo que pueden producir y hay muchos obreros sin trabajo. Los capitalistas invierten poco, porque no ven expectativas de beneficios. El beneficio de los capitalistas es la diferencia entre el precio y los costes. Los costes han subido estos últimos años, por varias causas. Una de ellas fue la subida de materias primas. Otra causa es que, al producir menos, hay que cargar más a cada unidad producida en concepto de costes fijos, amortizaciones y también salarios de aquellos obreros a quienes no sea posible despedir. Por último, ha habido también un incremento de salarios. Y aunque los capitalistas traspasan a los precios esos aumentos de costes, no todos ellos pueden hacerlo íntegramente. Por tanto, muchos declaran una especie de huelga de inversiones y al faltar en la economía el dinero que habrían cobrado los que trabajan en la producción de esos bienes de inversión, la crisis tiende a agravarse. Son los propios capitalistas los que describen así la situación.</text:p>
      <text:p text:style-name="P78"><text:span text:style-name="T51"><text:tab/></text:span><text:span text:style-name="T41">El crecimiento de la producción metalúrgica (en Cataluña en 1977) será inferior al 2%, en términos reales (es decir, descontando el efecto de la inflación), porcentaje totalmente insuficiente para mantener unos niveles a la actividad aceptables para pasar en la realización de nuevas inversiones (es decir al sobrar capacidad productiva, no se piensa en realizar nuevas inversiones)…La reducción de los márgenes (de beneficio) viene explicada por la inflación de costes que repercute en aumentos de mucha importancia, en todas las partidas, con porcentajes siempre superiores al 20%, pero que en alguna partida llega a ser del orden del 30%. En cambio, el alza de los precios de los productos manufacturados no supera, como media el 18%.</text:span></text:p>
      <text:p text:style-name="P73">(De un informe de Jaime Riviére Manen. Presidente de agrupación de empresarios metalúrgicos de Cataluña CEAM, 29 nov. 1977.)</text:p>
      <text:p text:style-name="P78"><text:span text:style-name="T47"><text:tab/></text:span><text:span text:style-name="T51">Este mismo informe de muestra favorable al pacto de la Moncloa: es decir, a que se imponga un tope de la subida salarial para tratar de aumentar el margen de beneficios. Los empresarios, en general, han estado de acuerdo con el Pacto de la Moncloa, aunque les hubiera gustado añadirle el despido libre que debería regir en toda la democracia bien </text:span><text:soft-page-break/><text:span text:style-name="T51">ordenada. Por cierto, que el eufemismo </text:span><text:span text:style-name="T41">flexibilización en plantillas </text:span><text:span text:style-name="T51">fue utilizado, hace ya tres años, en un documento de la Junta Democrática (probablemente redactado por Tamames), cuando la Junta</text:span><text:span text:style-name="T41"> </text:span><text:span text:style-name="T51">cortejaba a los sectores </text:span><text:span text:style-name="T41">progresistas</text:span><text:span text:style-name="T51"> del empresariado.</text:span></text:p>
      <text:p text:style-name="P78"><text:span text:style-name="T51"><text:tab/>Si la oposición fuera una oposición, y no una colaboración con el capital, hubiera podido decir (sin apartarse de su aceptación básica del sistema capitalista): salgamos de la crisis reactivando el consumo popular, aumentamos la producción de cosas necesarias y útiles para la gente que trabaja y gana poco y para quienes no encuentran trabajo. Eso es lo que decían antes de las elecciones, pero ahora han dado su acuerdo al Pacto de la Moncloa. Los diputados y líderes sindicales de la </text:span><text:span text:style-name="T41">oposición </text:span><text:span text:style-name="T51">legitiman el poder del capital. Ellos siempre dicen que los trabajadores les falta conciencia de clase y que los partidos han de enseñarles como funciona realmente la sociedad. Pero en vez de explicar la verdad en vez de decir: </text:span><text:span text:style-name="T41">miren, el gobierno va a imponer un plan de estabilización de salarios y aumento de beneficios y nosotros, los representantes de los obreros, no tenemos fuerza para impedirlo, pero vamos a protestar, a ver si logramos impedir que entre todos esos planes, </text:span><text:span text:style-name="T51">en vez de decir esta rompen la unidad de la clase obrera y colaboran con el capital, tratando de engañar a la gente, diciendo que ha obtenido contrapartidas, etc. Cubría (aún dentro del sistema capitalista) dar un impulso a la economía con más consumo popular y con más inversiones públicas, pero resulta más fácil adoptar esa salida que se ha tomado.</text:span></text:p>
      <text:p text:style-name="P71"/>
      <text:p text:style-name="P71">LA DOMINACIÓN DEL CAPITAL</text:p>
      <text:p text:style-name="P71"/>
      <text:p text:style-name="P78"><text:span text:style-name="T51"><text:tab/>La dominación del capital se ejerce a través de una mezcla de coerción y consenso. No todo en el capitalismo fascista es coerción ni todo es consenso en el capitalismo parlamentario, donde siempre está en reserva el apelar a eso que los periódicos llaman aquí los </text:span><text:span text:style-name="T41">poderes fácticos</text:span><text:span text:style-name="T51">. Los casos de Austria en 1933, en España 1936, en Chile en 1973. ¿Son una excepción o son una regla de lo que ocurre cuando el mecanismo electoral llega a amenazar el poder del capital? Ahora bien: no puede decirse que los capitalistas sean más fascistas que liberales ni más liberales que fascistas. Estos son dos modelos de comportamiento que la clase capitalista elige según las circunstancias lo permiten (lo que tiene bastante que ver con los periodos de auge del capitalismo industrial), el capitalismo puede preferir que predomine el elemento consensual, parlamentario, sobre el coactivo, porque así su dominio queda más legitimado. Si alguien no entiende qué quiere decir dominación del capital a través del consenso organizado mediante elecciones parlamentarias, que considere el siguiente fragmento de una carta abierta de la dirección de Bimbo, empresa productora de pan de molde, a sus obreros, en huelga en diciembre de 1977 y enero de 1978 contra los topes salariales del Pacto e la Moncloa:</text:span></text:p>
      <text:p text:style-name="P71"/>
      <text:p text:style-name="P78"><text:span text:style-name="T51"><text:tab/></text:span><text:span text:style-name="T41">Nuestra empresa, como todas las empresas de España y nuestros trabajadores, como todos los trabajadores de España, no pueden salirse del marco del Pacto de la Moncloa, porque el Decreto Ley lo exige y porque la solidaridad en el común esfuerzo por salirse de la </text:span><text:soft-page-break/><text:span text:style-name="T41">crisis lo recomienda. Hábilmente y no sabemos con qué ocultos fines, se ha dirigido contra la Empresa una cuestión que ocupa por completo de su ámbito y de la que no es más partícipe que por sus fervientes deseos de solidaridad y colaboración en una causa que alcanza a toda la sociedad y a todos los estamentos de la misma. Por igual motivo (es decir, la retroactividad de los topes salariales del Pacto de la Moncloa) hoy podrían estar en huelga todos los trabajadores de España que tengan convenios en vigor. Y España, a través de los representantes que nosotros votamos el 15 de junio, ha aceptado el Pacto. No es una cuestión de que guste o no guste a una empresa o a unos trabajadores. Es una Ley para todos.</text:span></text:p>
      <text:p text:style-name="P71"/>
      <text:p text:style-name="P78"><text:span text:style-name="T51"><text:tab/>No es pues el imperio de la fuerza, si no la ley, o mejor dicho de un Real Decreto-Ley, acordado por los </text:span><text:span text:style-name="T41">representantes </text:span><text:span text:style-name="T51">políticos del pueblo, tanto del pueblo trabajador como de los capitalistas. Y no vale argumentar que estos representantes fueron elegidos con otros programas (aunque ése sea realmente el caso) porque las elecciones no fueron los delegados revocables cuya obligación sea mantener su programa.</text:span></text:p>
      <text:p text:style-name="P71"/>
      <text:p text:style-name="P71">LA BALANZA DE PAGOS</text:p>
      <text:p text:style-name="P71"/>
      <text:p text:style-name="P78"><text:span text:style-name="T51"><text:tab/>No quedaría completo el panorama si no incluimos, entre los argumentos que se dan en favor de la </text:span><text:span text:style-name="T41">moderación </text:span><text:span text:style-name="T51">salarial, la defensa de la Balanza de Pagos. Se apela al más barato patriotismo para pedir moderación en los aumentos, ya que los efectos inflacionarios sobre los precios ponen en peligro la competitividad de las exportaciones e incrementan las importaciones, llevando así la Balanza de Pagos a situaciones de déficit, a un endeudamiento con el exterior. En el capitalismo moderno, el patriotismo ha adquirido un nuevo símbolo, la Balanza de Pagos. Cuando, en Inglaterra, repetidas veces en las décadas de 1960 y 1970 se ha impuesto, o tratado de imponer, una congelación de salarios, los políticos laboristas han llamado a su pueblo a exhibir el </text:span><text:span text:style-name="T41">espíritu de Dunkerque</text:span><text:span text:style-name="T51">: una solidaridad nacional que les hiciera aceptar tales sacrificios para evitar la deterioración de la Balanza de Pagos. Aquí habría que apelar tal vez al </text:span><text:span text:style-name="T41">espíritu de Móstoles:</text:span><text:span text:style-name="T51"> </text:span><text:span text:style-name="T41">españoles, la patria está en peligro, o mejor dicho su Balanza de Pagos, conformaros con una congelación de salarios.</text:span><text:span text:style-name="T51"> ¿no tiene La UGT o Comisiones Obreras, economistas capaces de hacer un análisis de clase de la Balanza de Pagos? La Balanza de Pagos correspondientes a la clase obrera es muy saneada: ellos son los que han construido hoteles para los turistas y los que le hacen las camas y sirven las comidas: ellos son los que han emigrado a Europa y envían divisas: no son ellos precisamente los responsables de la mayor parte de las importaciones de piensos, porque comen carne en mucha menor proporción. Y la cuestión es aún más grave, porque la preocupación por la Balanza de Pagos lleva necesariamente a contemplar las relaciones económicas internacionales desde el punto de vista de los exploradores: los </text:span><text:span text:style-name="T41">representantes</text:span><text:span text:style-name="T51"> de la clase obrera se alegran y tratan de que la clase obrera comparta esa alegría cuando los extranjeros ven empeorar su relación de intercambio, tanto si esos extranjeros son más ricos como si son más pobres que los obreros españoles.</text:span></text:p>
      <text:p text:style-name="P71"><text:soft-page-break/></text:p>
      <text:p text:style-name="P71">LA LUCHA SINDICAL</text:p>
      <text:p text:style-name="P71"/>
      <text:p text:style-name="P78"><text:span text:style-name="T51"><text:tab/>Pero aunque denunciamos el Pacto de la Moncloa, las luchas sindicales en 1978 van a tener que llevarse teniendo en cuenta las disposiciones del Decreto-Ley del 25 de noviembre de 1977 que los puso en vigor, pues no siempre tendrán fuerza los asalariados para romper esas normas. Precisamente, las elecciones sindicales son un intento de promocionar un sindicalismo en el cual unos funcionarios que ya no son obreros, pactan con el capital en nombre de los obreros. Un sindicalismo que acepta la regla de oro del funcionamiento de la sociedad capitalista que es la que siguiente: </text:span><text:span text:style-name="T41">los trabajos más duros son los que se pagan menos, los menos duros se pagan más y los capitalistas y accionistas que no trabajan nada, son los que ganan más aún y si no ganan lo bastante, se declaran en huelga de inversiones.</text:span><text:span text:style-name="T51"> En vez de tratar de cambiar esto, el nuevo corporativismo dice: mantengamos la sociedad tal cual es, mantengamos el criterio del beneficio privado como motor de la economía, mantengamos las jerarquías de la sociedad y las diferencias de ingresos, cada grupo social debe desempeñar pacíficamente su función social. Tales criterios van a estar recogidos incluso en la Constitución donde se reconocerá la propiedad privada de los medios de producción si ésta cumple su </text:span><text:span text:style-name="T41">función social</text:span><text:span text:style-name="T51"> tantos marxistas como hay en las Cortes y ninguno hará notar que la </text:span><text:span text:style-name="T41">función social</text:span><text:span text:style-name="T51"> de la propiedad privada de los medios de producción es la extracción de plusvalía.</text:span></text:p>
      <text:p text:style-name="P71"/>
      <text:p text:style-name="P71"><text:tab/>El pacto de la Moncloa establece que, en 1978, el total de los salarios más el IRTP y Seguridad Social en cada empresa puede subir como máximo un 22%. En los casos en que se puede romperse esta norma, por falta de fuerza y por el pactismo del sindicalismo colaborador, cabe, sin embargo, tratar de defenderse de alguna manera.</text:p>
      <text:p text:style-name="P71"/>
      <text:p text:style-name="P78"><text:span text:style-name="T51"><text:tab/>En el documento inicial firmado en la Moncloa se decía que al menos la mitad del aumento global se distribuiría linealmente. Eso ya no está en el Decreto-Ley, pero es posible incluir siempre en las plataformas que todo el aumento de la masa salarial se distribuye linealmente y cabe incluso pedir de todo el aumento se concentre en las categorías que cobren menos y que quienes ganen, por ejemplo, por encima de cincuenta o sesenta mil pesetas no tengan ningún aumento, pues esto ya les alcanza seguramente para vivir. Esta cuestión de la </text:span><text:span text:style-name="T41">distribución </text:span><text:span text:style-name="T51">del aumento de la masa salarial total es, tal vez, la más importante que se plantea.</text:span></text:p>
      <text:p text:style-name="P71"/>
      <text:p text:style-name="P71">POR LA IGUALDAD DE SALARIOS</text:p>
      <text:p text:style-name="P71"/>
      <text:p text:style-name="P71"><text:tab/>En un país como España y en casi todos los demás es un hecho bastante evidente que, en general, cuanto más duro y pesado es el trabajo, menos se gana, menos <text:soft-page-break/>derecho se viene a adquirir bienes necesarios o superfluos. Los trabajos peores, los que nadie quiere hacer, los hacen siempre los pobres. En la Europa occidental los hacen los pobres inmigrantes. La situación no es muy distinta en la mayoría de los países llamados socialistas.</text:p>
      <text:p text:style-name="P71"/>
      <text:p text:style-name="P71"><text:tab/>En las sociedades capitalistas, las desigualdades mayores provienen de la muy desigual distribución de los medios de producción, incluyendo el suelo agrícola y urbano. Pero hay también notables diferencias de salarios. ¿Cómo se ha venido justificando esta desigualdad por la teoría económica ortodoxa? Se decía que si el gerente de una fábrica, asalariado, gana un sueldo mucho mayor que un basurero es porque su contribución a la producción (o la contribución de un catedrático, o un ministro) es más alta que la de un basurero, o la de un jornalero del campo o la de un albañil. Esto es una tontería tan útil y agradable que mucha gente se cree y todavía se enseña (adornada con refinamientos teóricos) en algunas Facultades de Economía. Sin embargo, la proporción anterior parece más ajustada a la realidad: en general, cuando más pesado y duro es el trabajo, menos se gana.</text:p>
      <text:p text:style-name="P71"/>
      <text:p text:style-name="P78"><text:span text:style-name="T51"><text:tab/>En la jerarquía de las remuneraciones salariales, tanto en el sector estatal como el privado, tiene un papel importante eso que en castellano se llama </text:span><text:span text:style-name="T41">decoro </text:span><text:span text:style-name="T51">de los distintos estamentos sociales. El decoro de un PNN exige que gane, por hora de trabajo, el doble (por ejemplo) que un jornalero del campo. Esta idea está fuertemente enraizada, sobre todo en quienes se aprovechan de ella. Por ejemplo, dicen los periódicos estos días que los </text:span><text:span text:style-name="T41">consellers </text:span><text:span text:style-name="T51">de la Generalitat ganaría 125.000 pesetas mensuales</text:span><text:span text:style-name="T53"> (770€)</text:span><text:span text:style-name="T51">, porque su </text:span><text:span text:style-name="T41">dignidad </text:span><text:span text:style-name="T51">así lo exige.</text:span></text:p>
      <text:p text:style-name="P71"/>
      <text:p text:style-name="P78"><text:span text:style-name="T51"><text:tab/>Hay que defender la igualdad de salarios, también desde la perspectiva de construir en el futuro un socialismo libre e igualitario, porque lo que ocurre en los países llamados </text:span><text:span text:style-name="T41">socialistas </text:span><text:span text:style-name="T51">es que los burócratas (amparándose en la frase de Marx, carente de sentido, de </text:span><text:span text:style-name="T41">a cada uno según su trabajo)</text:span><text:span text:style-name="T51"> son también quienes ganan más, trabajando menos, y no faltan por tanto vocaciones de burócrata.</text:span></text:p>
      <text:p text:style-name="P71"/>
      <text:p text:style-name="P71">OTRAS CUESTIONES PARA LA LUCHA SINDICAL</text:p>
      <text:p text:style-name="P71"/>
      <text:p text:style-name="P78"><text:span text:style-name="T51"><text:tab/>Es importante obligar a las empresas a que en el cálculo de la masa salarial (incluidos IRP</text:span><text:span text:style-name="T53">F</text:span><text:span text:style-name="T51"> y Seguridad Social) para 1977 (que sirve de base para calcular el aumento del 22%) metan también los sueldos de gerentes y altos cargos y también los sobres y gratificaciones que se los dan bajo mano. Debe incluirse también en la masa salarial las horas extras pagadas por fuera de la nómina que se hayan realizado por encima del máximo legal, que muchas empresas no respetan. Hay que negarse aceptar cálculos de las empresas que parezcan falsos.</text:span></text:p>
      <text:p text:style-name="P71"/>
      <text:p text:style-name="P78"><text:soft-page-break/><text:span text:style-name="T51"><text:tab/>Hay otras cuestiones a considerar. En primer lugar, la </text:span><text:span text:style-name="T41">retroactividad.</text:span><text:span text:style-name="T51"> El Decreto-Ley establece (art. 9) que </text:span><text:span text:style-name="T41">quedarán suspendidos los efectos de las cláusulas automáticas de revisión salarial…. En cuanto tales cláusulas implicasen crecimientos salariales efectivos superiores a lo prevenido.</text:span><text:span text:style-name="T51"> Con respecto a esta cuestión ha habido rasgaduras de vestidos por parte de las centrales sindicales reformistas -sean bienvenidas en cuanto suponen oposición al Pacto. Supongamos una empresa, cuyo convenio colectivo acordado en 1977 prevé aumentos equivalentes al coste de la vida más un tanto por ciento y que ese convenio esté todavía vigente en 1978. ¿Quiere decir que esta cláusula de retroactividad que ese tanto por ciento quede excluido del aumento? En principio eso es lo que quiere decir, con dos salvedades importantes:</text:span></text:p>
      <text:list xml:id="list1301819934" text:style-name="WWNum10">
        <text:list-item>
          <text:p text:style-name="P109"/>
        </text:list-item>
      </text:list>
      <text:p text:style-name="P37">La retroactividad se aplica, una vez más, a la masa salarial global de cada empresa; por tanto, es bien posible que los trabajadores peor pagados puedan hacer valer su derecho al aumento del coste de la vida más el tanto por ciento pactado</text:p>
      <text:list xml:id="list192841982778388" text:continue-numbering="true" text:style-name="WWNum10">
        <text:list-item>
          <text:p text:style-name="P109"/>
        </text:list-item>
      </text:list>
      <text:p text:style-name="P37">La retroactividad no es aplicable cuando los aumentos pactados por encima del coste de la vida tenían por motivo en los convenios el de una participación a los obreros en los aumentos de productividad (ver más abajo, sobre esta cuestión muy importante) </text:p>
      <text:p text:style-name="P38">Si los obreros están en condiciones de argumentar que los aumentos de salarios (por encima del coste de la vida) se deben a un mayor nivel de productividad, pueden escapar a la cláusula de retroactividad (y con mayor razón pueden escapar al tope salarial del 22% para 1978).</text:p>
      <text:p text:style-name="P25"><text:s/></text:p>
      <text:p text:style-name="P29"><text:span text:style-name="T51"><text:tab/>En segundo lugar, si al llegar el mes de junio de 1978, el índice de precios está aumentando a más de un ritmo del 22% anual (es decir, si en los primeros 6 meses el aumento llega ya al 11,5%) puede pedirse otro aumento extra, correspondiente a ese crecimiento extra del índice de precios. Claro que aquí los partidos de </text:span><text:span text:style-name="T41">izquierda </text:span><text:span text:style-name="T51">hicieron otra gran rebaja y le dan salida a los capitalistas diciendo que ese aumento extra no hay que darlo si el crecimiento extra de los precios se debe a otra devaluación de la peseta, o a un aumento del precio del petróleo o a circunstancias excepcionales en la agricultura (que llueva mucho o que llueva poco); ¡como si eso fuera responsabilidad de los obreros! En todo caso; hay que estar atentos en junio-julio para pedir más, si los precios suben más del 11% en los seis primeros meses.</text:span></text:p>
      <text:p text:style-name="P25"/>
      <text:p text:style-name="P29"><text:span text:style-name="T51"><text:tab/>En tercer lugar, ¿qué ocurre en las empresas cuya productividad aumenta, es decir, donde la producción aumenta en mayor proporción que el número de horas trabajadas, ya sea porque se trabaja con incentivo o porque hay una mejora en las máquinas o porque aumenta el grado de utilización de la capacidad productiva? Los aumentos mencionados sirven únicamente para conservar el poder adquisitivo de los salarios; no son aumentos, sino una congelación de salarios reales, considerados globalmente. Es decir, esos aumentos no tienen ninguna relación con incrementos en el ritmo de trabajo no con aumentos de productividad debidos a las mejoras tecnológicas o a un mayor uso de las máquinas. Ahora bien, si en una empresa la productividad ha aumentado ¿pueden los capitalistas negarse a pagar más por encima de los aumentos que ya hemos explicado? No, no pueden negarse. Así lo dice explícitamente el Decreto Ley (art. 1º, apartado 3): </text:span><text:span text:style-name="T41">los crecimientos de la masa salarial bruta </text:span><text:soft-page-break/><text:span text:style-name="T41">de cada empresa se calcularán en condiciones de homogeneidad respecto a los dos periodos objeto de comparación…en lo que respecta a…. niveles de productividad. Hay que estar atentos a esto y exigir de las empresas cifras con respecto a la productividad por hora de trabajo. Esto puede dar una base para negarse a la aplicación retroactiva del Pacto de la Moncloa a convenios previamente pactados (como ya explicamos) y también da argumentos para pedir aumentos globales superiores al 22% en 1978.</text:span></text:p>
      <text:p text:style-name="P31"/>
      <text:p text:style-name="P29"><text:span text:style-name="T41"><text:tab/></text:span><text:span text:style-name="T51">Por último, hay otra cuestión. El Pacto dice (ésta es una de las mayores rebajas que nunca han hecho un partido comunista y un partido socialista en la historia de Europa) que si los trabajadores piden más de la norma salarial global del 22% para 1978 y la consiguen, los capitalistas quedan facultados a despedir hasta el 5% de la plantilla, con una indemnización (según el Decreto-Ley, art. 7, de sólo dos semanas por año trabajado) Es evidente que esto es intolerable y que no hay que dejarse chantajear, incluso Comisiones Obreras y UGT se han mostrado en contra de esta cláusula del Pacto. Buen favor les hizo el gobierno a Marcelino Camacho y a Nicolás Redondo aplicando el Pacto Social de la Moncloa por Derecho-Ley y no mediante una Ley discutida en las Cortes. En caso contrario, ya que como diputado de PCE y del PSOE están a favor del Pacto, pero como líderes sindicales dicen que están un poco en contra o al menos así lo fingir, se hubieran visto en una difícil tesitura a la hora de votar en las Cortes.</text:span></text:p>
      <text:p text:style-name="P25"/>
      <text:p text:style-name="P29"><text:span text:style-name="T51"><text:tab/>Las demás cuestiones del Pacto de la Moncloa (es decir, las </text:span><text:span text:style-name="T41">contrapartidas,</text:span><text:span text:style-name="T51"> de las cuales no hay rastro en el Decreto-Ley) son mero entretenimiento de los políticos. Cuando leemos que Felipe González está afiliado a la UGT, nos preguntamos ¿a qué sindicato? Suponemos que debe ser al Sindicato del Espectáculo (sección parlamentarios) Por esos aspectos que hemos comentado (y que son los recogidos en el Decreto-Ley) son importantes porque van a salir a relucir en todas las luchas y negociaciones de convenios.</text:span></text:p>
      <text:p text:style-name="P25"/>
      <text:p text:style-name="P25"><text:tab/>Digamos para acabar ¿qué pasa en una empresa donde los trabajadores tengan fuerzas e impongan mejoras sustanciales, superiores a esos aumentos previstos en el Pacto. Los empresarios, cuando se les pida aumentos de salarios reales, que aumenten el poder adquisitivo, se refugiaran bajo las faldas de Suárez, González y Carrillo, Redondo y Camacho y todos los demás, diciendo que ellos si que estarían dispuestos a dar más aumentos pero que el gobierno y la oposición no les dejan. En otros casos esgriman la amenaza del despido del 5% de la plantilla. Otras veces dirán que estarían dispuestos a dar aumentos superiores a esos techos salariales pero que no pueden hacerlo porque el gobierno entonces les quitará ayudas de créditos, desgravación de impuestos, etc.</text:p>
      <text:p text:style-name="P25"/>
      <text:p text:style-name="P29"><text:span text:style-name="T51"><text:tab/>Entonces hay que tener muy presente la importante cuestión de la </text:span><text:span text:style-name="T41">distribución </text:span><text:span text:style-name="T51">del aumento global tolerado, que ha de ser igualitaria o mejor aún exclusiva para los salarios más bajos. Excluir del aumento los sueldos y otras retribuciones de gerentes y altos cargos de empresas, puede ser una buena respuesta a las lamentaciones de los empresarios. Otra respuesta puede ser el atribuir los aumentos superiores al tope salarial a aumentos (reales o hipotéticos) de productividad. En todo caso, al empresario que ante la presión obrera tenga que dar aumentos mayores a los pactados en la Moncloa, no le van a meter en la cárcel, ¿verdad? Hay muchas leyes que no se cumplen, como las que prohíben la evasión de capitales, </text:span><text:soft-page-break/><text:span text:style-name="T51">las que los funcionarios trabajen en empresas privadas, la de amnistía laboral, etc. El Real Decreto-Ley que resume las rebajas pactadas por los políticos en el Pacto de la Moncloa pueden ser muy bien una ley que no se cumpla, esta vez es beneficio de los obreros.</text:span></text:p>
      <text:p text:style-name="P25"/>
      <text:p text:style-name="P25">NO HABLEMOS DE LA ECONOMÍA</text:p>
      <text:p text:style-name="P25"/>
      <text:p text:style-name="P29"><text:span text:style-name="T51"><text:tab/>Finalmente, es necesario decir lo más importante. No hemos movido dentro del marco señalado por los economistas. Hemos hablado de maneras de </text:span><text:span text:style-name="T41">salir de la crisis </text:span><text:span text:style-name="T51">esto es, de aumentar la producción, la inversión, la demanda, el consumo -magnitudes globales que nada significan, en realidad. La </text:span><text:span text:style-name="T41">producción </text:span><text:span text:style-name="T51">no es más que la suma de una serie de cosas fundamentalmente heterogéneas. La </text:span><text:span text:style-name="T41">inversión </text:span><text:span text:style-name="T51">global no es si no una suma de esfuerzos y medios materiales dedicados a construir instrumentos de producción algunos útiles para el bien estar y otros inútiles. Hemos hablado del paro, globalmente considerado, pero en realidad no hemos de pedir más trabajo, sino menos para los obreros que ya trabajan con ritmos extenuantes y haciendo horas extras y más trabajo, si acaso, para quienes no trabajan. Hay que repetir siempre que, fundamentalmente, la composición de la producción y de la inversión responden a la distribución de los ingresos privados y del poder de decisión sobre los ingresos públicos, además de responder también hasta cierto punto, a una mezcla de necesidades verdaderas de la humanidad y de necesidades inventadas por el capitalismo en su búsqueda de lucro. No caigamos pues el juego de emplear estas magnitudes globales, ya que estamos en contra del sistema capitalista y de la distribución del poder de compra y del poder político que lo acompañan.</text:span></text:p>
      <text:p text:style-name="P71"/>
      <text:p text:style-name="P71"><text:tab/> </text:p>
      <text:p text:style-name="P71"/>
      <text:p text:style-name="P78"/>
      <text:p text:style-name="P78"/>
      <text:p text:style-name="P71">Ajoblanco, nº 30, 1978</text:p>
      <text:p text:style-name="P7"/>
      <text:p text:style-name="P88"/>
      <text:p text:style-name="P88"/>
      <text:p text:style-name="P60"/>
      <text:p text:style-name="P60"/>
      <text:p text:style-name="P60"/>
      <text:p text:style-name="P86">Apéndice 4</text:p>
      <text:p text:style-name="P64">Acuerdos elaborados en el Pleno Nacional de Regionales</text:p>
      <text:p text:style-name="P65">Celebrado en noviembre de 1978</text:p>
      <text:p text:style-name="P65">Dictamen sobre estrategia Sindical. Contra la ley antiterrorismo</text:p>
      <text:p text:style-name="P65">Ponencia sobre la problemática del Campo</text:p>
      <text:p text:style-name="P65">Dictamen sobre el paro y los expedientes de crisis</text:p>
      <text:p text:style-name="P71"/>
      <text:p text:style-name="P66"/>
      <text:p text:style-name="P13">La estrategia sindical de la CNT está condicionada por las nuevas realidades en que se encuentra inmerso el mundo del trabajo a partir de las elecciones sindicales. Es preciso analizar lo que éstas suponen, así como las consecuencias que se derivan de este proceso para los trabajadores.</text:p>
      <text:list xml:id="list29255719" text:style-name="WWNum11">
        <text:list-item>
          <text:p text:style-name="P111">Imponen el Pacto Social en la medida en que los comités de empresa surgidos de estas elecciones están compuestos en su mayoría por miembros de las centrales “sindicales” subsidiarias (CC.OO, UGT, S. Independiente y Dependientes) de los partidos PCE-PSUC y PSOE-PSC que ha firmado dicho pacto. Ya que estos comités son los únicos a los que se les reconoce capacidad legal para firmar convenios, por lo que admiten y admitirán en el futuro; topes salariales, aumento del paro, aumento de los precios y carestía de la vida, es decir todas las medidas que atenten contra los salarios y la capacidad adquisitiva de los trabajadores.</text:p>
        </text:list-item>
      </text:list>
      <text:p text:style-name="P78"/>
      <text:list xml:id="list192841839059649" text:continue-numbering="true" text:style-name="WWNum11">
        <text:list-item>
          <text:p text:style-name="P111">Esta capacidad legal de representación y negociación ante la patronal, de dos años de educación, supone:</text:p>
        </text:list-item>
      </text:list>
      <text:p text:style-name="P9"/>
      <text:list xml:id="list1479167454" text:style-name="WWNum12">
        <text:list-item>
          <text:p text:style-name="P112">La práctica de una política de hechos consumados.</text:p>
        </text:list-item>
      </text:list>
      <text:p text:style-name="P16"/>
      <text:list xml:id="list192841049413948" text:continue-numbering="true" text:style-name="WWNum12">
        <text:list-item>
          <text:p text:style-name="P112">La diversificación de los convenios por empresas, que se traduce en una situación de desamparo para las empresas, la fragmentación y el aislamiento de las grandes, al generar un espíritu de chovinismo de empresa que merma el poder de autodefensa y la unidad de todos los trabajadores, única garantía de avances y conquistas sociales.</text:p>
        </text:list-item>
      </text:list>
      <text:p text:style-name="P78"/>
      <text:list xml:id="list192841548861101" text:continue-list="list192841839059649" text:style-name="WWNum11">
        <text:list-item>
          <text:p text:style-name="P111">Las elecciones a corto plazo suponen la creación de un sindicalismo de nuevo tipo que se levanta siguiendo el modelo verticalista sobre las espaldas y las ruinas de los auténticos sindicatos obreros.</text:p>
        </text:list-item>
      </text:list>
      <text:p text:style-name="P9"/>
      <text:list xml:id="list192840929080430" text:continue-numbering="true" text:style-name="WWNum11">
        <text:list-item>
          <text:p text:style-name="P111"><text:soft-page-break/>En el último término han supuesto y suponen una maniobra de distracción desviando la atención de los trabajadores de sus auténticos intereses de clase y apartándola de sus métodos tradicionales de la lucha.</text:p>
        </text:list-item>
      </text:list>
      <text:p text:style-name="P9"/>
      <text:p text:style-name="P12">De todo lo expuesto se desprende la necesidad de desarrollar las secciones sindicales de CNT en la empresa. Organismo básico para el desarrollo de la libertad sindical y como medio de lucha. La sección sindical es el órgano primario de la CNT en la empresa, estando formada por el conjunto de trabajadores afiliados a CNT en la empresa, debiendo constituirse a partir de dos o más componentes. Tiene por objeto:</text:p>
      <text:p text:style-name="P29"/>
      <text:list xml:id="list415876319" text:style-name="WWNum13">
        <text:list-item>
          <text:p text:style-name="P113">Organizar a los trabajadores para solucionar los problemas que le afecten en el seno de la empresa (salarios, relaciones de trabajo, etc…).</text:p>
        </text:list-item>
      </text:list>
      <text:p text:style-name="P9"/>
      <text:list xml:id="list192840298387334" text:continue-numbering="true" text:style-name="WWNum13">
        <text:list-item>
          <text:p text:style-name="P113">Asociarse a través del sindicato, la federación local…… que otros trabajadores de empresas y ramas de producción, con el fin de desarrollar la acción conjunto y generalizada de la clase obrera frente a las agresiones del capital.</text:p>
        </text:list-item>
      </text:list>
      <text:p text:style-name="P78"/>
      <text:list xml:id="list192840366359872" text:continue-numbering="true" text:style-name="WWNum13">
        <text:list-item>
          <text:p text:style-name="P113">Carácter revolucionario de la sección sindical:</text:p>
        </text:list-item>
      </text:list>
      <text:p text:style-name="P9"/>
      <text:list xml:id="list540631164" text:style-name="WWNum14">
        <text:list-item>
          <text:p text:style-name="P114">Denuncia y defensa ante la explotación del capital.</text:p>
        </text:list-item>
      </text:list>
      <text:p text:style-name="P16"/>
      <text:list xml:id="list192842112001951" text:continue-numbering="true" text:style-name="WWNum14">
        <text:list-item>
          <text:p text:style-name="P114">Denuncia de los manejos de los sindicatos reaccionarios y de los actuales comités de empresa.</text:p>
        </text:list-item>
      </text:list>
      <text:p text:style-name="P16"/>
      <text:p text:style-name="P29">Funciones de la sección sindical:</text:p>
      <text:p text:style-name="P29"/>
      <text:list xml:id="list2297854304" text:style-name="WWNum15">
        <text:list-item>
          <text:p text:style-name="P115">Fomento de la solidaridad y apoyo mutuo</text:p>
        </text:list-item>
      </text:list>
      <text:p text:style-name="P9"/>
      <text:list xml:id="list192840349729313" text:continue-numbering="true" text:style-name="WWNum15">
        <text:list-item>
          <text:p text:style-name="P115">Garantizar al asesoramiento jurídico a sus afiliados.</text:p>
        </text:list-item>
      </text:list>
      <text:p text:style-name="P78"/>
      <text:list xml:id="list192841550331582" text:continue-numbering="true" text:style-name="WWNum15">
        <text:list-item>
          <text:p text:style-name="P115">Cobro de las cuotas a sus afiliados.</text:p>
        </text:list-item>
      </text:list>
      <text:p text:style-name="P78"/>
      <text:list xml:id="list192840281568339" text:continue-numbering="true" text:style-name="WWNum15">
        <text:list-item>
          <text:p text:style-name="P115">Elección del comité de la sección sindical (secretario de organización, tesorero, prensa y propaganda, etc.) haciendo pública su presencia en la empresa para que sean conocidos en este caso de que algún trabajador solicite la ayuda de CNT y defensa de los intereses de sus afiliados.</text:p>
        </text:list-item>
      </text:list>
      <text:p text:style-name="P78"/>
      <text:list xml:id="list192842306513996" text:continue-numbering="true" text:style-name="WWNum15">
        <text:list-item>
          <text:p text:style-name="P115">Difusión y reparto de prensa y propaganda confederal.</text:p>
        </text:list-item>
      </text:list>
      <text:p text:style-name="P9"/>
      <text:p text:style-name="P12">La sección sindical, tendrá derecho a reunirse cuantas veces crea necesario en horas de trabajo y previo aviso a la empresa. La empresa facilitará a los miembros de la sección sindical, así como tiempo disponible para la realización de éstas, locales de reunión en horas de trabajo. La sección dispondrá de un tablón de anuncios para la publicación de información tanto laboral como sindical.</text:p>
      <text:p text:style-name="P12"/>
      <text:p text:style-name="P12"><text:soft-page-break/>Debemos potenciar las asambleas de trabajadores en los centros de producción y en los ramos, siempre que de ellas no surjan organismos cuyas actividades sean las que les deben corresponder a los sindicatos. Debemos luchar en contra de toda tendencia a la constitución de sindicatos unitarios, de empresa, sindicatos ligados a la dirección de la empresa o comités de empresa de carácter estable. Debemos respetar las decisiones de los trabajadores, tomadas en asambleas, sin que esto suponga que debamos aceptar dichas decisiones como propias o que estemos obligados a compartirlas -las decisiones y posiciones de la CNT sólo pueden emanar de las asambleas de sus sindicatos.</text:p>
      <text:p text:style-name="P12"/>
      <text:p text:style-name="P12">En caso de conflicto en las empresas, en asamblea de centro y a mano alzada se elegirá un comité de huelgas, al que se incorporará un miembro por cada sindicato presente en la factoría, el sindicato que lo deseé. A partir de ese momento, será el comité de huelga al que corresponderá todas las tareas técnicas de preparación y extensión del conflicto en colaboración estrecha con las centrales sindicales que además también intervendrán a través del mismo por el carácter de su composición.</text:p>
      <text:p text:style-name="P12"/>
      <text:p text:style-name="P12">El fin de la huelga será establecido a través de la asamblea, sin que la decisión exija que los discrepantes dejen de hacer campaña por la extensión y defensa de sus posiciones, que naturalmente considerarán correctas. Consideramos el derecho de huelga como ilegislable.</text:p>
      <text:p text:style-name="P12"/>
      <text:p text:style-name="P12">La coordinación de la sección sindical y el sindicato, debe ser siempre a través del sindicato local de la Federación Local al que se adscriben en el acta de constitución:</text:p>
      <text:p text:style-name="P12"/>
      <text:list xml:id="list1639046567" text:style-name="WWNum16">
        <text:list-item>
          <text:p text:style-name="P116">Mediante el delegado de la sección sindical al sindicato</text:p>
        </text:list-item>
      </text:list>
      <text:p text:style-name="P9"/>
      <text:list xml:id="list192841903235684" text:continue-numbering="true" text:style-name="WWNum16">
        <text:list-item>
          <text:p text:style-name="P116">Mediante las asambleas plenarias de sindicatos.</text:p>
        </text:list-item>
      </text:list>
      <text:p text:style-name="P9"/>
      <text:p text:style-name="P12">Las secciones sindicales deberán dar cuenta inmediatamente de cuanto suceda de conflicto en sus respectivas empresas para que el sindicato pueda atender a cualquier eventualidad.</text:p>
      <text:p text:style-name="P12"/>
      <text:p text:style-name="P12">Ante las negociaciones de las contrataciones colectivas, entendemos como tales los acuerdos a los que llegan los trabajadores y patronos, a través de sus organizaciones respectivas, rechazando cualquier posible arbitraje de las negociaciones por terceros, sea la Delegación de Trabajo, los organismos autonómicos o cualquier otro.</text:p>
      <text:p text:style-name="P12"/>
      <text:p text:style-name="P12">CNT debe estar en la negociación de las contrataciones, ya que es uno de los factores principales de movilización y lucha de los trabajadores. CNT como organización obrera, no puede mantenerse al margen de la realidad del mundo laboral y por tanto su participación en las contrataciones se hace necesaria. La CNT debe negociar las contrataciones como el sindicato en defensa de los intereses de sus afiliados. En el caso de que se hayan homologado convenios que no satisfagan nuestras reivindicaciones, intentaremos imponerlas en las empresas y sectores en que dispongamos de suficiente fuerza. Se evitará en lo posible las contrataciones de empresa pasando a reclamar y unificar todas las contrataciones de un mismo ramo, en uno provincial de carácter único.</text:p>
      <text:p text:style-name="P12"><text:soft-page-break/></text:p>
      <text:p text:style-name="P12">La CNT debe relacionarse con centrales sindicales con la finalidad prioritaria, de proceder a campañas por la dimisión de los comités de empresa y de aquellos organismos que los sustituyen. También con motivo de la negociación de convenios colectivos y para todas aquellas otras tareas que lo precisen, respetando en todo caso los acuerdos de la Organización. Rechazará cualquier relación para negociar, con los sindicatos amarillos.<text:tab/></text:p>
      <text:p text:style-name="P12"/>
      <text:p text:style-name="P12">La firma de los pactos sociales, son consecuencia de un momento de crisis en la que el capital ve reducidos sus beneficios y necesita hallar una solución que le permita recuperarlos, pues estos son la verdadera fuerza motriz de la economía capitalista bajo cualquier gobierno. El capital necesitará un nuevo marco político-económico que le preste confianza y seguridad, ante el incremento de la lucha obrera, necesita calmarla por medio de unas mejoras más aparentes que reales: en este marco se llega al pacto social, cuyo objetivo es, paralizar al movimiento obrero, adecuándolo a un modelo europeo necesario para su integración en Europa y en el Mercado Común, única forma de conseguir la confianza del capital para que vuelva a invertir.</text:p>
      <text:p text:style-name="P12"/>
      <text:p text:style-name="P12">El pacto en términos económicos se traduce en las siguientes medidas: congelación salarial del 12 por ciento, con la intención de reducir el nivel de inflación al 9 por ciento, el resultado de esto es el incremento de las tasas de beneficio por parte de capitalistas y en un descenso de poder adquisitivo de los trabajadores, que se vería agravado en el caso de ser aprobado en el caso de ser aprobado por tres años. Rechazamos a la afirmación de que el incremento del índice real del coste de la vida, sea del 12 por ciento y además este aumento intentaría reparar la pérdida del nivel adquisitivo, experimentada en el 78, en modo alguno prevé las nuevas deterioras por la subida de precios en el 79 y en mucho menos recuperar las pérdidas del 77.</text:p>
      <text:p text:style-name="P12"/>
      <text:p text:style-name="P12">Las anteriores medidas que intentan como animar al capital a invertir, para así generar los 200.000 puestos de trabajo anuales, de forma que el paro no siga creciendo en modo alguno prevén disminuir el paro actual, que por otra parte tendrá que aumentar en base a la regulación y flexibilización de plantillas, es decir, gracias al despido libre (recordemos que en los últimos pactos el crecimiento del paro desbordó todas las previsiones, esto hace prever que se seguirá en la misma línea).</text:p>
      <text:p text:style-name="P12"/>
      <text:p text:style-name="P12">La postura de la CNT ante los nuevos pactos, es de un completo rechazo a los mismos, por considerarlos un instrumento de poder tendente a reafirmar la prepotencia del gran capital a costa de cargar las consecuencias de la crisis provocada por ellos sobre las espaldas de los trabajadores.</text:p>
      <text:p text:style-name="P12"/>
      <text:p text:style-name="P12">Como consecuencia de este rechazo, efectuaremos una denuncia sistemática del papel desempeñado por el gobierno, las centrales sindicales y partidos políticos firmantes, de esta nueva traición a los intereses de los trabajadores.</text:p>
      <text:p text:style-name="P12"/>
      <text:p text:style-name="P12">Asimismo, combatiremos la aplicación de los nuevos pactos en cuanto a materia reivindicativa, mediante el ejercicio cotidiano de nuestras formas de lucha anarcosindicalista, negándonos a participar en las reuniones y en los pactos sociales.</text:p>
      <text:p text:style-name="P12"><text:soft-page-break/></text:p>
      <text:p text:style-name="P78">DICTAMEN SOBRE EL PARO Y LOS EXPEDIENTES DE CRISIS</text:p>
      <text:p text:style-name="P78"/>
      <text:p text:style-name="P12">La crisis económica que resulta como consecuencia de una desproporción entre la demanda y la oferta a causa de una desmedida producción incontrolada, base del sistema comunista, obliga al capital a solucionar la crisis haciendo caer el producto de las múltiples contradicciones capitalistas en las espaldas de los sustentadores de la producción y único elemento ajeno a su aparición: el trabajador. Estas crisis económicas conllevan unos elementos negativos necesarios para su posible desaparición, desde las perspectivas capitalistas. Uno de los elementos más apreciables es el paro, que produce lógicamente la desunión y general insolaridad entre trabajadores a causa del propio medio capitalista.</text:p>
      <text:p text:style-name="P12"/>
      <text:p text:style-name="P12">Entendemos que el paro es fruto del propio capitalismo. Más aún, que es inherente al capitalismo. Que donde haya capitalismo habrá paro y muchos hombres y mujeres estarán condenados a codiciar un lugar donde vender un esfuerzo y sufrimiento, porque todos sabemos que si bien es grave la explotación a que se nos somete el trabajo, mucho peor es todavía la condición de aquellos que no lo encuentran, viéndose obligados a emigrar o a aceptar trabajos y condiciones laborales que de otro modo haría tiempo que estarían superados. Hemos llegado a esta conclusión (la que mientras vivamos en la sociedad capitalista habrá parados), tras el estudio de la naturaleza del capitalismo y de sus fundamentos, de la necesidad que éste tiene que mantener un ejercito de reserva y de mano de obra, de las profundas tensiones entre capitalistas se producen por el efecto de la competencia y de los cambios que los nuevos sistemas de producción le exigen, provocando un eterno trasvase de trabajadores de unas empresas a otras. En definitiva; el paro está producido por la profunda desorganización social que el sistema capitalista engendra.</text:p>
      <text:p text:style-name="P12"/>
      <text:p text:style-name="P12">Siendo eso así, entendemos que el paro no podrá resolverse dentro del marco de la sociedad capitalista, y que sólo el día que esta sociedad sea definitivamente suprimida y sustituida por la sociedad libertaria e igualitaria, el paro dejará de ser el fantasma con que el trabajador se enfrenta día a día.</text:p>
      <text:p text:style-name="P12"/>
      <text:p text:style-name="P12">Que esto es así no contradice el hecho que en ciertos momentos que el capitalismo pueda aparentar el pleno empleo, forzando a emplear capas de trabajadores a un trabajo estéril, tal como la fabricación de armamento, etc. Ya que rápida y cíclicamente el paro vuelve a aumentar, tras estos períodos que algunos trabajadores sin conciencia social pueden considerar “floridos” o de “vacas gordas” no tenemos más que recordar las manifestaciones promovidas por los trabajadores, si así puede llamárseles, de las industrias química electrónica y bélicas de Norte América en favor de la guerra de Vietnam, ya que ésta les proporcionaba trabajo y su terminación podía llevar el cierre de muchas empresas.</text:p>
      <text:p text:style-name="P12"/>
      <text:p text:style-name="P12">Queda pues claro, tras este análisis muy esquemático y por tanto, seguramente oscuro en algunos de los puntos que, para nosotros, no tiene sentido la expresión “alternativa al paro”, pero si la tiene y muy claro, la expresión “lucha contra el paro” y actitud de la CNT en ella.</text:p>
      <text:p text:style-name="P12"><text:soft-page-break/></text:p>
      <text:p text:style-name="P12">Para clarificar la actitud de la CNT respecto de la lucha que el conjunto de la clase trabajadora pueda llevar a cabo, contra el sistema social injusto que lo engendra, consideremos tres aspectos:</text:p>
      <text:p text:style-name="P12"/>
      <text:list xml:id="list1134722833" text:style-name="WWNum17">
        <text:list-item>
          <text:p text:style-name="P117">Reivindicaciones de los distintos sindicatos de CNT pueden exigir con el fin de paliar los efectos más graves del paro.</text:p>
        </text:list-item>
      </text:list>
      <text:p text:style-name="P9"/>
      <text:list xml:id="list192841143181807" text:continue-numbering="true" text:style-name="WWNum17">
        <text:list-item>
          <text:p text:style-name="P117">Modos de acción y lucha que la CNT propone.</text:p>
        </text:list-item>
      </text:list>
      <text:p text:style-name="P9"/>
      <text:list xml:id="list192841259855337" text:continue-numbering="true" text:style-name="WWNum17">
        <text:list-item>
          <text:p text:style-name="P117">Actitud de CNT frente a los expedientes de crisis y regulación de plantilla</text:p>
        </text:list-item>
      </text:list>
      <text:p text:style-name="P9"/>
      <text:p text:style-name="P12">Con respecto al primer apartado señalamos algunas de las que en CNT puede propugnar incluir en todos los convenios:</text:p>
      <text:p text:style-name="P12"/>
      <text:list xml:id="list2878194507" text:style-name="WWNum18">
        <text:list-item>
          <text:p text:style-name="P118">Jubilación a los 60 años y reducción voluntaria a los 55 años con el 100 por 100 del salario, revisable según coste de vida bajo control sindical y en función del aumento de la población laboral juvenil.</text:p>
        </text:list-item>
      </text:list>
      <text:p text:style-name="P9"/>
      <text:list xml:id="list192841250526275" text:continue-numbering="true" text:style-name="WWNum18">
        <text:list-item>
          <text:p text:style-name="P118">Reducción de la jornada laboral a 35 horas semanales y trabajos penosos tóxicos, etc., a 30 horas.</text:p>
        </text:list-item>
      </text:list>
      <text:p text:style-name="P78"/>
      <text:list xml:id="list192841171140323" text:continue-numbering="true" text:style-name="WWNum18">
        <text:list-item>
          <text:p text:style-name="P118">Seguridad Social y subsidio de paro por tiempo indefinido al 100 por 100 del salario real, revisable según coste de vida.</text:p>
        </text:list-item>
      </text:list>
      <text:p text:style-name="P78"/>
      <text:list xml:id="list192841323401229" text:continue-numbering="true" text:style-name="WWNum18">
        <text:list-item>
          <text:p text:style-name="P118">Amnistía laboral y readmisión de todos los despidos, con respecto de antigüedad, como si hubieran permanecido en sus puestos de trabajo.</text:p>
        </text:list-item>
      </text:list>
      <text:p text:style-name="P78"/>
      <text:list xml:id="list192841037098185" text:continue-numbering="true" text:style-name="WWNum18">
        <text:list-item>
          <text:p text:style-name="P118">Realización de asambleas públicas y debate. Acciones de divulgación del problema, escritos, manifiestos, panfletos, ocupaciones de vías públicas y locales oficiales.</text:p>
        </text:list-item>
      </text:list>
      <text:p text:style-name="P78"/>
      <text:list xml:id="list192841124503003" text:continue-numbering="true" text:style-name="WWNum18">
        <text:list-item>
          <text:p text:style-name="P118">Hacer campañas de no pagar alquileres de casas, transportes, enseñanza de hijos, etc. (se incluye Ley de 1940 sobre este punto).</text:p>
        </text:list-item>
      </text:list>
      <text:p text:style-name="P78"/>
      <text:list xml:id="list192842313692427" text:continue-numbering="true" text:style-name="WWNum18">
        <text:list-item>
          <text:p text:style-name="P118">Ocupación de solares urbanos amplios, transformándolos en fincas de explotación comunitaria.</text:p>
        </text:list-item>
      </text:list>
      <text:p text:style-name="P78"/>
      <text:list xml:id="list192842111304321" text:continue-numbering="true" text:style-name="WWNum18">
        <text:list-item>
          <text:p text:style-name="P118">Ocupación de fincas de terratenientes sin explotar, para trabajarlas comunitariamente. El equipamiento de éstas a parte de la solidaridad de la CNT, podrá exigirse a quien corresponde o lo tenga.</text:p>
        </text:list-item>
      </text:list>
      <text:p text:style-name="P78"/>
      <text:list xml:id="list192841069852831" text:continue-numbering="true" text:style-name="WWNum18">
        <text:list-item>
          <text:p text:style-name="P118">Creación de actividades comunitarias por parte de CNT. Dentro de estas actividades consideramos positivo establecer redes de distribución y comercialización de productos eliminando la plaga de intermediarios.</text:p>
        </text:list-item>
      </text:list>
      <text:p text:style-name="P78"><text:soft-page-break/></text:p>
      <text:list xml:id="list192842258742709" text:continue-numbering="true" text:style-name="WWNum18">
        <text:list-item>
          <text:p text:style-name="P118">Respuesta solidaria contra todos los despidos, sanciones y expedientes de crisis.<text:span text:style-name="T62"> </text:span>De experiencias y de la creación de una de solidaridad e información que tan importante es en los medios rurales. Proponemos:</text:p>
        </text:list-item>
      </text:list>
      <text:p text:style-name="P78"/>
      <text:list xml:id="list694466710" text:style-name="WWNum19">
        <text:list-item>
          <text:p text:style-name="P119">Abolición de la Seguridad Social Agraria y en este sentido, equiparación de los jornaleros agrícolas con el resto de los trabajadores de la Industria y Servicios. Mientras esto ocurre, responsabilizar a las Cámaras Agrarias, como entidades patronales que son, de los avales que se exigen a los jornaleros cuando caen de baja.</text:p>
        </text:list-item>
      </text:list>
      <text:p text:style-name="P9"/>
      <text:list xml:id="list192841631208577" text:continue-numbering="true" text:style-name="WWNum19">
        <text:list-item>
          <text:p text:style-name="P119">Creación de las Bolsas de Trabajo por los Sindicatos campesinos, gestionen la contratación de jornaleros para evitar las listas negras, los favoritismos y el vergonzoso acto de la contratación en las plazas de los pueblos.</text:p>
        </text:list-item>
      </text:list>
      <text:p text:style-name="P9"/>
      <text:list xml:id="list192842419169825" text:continue-numbering="true" text:style-name="WWNum19">
        <text:list-item>
          <text:p text:style-name="P119">Distribución y control de los fondos del paro, pero las citadas Bolsas del Trabajo y en este sentido, eliminación del trabajo obligatorio a cambio de percibir los fondos del Paro. Los sindicatos campesinos de la CNT deben exigir su participación de la distribución de dichos fondos y en todas aquellas tareas que como Organizaciones Obreras nos correspondan, tanto en el orden representativo como económico. Teniendo en cuenta que en el Campo no hay, ni puede haber, elecciones sindicales, es muy importante el que se desarrolle una amplia acción sindical y que se impida a todo trance el que las Cámaras Agrarias desarrollen facultades que en modo alguno les competen y sean lo que verdaderamente son, <text:span text:style-name="T48">la Patronal</text:span>, tratando en este sentido de clarificar quien es quien.</text:p>
        </text:list-item>
      </text:list>
      <text:p text:style-name="P9"/>
      <text:list xml:id="list192841260419169" text:continue-numbering="true" text:style-name="WWNum19">
        <text:list-item>
          <text:p text:style-name="P119">Cultivo en régimen colectivo de las tierras abandonadas en los términos municipales, teniendo en cuenta que esto no es sino un primer paso para lograr la conquista de la tierra y necesita toda una serie de estudios previstos para no cometer errores.</text:p>
        </text:list-item>
      </text:list>
      <text:p text:style-name="P78"/>
      <text:list xml:id="list192841257658180" text:continue-numbering="true" text:style-name="WWNum19">
        <text:list-item>
          <text:p text:style-name="P119">Desaparición de ICONA<text:span text:style-name="T66"> (Instituto para la Conservación de la Naturaleza)</text:span> y el paso de la gestión de los montes a las comunidades vecinales.</text:p>
        </text:list-item>
      </text:list>
      <text:p text:style-name="P78"/>
      <text:list xml:id="list192841340115940" text:continue-numbering="true" text:style-name="WWNum19">
        <text:list-item>
          <text:p text:style-name="P119">Crear economatos y cooperativas de consumo a través de Sindicatos, para comercializar los productos fruto de tierras incautadas y cultivadas por los jornaleros.</text:p>
        </text:list-item>
      </text:list>
      <text:p text:style-name="P9"/>
      <text:p text:style-name="P29">CONTRA LA LEY ANTITERRORISMO</text:p>
      <text:p text:style-name="P29"/>
      <text:p text:style-name="P12">Que la dictadura franquista organizara manifestaciones y dictara leyes represivas para afirmar el régimen y el orden establecido, era lógico. Que la derecha postfranquista organice manifestaciones y aprueba una ley contra el terrorismo, no nos sorprende. Pero que las manifestaciones y la ley las acepten ahora los partidos y centrales que se llaman de clase, resulta sospechoso.</text:p>
      <text:p text:style-name="P12"/>
      <text:p text:style-name="P12">Estas convocatorias y la ley nos afectan en cuanto trabajadores. Nos afectan porque, una vez más, se nos quiere manipular. Una vez más se nos quiere dar gato por liebre.</text:p>
      <text:p text:style-name="P12"/>
      <text:p text:style-name="P12"><text:soft-page-break/>No vamos a entrar ahora en el análisis de los grupos que, con las armas en la mano, se enfrentan al capital y a sus instrumentos. Pero si hay que ser conscientes de que la acción de estos grupos es una respuesta al terrorismo que, día a día, se ejerce contra el pueblo.</text:p>
      <text:p text:style-name="P12"/>
      <text:p text:style-name="P12">Los cierres de empresas con miles de trabajadores que suman a la ya larga lista de parados, la represión policial de huelgas y manifestaciones, la masiva presencia de la policía en las calles, la desinformación y el engaño de los llamados medios de información, la escandalosa subida de precios, etc., son unos cuantos ejemplos de lo que nosotros entendemos por auténtico terrorismo.</text:p>
      <text:p text:style-name="P12"/>
      <text:p text:style-name="P12">Las manifestaciones y la ley antiterrorista tienen su origen en la política del consenso, plasmación de una convergencia de intereses entre la derecha y la llamada izquierda.</text:p>
      <text:p text:style-name="P12"/>
      <text:p text:style-name="P12">Este consenso, ha dado a luz ese auténtico insulto al pueblo que es la constitución con la cual se pretende perpetuar indefinidamente la democracia que actualmente sufrimos y el sistema de la explotación del hombre por el hombre.</text:p>
      <text:p text:style-name="P12"/>
      <text:p text:style-name="P12">Esta constitución servilmente apoyada por los partidos y centrales sindicales de la llamada izquierda, no sólo es claramente anti obrera, sino que además legaliza el golpe de estado y por si fuera poco, contiene la ley antiterrorista dirigida a limpiar el país de cualquier posible disidencia.</text:p>
      <text:p text:style-name="P12"/>
      <text:p text:style-name="P12">El siguiente objetivo de las manifestaciones es el de iniciar esa limpieza que intentará consolidar el sistema impuesto. Es lógico, para aplicar la ley antiterrorista se necesitan las manifestaciones antiterroristas, se necesita instigar al pueblo para que colabore con los cuerpos represivos.</text:p>
      <text:p text:style-name="P12"/>
      <text:p text:style-name="P12">El sistema y sus cómplices necesitan, para llevar adelante ese proceso, implicar a la clase obrera, planteándole el falso dilema de democracia o terrorismo, cuando en realidad pretenden desviar a los trabajadores de sus objetivos de clase para que acaben apoyando la constitución que es un eslabón más en la cadena de la explotación.</text:p>
      <text:p text:style-name="P12"/>
      <text:p text:style-name="P12">Se pretende además consolidar un sistema bajo excusa de que “ya estamos en la democracia” cuando los cuerpos represivos fascistas son los mismos del franquismo, las torturas en las cárceles son las mismas y la represión se generaliza.</text:p>
      <text:p text:style-name="P12"/>
      <text:p text:style-name="P12">Este contexto se completa con una legislación laboral antiobrera, una crisis económica provocada y manipulada por el capital, un derecho de huelga inexistente y un aumento brutal de los expedientes de crisis. En estas condiciones llamar a la clase obrera a que se manifieste contra el terrorismo es una sucia maniobra.</text:p>
      <text:p text:style-name="P12">Aquí no ha cambiado nada. No nos engañemos y no engañemos a las demás. Convocar manifestaciones antiterroristas y aceptar la ley es hacerle el juego al aparato represivo y a los auténticos terroristas, esos que últimamente llenaron las calles con carteles “caza terroristas”, la mayoría de los cuales fueron arrancados por las manos anónimas del pueblo.</text:p>
      <text:p text:style-name="P12"/>
      <text:p text:style-name="P12"><text:soft-page-break/>Cuando la clase obrera quiera manifestarse contra el terrorismo, lo hará ante el Ministerio del Interior, ante la sede de CEOE, ante las cárceles…. ¿Quiénes son los terroristas?.</text:p>
      <text:p text:style-name="P12"/>
      <text:p text:style-name="P12">La CNT denuncia estas convocatorias de manifestaciones antiterroristas, como una maniobra destinada a enseñar a los trabajadores, manipularlos y a desviarlos de sus verdaderos objetivos.</text:p>
      <text:p text:style-name="P12"/>
      <text:p text:style-name="P78">Fundación Anselmo Lorenzo, 2/37 FCN</text:p>
      <text:p text:style-name="P60"/>
      <text:p text:style-name="P86">Apéndice 5</text:p>
      <text:p text:style-name="P62">Reflexiones para una estrategia del anarcosindicalismo</text:p>
      <text:p text:style-name="P68"/>
      <text:p text:style-name="P68"/>
      <text:p text:style-name="P69"><text:s/><text:tab/>Neutralizada la “izquierda” en el Parlamento, tras las elecciones del 15 de junio, </text:p>
      <text:p text:style-name="P68">era necesario dar una salida de la crisis económica favorable a los intereses del gran capital, que permitiese la reconstrucción económica y comprometiera a las fuerzas políticas con influencia en el seno de la clase obrera. Así nace el Pacto de la Moncloa. Establecimiento de un verdadero plan de austeridad (congelación salarial encubierta, reestructuraciones de plantilla, aumento del paro, disminución del poder adquisitivo, aumento de la productividad) trata de evitar que la lucha obrera rompa el marco del consenso parlamentario y le sirva la palanca para avanzar hacia una transformación revolucionaria de la sociedad.</text:p>
      <text:p text:style-name="P27"><text:tab/>La respuesta de la clase obrera -de sus sectores más conscientes y en particular del anarcosindicalismo- no puede limitarse, como ha ocurrido hasta ahora, a una crítica del Pacto de la Moncloa y de sus consecuencias nefastas para el movimiento obrero. Hay que dar alternativas concretas que nos capaciten para romper el marco de la re<text:span text:style-name="T66">e</text:span>structuración de la economía capitalista.</text:p>
      <text:p text:style-name="P26"/>
      <text:p text:style-name="P28"><text:tab/>Para los trabajadores, oponerse a los planes del capital significa luchar con firmeza por la defensa del puesto de trabajo, contra los topes salariales, contra el despido libre, contra los aumentos de productividad (tablas de rendimiento, etc.) y por la amnistía laboral. Todos estos objetivos están presentes en el ámbito de la contratación colectiva (convenio), para el que la CNT debe elaborar una estrategia de carácter nacional, aunque en cada caso concreto su aplicación dependerá de la correlación de fuerzas existentes.</text:p>
      <text:p text:style-name="P26"/>
      <text:p text:style-name="P26">ALTERNATIVAS TRAS LOS ÚLTIMOS CONFLICTOS</text:p>
      <text:p text:style-name="P26"/>
      <text:p text:style-name="P27"><text:tab/>De las últimas luchas en las que hemos participados a nivel de todo el país se dependen unas líneas generales de intervención que concretamos en:</text:p>
      <text:p text:style-name="P27"><text:tab/></text:p>
      <text:list xml:id="list965887797" text:style-name="WWNum20">
        <text:list-item>
          <text:p text:style-name="P110">Potenciar los procesos de lucha, de empresa o ramo, con reivindicaciones asumidas y objetivos concretos en lugar de malgastar nuestras energías en mítines, jornadas, etc., que nos crean militancia ficticia y una imagen deplorable.</text:p>
        </text:list-item>
      </text:list>
      <text:p text:style-name="P70"/>
      <text:list xml:id="list192841871587865" text:continue-numbering="true" text:style-name="WWNum20">
        <text:list-item>
          <text:p text:style-name="P110">Abandonar las posturas sectarias potenciando organismos unitarios en base (zonas, comités de acción y comités de huelga) que permitan el lanzamiento de la lucha y la práctica de la solidaridad.</text:p>
        </text:list-item>
      </text:list>
      <text:p text:style-name="P10"/>
      <text:list xml:id="list192842182288975" text:continue-numbering="true" text:style-name="WWNum20">
        <text:list-item>
          <text:p text:style-name="P120"><text:span text:style-name="T52">El problema de la participación o no en las comisiones negociadoras probablemente nos lo resolverán las centrales “mayoritarias” con la exclusión o la participación proporcional. Nuestra respuesta será exigir la participación en pie de la igualdad o el </text:span><text:soft-page-break/><text:span text:style-name="T52">lanzamiento de luchas al margen, que sólo tendrá realidad si contamos con una organización implantada en las empresas.</text:span></text:p>
        </text:list-item>
      </text:list>
      <text:p text:style-name="P9"/>
      <text:list xml:id="list192840726465266" text:continue-numbering="true" text:style-name="WWNum20">
        <text:list-item>
          <text:p text:style-name="P121">Sacar las luchas a la calle y utilizar las estructuras del sindicato para organizar la lucha y su expansión a todo el ramo, comarca o localidad, potenciando la solidaridad de la clase.</text:p>
        </text:list-item>
      </text:list>
      <text:p text:style-name="P9"/>
      <text:list xml:id="list192840989966411" text:continue-numbering="true" text:style-name="WWNum20">
        <text:list-item>
          <text:p text:style-name="P121">Pasar la lucha en el marco estrecho de la empresa al del ramo, buscando un ámbito geográfico que aglutine tras la plataforma reivindicativa a todo un conjunto de trabajadores con características socioeconómicas y políticas afines que hagan posible generalizar la lucha.</text:p>
        </text:list-item>
      </text:list>
      <text:p text:style-name="P9"/>
      <text:list xml:id="list192840308823554" text:continue-numbering="true" text:style-name="WWNum20">
        <text:list-item>
          <text:p text:style-name="P121">Romper con los convenios estatales en que el peso de la base se diluye frente a los aparatos de las sindicales reformistas.</text:p>
        </text:list-item>
      </text:list>
      <text:p text:style-name="P9"/>
      <text:list xml:id="list192841344587509" text:continue-numbering="true" text:style-name="WWNum20">
        <text:list-item>
          <text:p text:style-name="P121">Unificar aspectos básicos de las plataformas de todos los ramos (salario, jornadas de trabajo, supresión de horas extras y eventualidad, jubilación, etc.)</text:p>
        </text:list-item>
      </text:list>
      <text:p text:style-name="P9"/>
      <text:list xml:id="list192841531422607" text:continue-numbering="true" text:style-name="WWNum20">
        <text:list-item>
          <text:p text:style-name="P121">Buscar la confluencia de las luchas en el tiempo y establecer una estrategia obrera que no se concrete en la lucha ante la firma de un convenio, si no que sea un muro de contención ante los planes de estabilidad del capital (por ejemplo la lucha por la supresión de las horas extras y contra el aumento de ritmos).</text:p>
        </text:list-item>
      </text:list>
      <text:p text:style-name="P9"/>
      <text:p text:style-name="P30">LOS CONVENIOS COMO FORMA DE LUCHA</text:p>
      <text:p text:style-name="P30"/>
      <text:p text:style-name="P30"><text:tab/>Durante la lucha de los convenios es importante poner a prueba las estructuras del sindicato como órganos de lucha, porque esto nos va a dar la medida de los errores del sindicato en el punto culminante de defensa de los intereses de los trabajadores. Es importante además que en el transcurso de la lucha seamos capaces de desmarcar a los sectores más combativos de las centrales sindicales, sobre todo las pequeñas , de los reformistas, construyendo el nuevo eje revolucionario contra el pactismo, cuyo catalizador sería la CNT.</text:p>
      <text:p text:style-name="P30"/>
      <text:p text:style-name="P30"><text:tab/>La polémica levantada en los sindicatos sobre convenio si, convenio no, se convierte en una discusión estéril cuando se la sitúa en los términos de la lucha de clases y de la correlación de fuerzas entre la burguesía y proletariado. La utilización de la legalidad burguesa nos lleva a un callejón sin salida si enfocamos el problema partiendo simplemente de la ideología, pues los cambios en la legislación no son sino intentos del capital de controlar las prácticas impuestas por la lucha obrera. Y siempre la práctica de la clase obrera ha ido más allá de los corsés impuestos por la ley.</text:p>
      <text:p text:style-name="P30"/>
      <text:p text:style-name="P30"><text:tab/>Nunca hasta el inicio de la reforma política, las negociaciones de convenio dieron lugar al pacto social ni a la colaboración de clases. Si bien la fecha de negociación estaba determinada de antemano, esta planificación suponía realmente poco, puesto que no se podía planificar ni el momento, ni la duración de a huelga, ni el carácter de las reivindicaciones, lo que posibilitaba el avance en las formas de auto organización y conciencia de los trabajadores. Al final, cuando no había fuerza para imponer de las reivindicaciones, el laudo antes que la firma <text:soft-page-break/>de un convenio mísero y el despido improcedente antes de vender los puestos de trabajo por una indemnización.</text:p>
      <text:p text:style-name="P30"/>
      <text:p text:style-name="P30"><text:tab/>Quien vea los convenios un simple desarrollo de las reivindicaciones económicas y de la “conciencia economicista de la clase” está en un grave error, o lo que es peor, sustenta posiciones leninistas y de vanguardia política. La división entre lucha económica y lucha política sólo existe en los programas de los partidos. En el terreno real, frontera entre lucha reivindicativa y lucha revolucionaria pasa por la capacidad de los trabajadores para imponer niveles de organización que desestabilicen los planes del capital socavando sus bases de desarrollo.</text:p>
      <text:p text:style-name="P30"/>
      <text:p text:style-name="P30"><text:tab/>Un ataque directo al Estado como expresión del poder del capital sólo se da en situaciones revolucionarias. Quien espera este momento para enfrentarse al Estado, está perpetuando su supervivencia. Un revolucionario consecuente es aquel que va bloqueando la planificación económica y social hasta el punto de abrir una crisis en el desarrollo del capital, que nos acerca a situaciones revolucionarias que posibilitarán la revolución social.</text:p>
      <text:p text:style-name="P30"/>
      <text:p text:style-name="P30"><text:tab/></text:p>
      <text:p text:style-name="P30"/>
      <text:p text:style-name="P30">CNT nº 1, Julio 1978</text:p>
      <text:p text:style-name="P78"/>
      <text:p text:style-name="P78"/>
      <text:p text:style-name="P88"/>
      <text:p text:style-name="P82"><text:s/></text:p>
      <text:p text:style-name="P60"/>
      <text:p text:style-name="P86">Apéndice 6</text:p>
      <text:p text:style-name="P62">La CNT y el movimiento libertario</text:p>
      <text:p text:style-name="P68"/>
      <text:p text:style-name="P69"><text:s/><text:tab/>Las Jornadas Literarias pusieron en evidencia que si bien existía un eufórico resurgir de la ideología libertaria, lo que no se había dado aún era un movimiento que aglutinase e hiciese coherente el conjunto. Desde entonces hemos permanecido callados, a la espera de acontecimientos. Una pequeña chispa, un destello, nos ha bastado para picar en el sabroso pastel del debate. Hay mucho que debatir y aclarar. Sobre todo se impone que el Movimiento Libertario inicie un análisis de el mismo y de la sociedad, revise sus proyectos de utopía revolucionaria y encuentre los medios para empezar desde ahora a realizarla. El Movimiento Libertario necesita incidir a nivel popular, ir creando conciencia libertaria en la gente y el único medio es a través de una práctica sin ambigüedades, constante y radical. No se trata de un proceso teórico; será fundamentalmente reflejo de los hechos, de la manipulación que los ácratas hagan de la realidad.</text:p>
      <text:p text:style-name="P69"/>
      <text:p text:style-name="P69"><text:tab/>Para el debate, los elementos han sido seleccionados con criterios bastante personales buscando el contraste. Pero más o menos hemos tratado de encontrar ecólogos, comuneros, militantes de CNT y alguien relacionado con COPEL, así como un integrante del colectivo que organizó la reunión de la sala Villarroel en Barcelona para debatir este mismo tema. Faltan muchos, es verdad, pero es que pensamos que éste no ha de ser más que el primer debate. Como AJOBLANCO, ofrecemos nuestras páginas. Las opiniones serán vuestras.</text:p>
      <text:p text:style-name="P69"/>
      <text:p text:style-name="P80"><text:span text:style-name="T52"><text:tab/>“</text:span><text:span text:style-name="T42">Hoy todavía no hay ningún movimiento que analice, que modifique la práctica anterior de CNT y la proyecte a una nueva visión”.</text:span></text:p>
      <text:p text:style-name="P69"><text:tab/>AJO.: - ¿De qué problemas hablaríamos a nivel de planteamientos de fondo en cuanto al movimiento libertario?</text:p>
      <text:p text:style-name="P69"><text:tab/><text:tab/>S.: - La problemática de fondo cree que es, para aquellos que militan en la CNT, cómo llegar a que no sea un sindicato mas, es decir, que sea realmente un sindicato anarcosindicalista frente al sindicalismo integrado. Que tenga una incidencia a nivel de toda una serie de problemáticas, otras que la exclusivamente laboral. La gente se da cuenta de que el problema no se sitúa únicamente a nivel de trabajo, sino también de medio ambiente, de barrio, etc….</text:p>
      <text:p text:style-name="P69"/>
      <text:p text:style-name="P69"><text:tab/>¿Cómo se puede articular todas esas problemáticas dentro de una opción de lucha organizada? No es una pregunta nueva. Se trata de una vieja oposición entre sindicalismo y anarquismo existente desde que nacieron las primeras organizaciones libertarias.</text:p>
      <text:p text:style-name="P69"><text:soft-page-break/></text:p>
      <text:p text:style-name="P69"><text:tab/>G.: - Si, pero para mí no se trata de definir CNT en base a lo que ha sido sino analizarla si actualmente corresponde a esa visión que algunos tenemos de lo que debe ser y a donde creemos que debe llegar. Hoy día CNT no deja de ser un sindicato, con diferencias con respecto a las otras sindicales, pero más aparato que de práctica. Y me baso en su realidad, en lo que se debate en los sindicatos, en sus estructuras, exclusivamente orientadas a la producción. Es evidente la disociación entre las asambleas y su superestructura.</text:p>
      <text:p text:style-name="P69"/>
      <text:p text:style-name="P69"><text:tab/>Hoy todavía no hay ningún movimiento que analice, que modifique la práctica anterior de CNT y la proyecte a una nueva visión. Para que CNT pueda recuperar la práctica del ML (Movimiento Libertario), debe necesariamente transformarse. Considero la de ahora una etapa de reconstrucción.</text:p>
      <text:p text:style-name="P69"/>
      <text:p text:style-name="P69"><text:tab/>S.: - Yo no estoy necesariamente de acuerdo en que la CNT tal y como va apareciendo lo hace exclusivamente como sindicato. Uno de los aspectos prometedores de CNT es que se va haciendo que nunca ha sido una estructura acabada sino un proceso. La actitud que va tomando frente a toda una serie de problemas con el impulse del valor decisivo de asamblea libre, e incluso las preocupaciones que hay dentro de sus estructuras, demuestran que no se trata de un sindicato reformista.</text:p>
      <text:p text:style-name="P69"/>
      <text:p text:style-name="P69"><text:tab/>M.: - Creo que es importante ver cómo se ha reconstruido CNT, cómo nace en un momento de oportunismo político, aprovechando la grieta del sistema y en ningún caso a partir de un proceso de base. Lógicamente la conciencia de los trabajadores que la reconstruimos no corresponde a la de quienes la crearon. Ahí se inicia el proceso de discusión, que sea contradicción y el debate por tanto es positivo. Demuestra que la CNT y el ML están vivos.</text:p>
      <text:p text:style-name="P69"/>
      <text:p text:style-name="P69"><text:tab/>P.: - Pero se está dando una afiliación masiva y ello plantea un problema grave.</text:p>
      <text:p text:style-name="P69"/>
      <text:p text:style-name="P69"><text:tab/>M.: - El verdadero problema no es la afiliación masiva, sino que la militancia anarcosindicalista no ha asumido ese proceso y se excluye considerando la CNT reformista. Corremos el peligro entonces de que caiga en manos de cualquier burocracia y hemos jodido el invento. Reformismo y anarquismo ahora son palabras vacías. Los reformistas llevan el cotarro porque sus alternativas son concretas, mucho más mecanicistas, modelan mejor la estructura. La carga ideológica la hemos de dar los anarquistas después de un análisis a fondo del movimiento obrero y de la CNT.</text:p>
      <text:p text:style-name="P69"/>
      <text:p text:style-name="P69"><text:soft-page-break/><text:tab/>AJO.: - Podemos decir que no existe un movimiento libertario que realmente tenga una ideología, unas actitudes claras y consecuentemente, una incidencia popular. Sería interesante, pues que nos centráramos en esa cuestión, al margen del problema organizativo.</text:p>
      <text:p text:style-name="P69"/>
      <text:p text:style-name="P69"><text:tab/>C.: - En efecto, porque planteada como hasta ahora la discusión únicamente hablaríamos de alternativas concretas a métodos organizativos. Para hablar de tendencias, de reformismo o no, deberíamos entrar en qué defiende cada postura, qué alternativas de lucha, qué objetivos anticapitalistas persigue.</text:p>
      <text:p text:style-name="P69"/>
      <text:p text:style-name="P69"><text:tab/>Este es el problema por el que se hizo lo de la sala Villarroel. Lo fundamental es que ML, necesita dotarse de alternativas reales. Y cuanto hablamos de alternativas concretas entramos en el campo de una estrategia y los métodos de lucha para llevarla adelante. Una estrategia a nivel de qué significa hoy la colectivización, la autogestión, el control directo de la producción. Ahí es donde hay pocas ideas. Por ejemplo, se critica el pacto de la Moncloa por colaboracionismo con el Gobierno es un plan preestablecido por el capital. La posición de la CNT y del ML es rechazar de plano el pacto ofreciendo una alternativa de independencia obrera, de autonomía. Pero como alternativa autogestionaria no existe una respuesta concreta. Quiero decir que no basta con criticar los aspectos políticos de colaboracionismo, si no hay que dar algo a cambio, a todos los niveles, no exclusivamente en el sindical. En la sala Villarroel se habló de control directo de la producción, que qué es hoy y que contenidos tiene la anarquía y esto es realmente lo que no está claro. Y no lo está para el tío de la calle que quiere ver reproducido esto, no en fórmulas ideológicas y sindicales, sino como alternativas al paro, a determinadas formas de producción.</text:p>
      <text:p text:style-name="P69"/>
      <text:p text:style-name="P69"><text:tab/>S.: - Cuando se pasa rápidamente sobre el pacto de la Moncloa, se simplifica, porque al oponerse a él significa en realidad oponerse al sindicalismo integrado y dejar la puerta abierta a un sindicalismo autónomo y revolucionario. Y no hay que tenerlo muy claro. Por otro lado y en cuanto a alternativas concretas, yo no estoy convencido de que ni el movimiento de comunes ni el ecológico hayan aportado esas alternativas. Es cierto que recogen unas aspiraciones, pero desde la recuperación de los movimientos ecológicos, hasta el propio hundimiento interno de las comunas, creo que es definitiva no cambian en nada al sistema y son modelos de lucha epidérmicos.</text:p>
      <text:p text:style-name="P69"><text:tab/>Una de las cosas que habría que comprender es que dentro del sistema capitalista quizá no exista una alternativa al alcance de la gente, con una aplicación práctica inmediata. Olvidar las coordenadas que viene dadas por el sistema que nos domina, es cree que dentro del sistema se puede dar una solución concreta y que dé satisfacción a la gente.</text:p>
      <text:p text:style-name="P80"><text:span text:style-name="T52"><text:tab/>C.: - Al hablar del pacto de la Moncloa, me refería a que dentro del campo libertario existen mil y una formas de contestarlo si se desborda el terreno meramente político. Por ejemplo. La CNT de Monzón plantea que la alternativa inmediata para dicha región de Huesca es la expulsión de todo el método industrial instalado, el cierre, el sabotaje a las dos industrias </text:span><text:soft-page-break/><text:span text:style-name="T52">químicas de “</text:span><text:span text:style-name="T46">Oriol and Company”</text:span><text:span text:style-name="T52"> y los hechos en plan de colonialismo tecnológico. Porque el Gobierno, amparándose en el problema del paro, está instalando industrias dañinas que no aportan nada a la producción del país. O sea, no cuestiona sólo el régimen de la propiedad, sino que dota de un contenido al ML planteando una producción alternativa. ¿Es posible hacerlo? ¿Se puede hablar de autogestión en la SEAT? Ahí está el problema. Es en estas cuestiones reales y cotidianas a las que sólo puede responder el ML, por su actitud radical, de no colaboración. Pero ocurre que no es así, que no se dan estos contenidos. Entonces, ¿quién lo hará?.</text:span></text:p>
      <text:p text:style-name="P69"><text:tab/>M.: - CNT y el ML están dando una alternativa a la sociedad al defender un sindicalismo autónomo. Luchas como la de Roca lo demuestran. Es verdad que en el 36, en el Congreso de Zaragoza se dio una alternativa más global, más concreta, pero es que se había cumplido todo un proceso capaz desembocar en una revolución en la que los sindicatos no se plantean ya como órganos de control de la producción, sino como menos elementos de distribución. Pero intentar hoy una alternativa finalista no es posible porque no se ha asumido aún el proceso.</text:p>
      <text:p text:style-name="P69"><text:tab/>C.: - El sistema integra las ideologías y los slogans, pero pienso que lo que no es capaz de integrar son hechos. El problema de CNT se verá con el tiempo, pero hay hechos concretos en el Bajo Aragón y Badajoz, llevados por gente libertaria, se llaman así o no, que demuestran que existe la posibilidad y eso debe hacerlo un movimiento revolucionario; demostrar que la revolución es posible. Es lo que están excusando todas las organizaciones poniendo una pantalla para que la clase trabajadora no pueda ver que es posible el cambio. No la revolución en abstracto sino la destrucción del modo de producción capitalista. Eso lo puede hacer ahora la CNT, cuestionar la producción, el cómo y el que se produce, cuestionar el trabajo asalariado no en la forma de trabajo solamente, sino analizando en el que consiste. Si no ¿Cómo explica la CNT que es algo más que un movimiento sindical y reivindicativo? Hay que incidir en todos los campos y globalizar todos los movimientos.</text:p>
      <text:p text:style-name="P69"><text:tab/>P.: - Pero resulta que del mismo modo que el sistema integra la CNT también lo hace. Hay que dotarla de una estructura orgánica y metodología diferente.</text:p>
      <text:p text:style-name="P69"><text:tab/>G.: - En que creo que no es posible que algo que se fundamenta en la crítica de la forma de producción capitalista exclusivamente, como es el caso de los sindicatos, pueda dar lugar a formas de organización más global. No creo que la CNT pueda hacer esa crítica global a la sociedad hoy por hoy. Por eso me pregunto si es serio que el ML continúe dando todas las energías a la CNT. Unas energías que, a fin de cuentas, sólo mantienen sindicatos. Me remito a mi mismo; yo he estado un año dedicado a trabajos que ni siquiera podía analizar. Hay que situar a la CNT. Potenciar CNT, no significa suponer que va ha ser sólo; el estado sindical, vamos. Potencia CNT significa potenciar el anarcosindicalismo, es decir, el anarquismo en la producción. Querer englobar a ahí todo, me parece no tomar en serio al ML y pienso que tiene una función social mucho más profunda, una inserción más amplia y en cada situación tiene un tiempo, una fase de duración y una forma de organización. Rechazar algo porque no tenga continuidad no es válido. Todo es cuestionable siempre. Marginamos movimientos a los que consideramos sin futuro, pero no tienen futuro porque los estamos aislando de otras luchas. No podemos permitirnos gastar unos años en un esfuerzo sindical que nos está castrando.</text:p>
      <text:p text:style-name="P69"/>
      <text:p text:style-name="P69"><text:soft-page-break/><text:tab/>M.: - No estoy de acuerdo en que la CNT es el brazo sindical del ML porque es un anarcosindicato y por tanto su acción es global, su finalidad es transformar la sociedad, no sólo la producción. Encajonar en un plano sindical la CNT es hacer de ella una organización reformista o algo peor, un sindicato dependiente de una línea elitista que sería el ML. Pretender hacer de CNT un sindicato más, es tratar de hacer del individuo una simple fuerza de choque sin preocuparse de su transformación. Hay que introducir un rompimiento de escalas de valores y aportar alternativas globales, negar el simple economicismo en CNT y hacer confundir en él los diferentes frentes en lucha. No se puede aparta a CNT de los problemas marginales como si no le concerniesen.</text:p>
      <text:p text:style-name="P69">G.: - ¿Consideramos que lo que se está haciendo hoy correspondería de nuestra práctica como anarquista?. Esta pregunta centraría la cuestión. Se justifica la práctica actual por falta de análisis. ¿Cuál es el objetivo básico de CNT?.</text:p>
      <text:p text:style-name="P69"><text:tab/>Veo muy necesario un Congreso que fuerce a la Confederación a una autocrítica y crea una estrategia clara que haga verdadero daño al sistema. En este momento se carece de este bloque estratégico y de unas previsiones del desarrollo capitalista que permitan atacarlo.</text:p>
      <text:p text:style-name="P69"><text:tab/>C.: - A mi parecer nos hemos centrado demasiado en CNT. Creo que el debate de CNT debería ser posterior. En primer lugar se trata de aclarar qué alternativa revolucionaria debemos ofrecer, por dónde debe pasar nuestra lucha. Luego cabe plantearse si CNT será realmente válida como instrumento….</text:p>
      <text:p text:style-name="P80"><text:span text:style-name="T52"><text:tab/>AJO.: - </text:span><text:span text:style-name="T46">Sería interesante ampliar el debate dando entrada a otros sectores que han quedado marginados.</text:span></text:p>
      <text:p text:style-name="P69"><text:tab/>M.: - Es aventurado calificar de libertarios a ciertos sectores o movimientos que muy a menudo actúan por reacción simplemente y no plantean una verdadera transformación de la situación, aunque puedan tener entre ellos a elementos libertarios.</text:p>
      <text:p text:style-name="P69"><text:tab/>C.: - Yo el problema no lo veo así. Pondré por ejemplo el movimiento ecológico. La gente que lo integra puede ser de lo que más variada, pero para mi su razón de ser viene dada porque ante la perspectiva de una revolución hay que plantearse una serie de cosas que no se están planteando actualmente. Cuestionar la producción significa cuestionar qué produces, cómo produces y el salario. El salario es una cuestión estrictamente laboral y claramente ceñida a la lucha de clases. Pero como la abolición del salario y la propiedad no es suficiente, nos preguntamos, además, cómo debería ser desde ahora una sociedad alternativa.</text:p>
      <text:p text:style-name="P69"><text:tab/>La ecología juega un papel fundamental presentado y analizando métodos de producción.</text:p>
      <text:p text:style-name="P130"><text:tab/>M.: - Por eso creo que es importante crear un marco en el que el individuo vaya dejando la ideología capitalista y tenga la posibilidad de desarrollarse a si mismo. También me cuestiono como medio, para llegar algún día a tener una nueva sociedad, el hecho de ir desarrollando ya una sociedad paralela a la existente que poco a poco vaya restando poder a la sociedad capitalista. Esa sociedad hay que empezar a desarrollarla. ¿cómo? Ese es el problema. Pienso que la organización anarcosindicalista en que tenga cabida todos los movimientos magistrales puede ser el medio más eficaz.</text:p>
      <text:p text:style-name="P81"><text:soft-page-break/>Ajoblanco, número 29, 1978</text:p>
      <text:p text:style-name="P60"/>
      <text:p text:style-name="P60"/>
      <text:p text:style-name="P86">Apéndice 7</text:p>
      <text:p text:style-name="P62">Postura de la CNT frente al estatuto de los trabajadores</text:p>
      <text:p text:style-name="P68"/>
      <text:p text:style-name="P78"><text:span text:style-name="T52"><text:s/><text:tab/>El estatuto del trabajador es la consecuencia irremediablemente lógica del proceso político-social que arranca del 15 de Junio de 1977 (elecciones generales), el cual se materializa en los Pactos de la Moncloa, Constitución, municipales, referéndums, “autonómicos”, etc… y que culmina en el actual Estatuto de los Trabajadores, así llamado irrisoriamente, claro atentado capitalista a </text:span><text:span text:style-name="T54">XXXX</text:span><text:span text:style-name="T9">DA</text:span><text:note text:id="ftn0" text:note-class="footnote"><text:note-citation>5</text:note-citation><text:note-body><text:p text:style-name="P96"><text:s/>Ponemos XXX porque el original es inintelegible</text:p></text:note-body></text:note><text:span text:style-name="T9"> de la clase trabajadora.</text:span></text:p>
      <text:p text:style-name="P83"><text:tab/>Programado desde lejos a través de un proceso político que va desde el franquismo, propiamente dicho, a un continuismo disfrazado de evolucionismo, llega en un momento en que la desmovilización se aguda en todos los sectores del Movimiento Obrero, consecuente y responsable.</text:p>
      <text:p text:style-name="P78"><text:span text:style-name="T9"><text:tab/>La falacia del sistema partidista y “democrático” y la desmoralización obrera motivada por la </text:span><text:span text:style-name="T10">claudicante postura</text:span><text:span text:style-name="T9"> de las Centrales, autodeterminación minadas </text:span><text:span text:style-name="T10">mayoritarias</text:span><text:span text:style-name="T9"> (léase CC.OO.-U.G.T.- U.S.O.), frente a las graves problemas que en la actualidad tienen planteados los trabajadores (topes salariales, despido libre, cierres de empresas, expedientes de crisis, fraudes, evasión de capitales, nulo el poder adquisitivo del salario, y por encima de todo el PARO, (es acuciante problema del PARO), hace que la TRILATERAL con sus dos grandes y poderosos tentáculos: E.E.O.E. y U.C.D., se atrevan a IMPONER, con el consentimiento y participación de la U.G.T., tan insultante y canallesco Estatuto (Código </text:span><text:span text:style-name="T54">XXXXX</text:span><text:span text:style-name="T9"> del trabajador).</text:span></text:p>
      <text:p text:style-name="P83"/>
      <text:p text:style-name="P83"><text:tab/>Sin ligar a dudas que la clase obrera se resiente sobremanera las continuadas desmovilizaciones llevadas a cabo por los Sindicatos reformistas: CC.OO y U.G.T., desde hace ya unos cuantos años; reformismos claramente retrógrados, ahogando todos los intentos de rebeldía obrera, no conformista, revocado todo ello por parte de los Comités ejecutivos y burocráticos de dichas Centrales.</text:p>
      <text:p text:style-name="P83"/>
      <text:p text:style-name="P78"><text:span text:style-name="T9"><text:tab/>Así, pues, no nos sorprende la poquísima capacidad de respuesta que pone el Movimiento obrero, manipulado, frente a los atropellos de la categoría, de la calaña diríamos nosotros, del Estatuto de los Trabajadores, del </text:span><text:span text:style-name="T54">XXXXX</text:span><text:span text:style-name="T9"> económica del Gobierno, y de otros por el estilo que no enumeramos.</text:span></text:p>
      <text:p text:style-name="P83"/>
      <text:p text:style-name="P84"/>
      <text:p text:style-name="P84"/>
      <text:p text:style-name="P84"><text:soft-page-break/></text:p>
      <text:p text:style-name="P84">SINOPSIS DEL ESTATUTO.-</text:p>
      <text:p text:style-name="P83"/>
      <text:p text:style-name="P78"><text:span text:style-name="T9"><text:tab/>Nuestro RECHAZO al Estatuto de los Trabajadores viene dado en </text:span><text:span text:style-name="T54">XXXX</text:span><text:span text:style-name="T9">ción de la mordaza que representa para el Movimiento obrero todo lo que significa que el coartar, ahogar, la acción directa y la libertad sindical, y ver mermar considerablemente las mejoras conseguidas hasta hoy.</text:span></text:p>
      <text:p text:style-name="P83"><text:tab/>De una manera general se puede afirmar, sin temor al equivoco el presente Estatuto de los Trabajadores es un “corsé de fuerza” a nivel de que procesa; que afianza las antiguas y vergonzantes leyes franquistas, que refuerzan de manera insultante el autoritarismo empresarial, y que pone en entredicho- cada vez más- la tan aireada y cacareada “democracia” española.</text:p>
      <text:p text:style-name="P83"><text:tab/>Una visión rápida y somera, por el articulado del Estatuto de los Trabajadores, nos dará una idea aproximada de la debacle que nos viene encima. Todos los puntos aquí reseñados son retrocesos con relación a los informantes leyes franquistas. ¿Será posible tamaña imposición?.</text:p>
      <text:p text:style-name="P83"/>
      <text:p text:style-name="P83"><text:tab/>Veamos, pues, como han cavado la fosa bajo nuestros pies:</text:p>
      <text:p text:style-name="P83"/>
      <text:list xml:id="list3334613828" text:style-name="WWNum23">
        <text:list-item>
          <text:p text:style-name="P123">Deber de contribuir a la mejora de la productividad.</text:p>
        </text:list-item>
      </text:list>
      <text:p text:style-name="P11"/>
      <text:list xml:id="list192841442001936" text:continue-numbering="true" text:style-name="WWNum23">
        <text:list-item>
          <text:p text:style-name="P123">Permanecer en la Empresa dos años una vez extinguido en Contrato a la Empresa lo crea necesario.</text:p>
        </text:list-item>
      </text:list>
      <text:p text:style-name="P11"/>
      <text:list xml:id="list192841558620699" text:continue-numbering="true" text:style-name="WWNum23">
        <text:list-item>
          <text:p text:style-name="P123">Suprimir el derecho de la mujer embarazada a acumular los períodos de baja de antes y después del parto.</text:p>
        </text:list-item>
      </text:list>
      <text:p text:style-name="P11"/>
      <text:p text:style-name="P83"><text:tab/>Se mantiene la discriminación en cuanto a las llamadas “categorías” femeninas.</text:p>
      <text:p text:style-name="P83"/>
      <text:list xml:id="list192842246005516" text:continue-numbering="true" text:style-name="WWNum23">
        <text:list-item>
          <text:p text:style-name="P123">No se reconoce el derecho de los jóvenes a firmar Contrato a los 16 años si les afecta el código penal. (se intenta que les afecte a partir de los 15 años.)</text:p>
        </text:list-item>
      </text:list>
      <text:p text:style-name="P11"/>
      <text:list xml:id="list192841557266438" text:continue-numbering="true" text:style-name="WWNum23">
        <text:list-item>
          <text:p text:style-name="P123">Se autoriza la contratación temporal para los trabajos normales y permanecen en la Empresa. Se amplia el periodo de prueba. Se mantienen el despido objetivo, se introduce la causa de extinción del contrato por jubilación del Empresario. (apoyando y facultando así el uso y abuso del cierre de Empresas, fraudes, evasión de capitales, etc…). Se mantiene el carácter represivo de la anterior Ley de Relaciones Laborales en cuanto al régimen disciplinario, y en casos lo aumenta con “en la buena fe contractual”.</text:p>
        </text:list-item>
      </text:list>
      <text:p text:style-name="P11"><text:soft-page-break/></text:p>
      <text:list xml:id="list192840425445309" text:continue-numbering="true" text:style-name="WWNum23">
        <text:list-item>
          <text:p text:style-name="P123">Se abarata, se reduce, la indemnización de la rescisión de contrato, también por causas “tecnológicas”, como por despido improcedente.</text:p>
        </text:list-item>
      </text:list>
      <text:p text:style-name="P11"/>
      <text:list xml:id="list192842177420426" text:continue-numbering="true" text:style-name="WWNum23">
        <text:list-item>
          <text:p text:style-name="P123">Jornada de 43 horas semanales a pie de máquina, cuando muchos sectores profesionales tienen establecidas jornadas más reducidas.</text:p>
        </text:list-item>
      </text:list>
      <text:p text:style-name="P9"><text:span text:style-name="T9">Se pagan </text:span><text:span text:style-name="T10">tres</text:span><text:span text:style-name="T9"> Pagas Extra como mínimo a dos, Navidad y verano y c</text:span><text:span text:style-name="T9">a </text:span><text:span text:style-name="T54">XXX</text:span><text:span text:style-name="T9"> dose la paga de Beneficios, que en muchos Convenios se hallan reconocidas.</text:span></text:p>
      <text:p text:style-name="P11">Se autoriza el pactar en Convenio Colectivo el carácter obligatorio de horas extras.</text:p>
      <text:p text:style-name="P11"/>
      <text:list xml:id="list192841630221880" text:continue-numbering="true" text:style-name="WWNum23">
        <text:list-item>
          <text:p text:style-name="P122"><text:span text:style-name="T9">Se pretende limitar al máximo los derechos Sindicales. No se habla en </text:span><text:span text:style-name="T54">XXXX</text:span><text:span text:style-name="T9"> ni de Asambleas, ni tampoco de Secciones Sindicales.</text:span></text:p>
        </text:list-item>
      </text:list>
      <text:p text:style-name="P11"/>
      <text:list xml:id="list192842371923400" text:continue-numbering="true" text:style-name="WWNum23">
        <text:list-item>
          <text:p text:style-name="P123">La Seguridad Social ha de correr “íntegramente a cargo del trabajador”.</text:p>
        </text:list-item>
      </text:list>
      <text:p text:style-name="P11"/>
      <text:list xml:id="list192841038426665" text:continue-numbering="true" text:style-name="WWNum23">
        <text:list-item>
          <text:p text:style-name="P123">Derechos salariales, vacaciones, Jubilación y un larguísimo etcétera, peores condiciones que antes. En volver a la obscuridad, al condicionamiento `por el capital, a través de su clásico representante: el Estado</text:p>
        </text:list-item>
      </text:list>
      <text:p text:style-name="P11"/>
      <text:p text:style-name="P32"><text:tab/>Resumiendo: que el Estatuto de los Trabajadores, prácticamente Estatuto de los Empresarios, es la forma más despótica de hacer pagar, de cargar sobre las escuálidas espaldas de los trabajadores, TOTALMENTE, la grave crisis por la que está atravesando el sistema capitalista, capitalismo imperial, a un precio verdaderamente inhumano, injusto y más para aquellos, los trabajadores, que no percibirán NUNCA beneficio alguno de las re<text:span text:style-name="T66">e</text:span>structuraciones económicas del Capital.</text:p>
      <text:p text:style-name="P32"/>
      <text:p text:style-name="P33">ALTERNATIVA C.N.T.-</text:p>
      <text:p text:style-name="P32"/>
      <text:p text:style-name="P32"><text:tab/>Nuestra postura, pues, con relación a lo expuesto anteriormente es la siguiente: que las relaciones laborales no tienen que estar bajo la tutela ni del Estado ni del Parlamento, ni de Estatutos elaborados por Central y recordamos, aquí, aunque duele para muchos, que las Centrales Sindicales llamadas mayoritarias, no dejan de ser piezas del mecanismo político-institucional del sistema capitalista. Y si a las pruebas nos remitimos.</text:p>
      <text:p text:style-name="P32"/>
      <text:p text:style-name="P29"><text:span text:style-name="T9"><text:tab/>Por nuestra parte entendemos que la NEGOCIACIÓN, tan sólo debe </text:span><text:span text:style-name="T54">XXXX </text:span><text:span text:style-name="T9">ticarse, ha de ser la forma DIRECTA: TRABAJADOR-EMPRESARIO, sin intromisión de los estatales, de líderes, o comités salvadores, ni Partidos Políticos, ni Ministerio alguno, aunque se mal llamen del trabajo.</text:span></text:p>
      <text:p text:style-name="P32"/>
      <text:p text:style-name="P29"><text:span text:style-name="T9"><text:tab/>Si la emancipación de los trabajadores, han de venir a través de la acción solidaria y mancomunada de los propios trabajadores, todo lo que afecta a ella y al mundo de la producción, forma parte del contexto societario, que compone la justa distribución de la riqueza que origina el trabajo y en </text:span><text:span text:style-name="T54">XXXXXXXXXXXXXXXXX</text:span></text:p>
      <text:p text:style-name="P124"/>
      <text:p text:style-name="P32"/>
      <text:p text:style-name="P29"><text:soft-page-break/><text:span text:style-name="T9"><text:tab/>La formación de Sindicatos fuertes y con capacidad revolucionaria, el potenciar las Secciones Sindicales, el fomento y práctica del continuado de los trabajadores, mediante sus propias reuniones, en la Empresa y fuera de ella, en los Sindicatos. Hacer llegar a la clase trabajadora la confianza de su propia fuerza reivindicativa y transformadora, en la lucha abierta consecuente contra la actual sociedad, injusta y corrompida, y con ello hacer frente a los constantes abusos del Capital. El construir y constituir nievas y propias estructuras como defensa de nuestros intereses comunes. El demostrar la riqueza de los pueblos tiene su origen básico y fundamental en el trabajo , la producción y que por ser íntegros participantes en esta labor, nos </text:span><text:span text:style-name="T54">XXXXXX</text:span><text:span text:style-name="T9"> de la retribución, el equilibrio económico justo y equitativo. El no permitirse nos desasocie, que nos ampute el cuerpo social, mediante diversificaciones politizadas, para ungirnos al sistema Capitalista, HE AHÍ, NUESTRA </text:span><text:span text:style-name="T54">XXXXXX </text:span><text:span text:style-name="T9">HE AHÍ LA POSTURA DE LA C.N.T., CONTRA EL INTENTO DE ESTABLECER “ESTATUTOS” PARADOS A ESPALDA DE LOS TRABAJADORES.-</text:span></text:p>
      <text:p text:style-name="Standard"><text:change text:change-id="ct94738892171920"/></text:p>
      <text:p text:style-name="Standard"/>
      <text:p text:style-name="Standard"/>
      <text:p text:style-name="Standard"/>
      <text:p text:style-name="Standard"/>
      <text:p text:style-name="Standard"/>
      <text:p text:style-name="Standard"/>
      <text:p text:style-name="P78">Ateneu Enciclopedic Popular, referencia 006378</text:p>
      <text:p text:style-name="P60"/>
      <text:p text:style-name="P60"/>
      <text:p text:style-name="P60"/>
      <text:p text:style-name="P60"/>
      <text:p text:style-name="P60"/>
      <text:p text:style-name="P60"><text:soft-page-break/>Apéndice 8</text:p>
      <text:p text:style-name="P62">La CNT ante las elecciones Sindicales</text:p>
      <text:p text:style-name="P68"/>
      <text:p text:style-name="P68"/>
      <text:p text:style-name="P68"/>
      <text:p text:style-name="P68"/>
      <text:p text:style-name="P68"/>
      <text:p text:style-name="P68"><text:s/><text:tab/>La liquidación de la fascista CNS y la conquista de la libertad sindical por los trabajadores colocan el gobierno Suárez y la burguesía ante la perdida del instrumento de control que la CNS representaba.</text:p>
      <text:p text:style-name="P68"/>
      <text:p text:style-name="P68"><text:tab/>En esta situación, al capital sólo le quedaban dos alternativas: la primera, crear su propia central sindical que sirviera de fuerza de choque contra las reivindicaciones de los trabajadores; la segunda, tratando de dirigir el proceso regulado y limitando la libertad para tratar de hacerse con el control de las distintas organizaciones sindicales.</text:p>
      <text:p text:style-name="P68"/>
      <text:p text:style-name="P68"><text:tab/>Las pretendidas “elecciones sindicales” son el primer paso. Un primer paso dirigido a definir la actuación de las distintas centrales, para más adelante controlar y proteger aquellos sindicatos que se hayan ajustado más al molde y poder así dispersar al movimiento obrero atacando al mismo tiempo sus organizaciones más combativas.</text:p>
      <text:p text:style-name="P68"/>
      <text:p text:style-name="P68"><text:tab/>Así, en el actual proyecto de “elecciones sindicales” que supone de por sí una inteligencia estatal inaceptable de la actuación sindical y un ataque directo a la libertad sindical, se marcan ya unas direcciones definidas, no tan sólo por lo que dice sino también por lo que no se dice. Se pretende anular el papel de las asambleas e incluso el de las centrales sindicales como tales. El comité de empresa, prácticamente no revocable, es quien decide.</text:p>
      <text:p text:style-name="P68"/>
      <text:p text:style-name="P68"><text:tab/>Estamos ante una nueva versión de los jurados verticalistas, o cual, en cierto sentido era ya previsible. Lo alarmante es la limitación deliberada de los sindicatos al papel de simples asesorías jurídicas y el ataque que representa contra la asamblea y la democracia directa el poder que se otorga al comité de empresa.</text:p>
      <text:p text:style-name="P68"><text:tab/>No es casual que en estos momentos siga vigente el decreto-ley de relaciones laborales del 4 de marzo del 77 y que nadie lo denuncie. En él se prohíben las huelgas de <text:soft-page-break/>solidaridad y se declaran ilegales formas de lucha como el bajo rendimiento, la huelga con ocupación, la huelga de celo, la huelga rotativa, etc.</text:p>
      <text:p text:style-name="P68"><text:tab/>Se trata de aislar por todos los medios un movimiento obrero que amenazaba con desbordar los mecanismos de control y de aislarlo en el marco de la empresa. Cada empresa, un mundo. Ante un capital compacto, una clase obrera desorganizada o bien organizada en compartimentos aislados. De ahí a la derrota y al pacto, que no es más que la previsión de la derrota, sólo va un paso: el Pacto de la Moncloa.</text:p>
      <text:p text:style-name="P68"><text:tab/>Pero la existencia de una ley que regule y fije los derechos sindicales e incluso la petición de esta ley por parte de algunas centrales sindicales supone todavía más: supone una cierta concepción de sindicalismo que considera los derechos sindicales como inamovibles y permanentes.</text:p>
      <text:p text:style-name="P68"><text:tab/>Estos derechos se reducirían a las 40 horas de los delegados, el tablón de anuncios y poca cosa más, cuando los auténticos derechos sindicales no son sino jalones de una lucha continua.</text:p>
      <text:p text:style-name="P68"><text:tab/>Con ello, queda al descubierto el carácter del ataque estatal a la libertad sindical es un ataque a la democracia directa que intenta marcar las pautas de actuación sindical y potenciar otro tipo de “sindicalismo”, capaz de conformarse con las llamadas “garantías sindicales”.</text:p>
      <text:p text:style-name="P68"><text:tab/>En esta perspectiva de control con el movimiento obrero a través de las elecciones sindicales están interesadas todas aquellas tendencias políticas y sindicales que están por la estabilidad y la consolidación del proceso reformista que arranca del 15 de junio.</text:p>
      <text:p text:style-name="P68"><text:tab/>Sin solución a la crisis económica del capital no hay garantías de consolidación del proceso político hacia una democracia burguesa de corte occidental. Este parece ser el signo que preside todas las negociaciones con el gobierno. De ahí que todos los firmantes del Pacto de la Moncloa hayan cedido en planteamientos políticos para permitir unas medidas correctoras de la economía que estabilicen al capitalismo a costa del sacrificio de la clase trabajadora. La amenaza de una posible involución política ha sido jugada por los partidos y las centrales reformistas en orden a justificar la involución que ellos mismos ha experimentado en sus propios planteamientos electoralistas del 15 de junio.</text:p>
      <text:p text:style-name="P68"><text:tab/>En este marco general, se pretende presentar elecciones sindicales como un paso más en el avance hacia la democracia y como una garantía de la conquista de unas libertades formales a nivel de representación laboral.</text:p>
      <text:p text:style-name="P68"><text:tab/>Tras las limitadas libertades cívicas otorgadas en las elecciones parlamentarias, se requiere ahora introducir la idea de que los derechos laborales y la justicia social depende del formalismo electoralista en la propia empresa. Una vez más, estamos ante una libertad concedida desde el Poder, en una operación de largo alcance cuya finalidad no es otra que instaurar los mecanismos de control sobre la clase obrera necesarios para una consolidación del nuevo capitalismo democrático.</text:p>
      <text:p text:style-name="P68"/>
      <text:p text:style-name="P68"><text:soft-page-break/><text:tab/>De una manera encubierta, se carga sobre la clase trabajadora el peso de la crisis económica a cambio de un voto de delegación que dejará despejado el camino a las burocracias sindicales para que puedan desarrollar la función principal para la que existen: el control de la clase trabajadora y la dosificación de su capacidad de respuesta.</text:p>
      <text:p text:style-name="P68"><text:tab/>Ante esta agresión contra la capacidad autogestora de la clase obrera, quienes prácticamente la autogestión en nuestra organización sindical y en la defensa de nuestros intereses sólo podemos responder con el boicot a unas elecciones cuyo signo último es marcadamente anti obrero.</text:p>
      <text:p text:style-name="P68"><text:tab/>Nuestro boicot no supone una actitud negativa o destructiva sino todo lo contrario: se asienta sobre la confianza en la capacidad de debate y de decisión del único órgano de defensa de los intereses obreros: la asamblea. Nuestro boicot a las elecciones sindicales comporta la necesidad de luchar por la implementación de la asamblea de trabajadores como espacio de participación activa de todos y cada uno de los afectados por una problemática concreta.</text:p>
      <text:p text:style-name="P68"><text:tab/>No podemos olvidar que la “concesión” de los derechos sindicales que suponen las próximas elecciones sindicales es la consecuencia lógica de una estrategia de reforma del capital, que necesita de una representación obrera permanente y controlable para llevar adelante sus previsiones económicas a corto y medio plazo.</text:p>
      <text:p text:style-name="P68"><text:tab/>Este control vendrá dado, en un sentido concreto, en el marco de la empresa, por el comité de empresa, que asumirá la negociación colectiva; y en un sentido más amplio, en el marco sociopolítico del Estado, por la presencia del reformismo sindical ya desde la empresa.</text:p>
      <text:p text:style-name="P68"><text:tab/>Los anarcosindicalistas no podemos traicionarnos a nosotros mismos en nuestros planteamientos de clase participando en una vasta operación potenciada por el Estado para salvaguardar los intereses del capital al que sirve. En una estrategia global, entendemos que el sindicalismo reformista de corte autoritario esté por estas elecciones sindicales, porque en ellas se juega la eficacia de la teoría del sindicato-correa.</text:p>
      <text:p text:style-name="P68"><text:tab/>Quienes estamos por un sindicato autogestionario, antiautoritario, ajeno a intereses políticos interclasistas hemos de denunciar por todos los medios la nueva manipulación de que va a ser objeto la clase trabajadora. Rompiéndola con la participación de los trabajadores y la acción directa fomentada por el Comité de fábrica de CNT como vínculo de sindicato.</text:p>
      <text:p text:style-name="P68"><text:tab/>De la misma forma que el 15 de junio representó la confirmación de unos espacios políticos ya definidos de antemano, las elecciones sindicales amenazan con representar la consolidación de una manipulación anti obrera que reduzca la dinámica del movimiento obrero a una mera práctica de reivindicación de empresa.</text:p>
      <text:p text:style-name="P68"><text:tab/>Ante esto sólo cabe la denuncia del intento de castrar la capacidad autogestora de la clase obrera y el planteamiento de la asamblea de trabajadores como espacio de decisión que señale el qué, el como y el cuando de nuestros planteamientos de clase y la necesidad <text:soft-page-break/>imperiosa de la organización de los trabajadores como único medio de romper el marco de la empresa.</text:p>
      <text:p text:style-name="P68"/>
      <text:p text:style-name="P74">NO A LAS ELECCIONES SINDICALES DEL GOBIERNO.</text:p>
      <text:p text:style-name="P74">POR LA AUTONOMÍA DE LA CLASE OBRERA, DEFENDAMOS LA AUTENTICA LIBERTAD SINDICAL.</text:p>
      <text:p text:style-name="P74">BOICOT A LAS ELECCIONES SINDICALES</text:p>
      <text:p text:style-name="P74">C.N.T./A.I.T.</text:p>
      <text:p text:style-name="P78"/>
      <text:p text:style-name="P60"/>
      <text:p text:style-name="P60"/>
      <text:p text:style-name="P60"/>
      <text:p text:style-name="P86">Apéndice 9</text:p>
      <text:p text:style-name="P62">Parecer de la CNT sobre el anarquismo, anarcosindicalismo y sindicalismo revolucionario</text:p>
      <text:p text:style-name="P68"/>
      <text:p text:style-name="P68"><text:s/><text:tab/>Las líneas que siguen tienen por objeto aportar elementos de juicio que ayuden a muchos compañeros a clarificar sus ideas en relación a ciertos conceptos ideológicos clave, facilitándoles una mayor comprensión ante los confusos debates que desde hace tiempo se vienen desarrollando en el seno de nuestra organización en Catalunya y que en vez de encontrar la necesaria lucidez tienden a hacerse más católicos y desorientadores.</text:p>
      <text:p text:style-name="P68"><text:tab/>Se habla en CNT mucho de anarquismo y también de anarcosindicalismo y muy poco de sindicalismo o de sindicalismo revolucionario que es su verdadero contenido doctrinal. En ello radica todo el embrollo en que nos han metido algunos de los “nuevos anarquistas” y los falsos anarcosindicalistas.</text:p>
      <text:p text:style-name="P74">Anarquismo</text:p>
      <text:p text:style-name="P78"><text:span text:style-name="T46"><text:tab/></text:span><text:span text:style-name="T52">Se puede afirmar, con una cierta exageración, que anarquismos hay tantos como individuos partidarios de estas ideas políticas o ideológicas, pues la no existencia de un cuerpo de doctrina que permita “una aplicación a las fuentes” cuando surgen problemas de interpretación, permite toda clase de especulaciones tanto en la concepción de la nueva sociedad anarquista como en los métodos para alcanzarla; es más, existen corrientes de este pensamiento que en su radicalismo individualista niegan su adhesión a ningún tipo de sociedad u organización social. Ello se ha dado lugar a que el anarquismo, apoyándose en tan distintos autores como Stirner, Prodhon, Bakunim, Godwin, Kropotkin, Rocker, Reclús, Urales y Malatesta, por citar a los más conocidos, ha producido una serie de corrientes que si bien coinciden en un culto obsesivo por la libertad (generalmente en un sentido mítico y abstracto) y por eso mismo, en un rechazo de idéntico matiz por toda forma de poder o autoridad, difieren totalmente en el terreno de los medios para alcanzar sus objetivos revolucionarios.</text:span></text:p>
      <text:p text:style-name="P68"><text:tab/>Desde el anarquismo como filosofía moral místico-pacifista, hasta el nihilismo intelectual o carbonario, pasando por diferentes posiciones intermedias, son actitudes que se dan dentro del anarquismo, lo que le resta posibilidades, como ideología global.</text:p>
      <text:p text:style-name="P68"><text:tab/>La mayor parte del movimiento anarquista consume sus energías en un criticismo social poco refinado y repetitivo sin apenas enterarse de los cambios que se están operando en nuestras sociedades tecnocráticas, convirtiéndose, a pesar de sus grandes valores intrínsecos, en una corriente ideológica testimonia lista y en algunos casos, regresiva.</text:p>
      <text:p text:style-name="P74">Anarco-sindicalismo</text:p>
      <text:p text:style-name="P68"><text:tab/>Mención a parte merece esa corriente del pensamiento anarquista llamada alguna vez anarquismo obrero y que finalmente asumió la denominación de <text:soft-page-break/>anarcosindicalismo que despectivamente le atribuían sus adversarios socialdemócratas franceses en el seno de la C.G.T. a principios de siglo.</text:p>
      <text:p text:style-name="P68"><text:tab/>El anarcosindicalismo es, desde mi punto de vista personal, la más inteligente elaboración teórica del anarquismo, porque en ella hay una voluntad decidida de construir “en el mundo real”, en encontrar caminos humanos para llegar a alguna parte en el que lo nuevo sea más humano.</text:p>
      <text:p text:style-name="P68"><text:tab/>Rechazada la vía parlamentaria por corruptora y la violencia ciega o la táctica de la “propaganda por el hecho” que posibilita la represión y fortalece al Estado. A los anarquistas, no testimonia listas, sólo les quedaba la lucha revolucionaria en el seno de la clase obrera: los sindicatos. Pero esta decisión implicaba descender de la torre de marfil de la especulación conceptual pura desligada de l a realidad concreta y bajar a la calle, al barro, y sumergirse en las preocupaciones y la lucha cotidiana de los hombres de carne y hueso. Y no lo dudaron. Comprendieron que su puesto estaba con el pueblo, con la única clase que ayer, hoy y mañana puede estar interesada en un cambio que altere su situación como clase sometida y dependiente. Nadie podrá nunca reemplazarla porque es la única clase que no domina ni explota a otra en el seno de la sociedad capitalista.</text:p>
      <text:p text:style-name="P68"><text:tab/>Pero además esta decisión venía a resolver unas contradicciones fundamentales entre fines y medios en el campo de la teoría revolucionaria anarquista. La democracia directa propuesta por éste, inviable a ciertos límites, quedaba articulada por medio de un federalismo inédito que aseguraba la cooperación humana a todos los niveles, conciliando, en lo posible, la libertad y participación individual con las exigencias sociales de la vida comunitaria.</text:p>
      <text:p text:style-name="P68"><text:tab/>La necesidad primaria de asegurar las bases materiales de la nueva sociedad encontraba una fórmula adecuada a través de las organizaciones profesionales y su preparación en el desarrollo de formas autogestionarias adquiridas por medio de la práctica de la acción directa, escapando así de la trampa teórica del “espontaneísmo de las masas” y de la “armonía natural” entre los deseos individuales y necesidades sociales.</text:p>
      <text:p text:style-name="P68"><text:tab/>Asimismo, quedaba resuelto el equivoco que planteaba el proyecto revolucionario anarquista “de y para todo el pueblo” con su escasa presencia en el seno del mismo, que forzosamente llegado el caso les iba a imponer un rol dirigente, aún en contra de su voluntad, colocándose en clara contradicción con sus ideales. Si los anarquistas hubieran sido capaces de crear un poderoso movimiento popular a fin, quizá el anarcosindicalismo no hubiera sido considerado como una respuesta válida para permeabilizar ideológicamente el cuerpo social y movilizar al pueblo hacia metas de emancipación y libertad.</text:p>
      <text:p text:style-name="P68"><text:tab/>Sin embargo, esta empresa no está exenta de peligros y dificultades que ponen constantemente en peligro el proyecto anarcosindicalista. Muchos anarquistas, no sindicalistas o francamente antisindicalistas, incapaces de desarrollar ningún proyecto organizativo que les permita alcanzar alguna mínima capacidad de acción, caen en la tentación de acercarse de acercarse a los sindicatos revolucionarios para intentar convertirlos en organizaciones específicas, anarquistas, verificándoles de sus contenidos gremialistas o sindicales, sin darse cuenta que con ello matan todas las posibilidades que tiene el anarquismo de conectar con el <text:soft-page-break/>pueblo, con la clase trabajadora y hacer coherente y viable el único proyecto revolucionario anarquista digno de tal nombre. Otro peligro nace del escepticismo que invade hoy a muchos anarquistas sobre la voluntad revolucionaria de los trabajadores actuales, lo que les lleva a despreciarlos y rechazarlos, al igual que sus organizaciones profesionales. Piensan que los obreros son unos imbéciles porque no comprenden lo felices que serían si asumieran el ideal ácrata basado en la libertad, la igualdad, el amor y el desinterés personal. Siguen aferrados al milagroso revolucionario; no comprenden que este escepticismo representa la invalidación de sus propias concepciones ideológicas. Si el pueblo no desea nuestra revolución y estamos incapacitados para imponérsela, ¿qué podemos hacer? La respuesta es obvia.</text:p>
      <text:p text:style-name="P68"><text:tab/>Y el más grave de todos los pe<text:span text:style-name="T63">l</text:span>igros es el dogmatismo casi religioso de muchos anarquistas, su desprecio por todo lo que ignoran, su incapacidad para salir del campo de la fe y de la teoría abstracta y conectar con los hechos y los hombres adultos capaces de construir mundos: el anarquismo no puede ser el paréntesis vital de todas las generaciones en su etapa de afirmación personal frente a la larga tutela de sus progenitores, de los adultos; el anarquismo debe servir para algo más que para facilitar el destete permanente de todas las juventudes que se afirman negando cuanto les rodea.</text:p>
      <text:p text:style-name="P74">Sindicalismo revolucionario</text:p>
      <text:p text:style-name="P78"><text:span text:style-name="T46"><text:tab/></text:span><text:span text:style-name="T52">Y llegamos al nacimiento del sindicato revolucionario que si bien su formulación teórica aparece en Francia en 1906 con la Carta de Amiens, producto de un forcejeo entre socialistas y anarquistas sindicalistas, su existencia real y práctica ya era patente en la España de 1875 con la Regional Obrera Española, aunque en aquel entonces se llamaban asociaciones obreras o campesinas.</text:span></text:p>
      <text:p text:style-name="P68"><text:tab/>El sindicalismo revolucionario francés, bajo la influencia de los anarquistas, incorporaba en su declaración de principios un grupo de ideas-fuerza que por si mismas daban a este sindicato unas estructuras y unos contenidos de raíz anarquizante capaces de orientar revolucionariamente su marcha. El sindicalismo revolucionario desligado de los partidos políticos se reconocía capaz de luchar por la defensa de los intereses de la clase trabajadora y prepararla para la toma de los medios de producción, hasta alcanzar su emancipación. Pero la Carta de Amiens adolecía de un grave defecto para muchos anarquistas. Pues al igual que marginaba a los partidos políticos del sindicato, marginaba también a las “sectas”, palabra que venia a referirse, en forma simbólica, a los anarquistas en tanto que fuerza organizada. Las vicisitudes de la C.G.T. francesa hasta convertirse en un sindicato comunista debe ser cargada en la cuenta de los errores del anarquismo francés y de las contradicciones del anarquismo en general.</text:p>
      <text:p text:style-name="P68"><text:tab/>Terminada la guerra mundial del 14-18 y en plena conmoción por el impacto que la revolución rusa había provocado en todas las partes de nuestro movimiento, se celebra en Berlín, a caballo entre los años 1922 y 1923, el Congreso de reconstrucción de la A.I.T. El comicio sirvió para hacer un recuento de fuerzas, redefinir el sindicalismo revolucionario a través de una declaración de principios que constaba de diez artículos y que en los posteriores IV, V y VI Congresos sufrirá algunas modificaciones hasta quedar tal y como consta en nuestro carnet confederal actualmente.</text:p>
      <text:p text:style-name="P68"><text:soft-page-break/><text:tab/>Una cosa salta a la vista en esta declaración de principios hecha por anarquistas y es que en ninguno de sus artículos ni tampoco en ninguno de sus párrafos se nombra una sola vez al anarquismo, ni al anarcosindicalismo dato que debería hacer pensar, si es que son capaces de ello, a esos anarcoides que pululan por ahí confundiendo la gimnasia con la magnesia y que nos traen con su ignorancia e incapacidad por la calle de la amargura.</text:p>
      <text:p text:style-name="P68"><text:tab/>El sindicalismo revolucionario no es una ideología anarquista. Alguna de sus formulaciones es de inspiración anarquistas, como el federalismo y la acción directa, que preparan el terreno para la práctica de la autogestión y la cooperación humana libre entre los hombres. El sindicalismo revolucionario es una vía que al estar libre de impedimentos doctrinales estrictos puede conjugar dosis diferentes de idealismo y realismo según las necesidades del momento sin que ello suponga apartarse de los objetivos básicos. Es evidente que una revolución libertadora será no lo que determine una teoría o una ideología, sino lo que de esa teoría esté dispuesto a asumir como viable, conveniente o necesario, el propio pueblo. Los límites de una revolución libertaria estarán determinados siempre por los niveles de conciencia revolucionaria, no de una minoría, sino de una amplia capa de la clase obrera. Es en este punto concreto en donde el sindicalismo revolucionario puede aportar una contribución importante al propio proyecto anarquista, procurando a la adhesión de los trabajadores a una causa de liberación en la dirección por ellos deseada. Pero es evidente también que en este campo nada se improvisa, ni existen milagros, todo ha de ser obra de una larga y tenaz tarea de atracción de los trabajadores a nuestro sindicato por los medios habituales: defensa de sus intereses más inmediatos, adhesión a los medios y prácticas del federalismo, la acción directa y la solidaridad que eleven su conciencia social.</text:p>
      <text:p text:style-name="P68"><text:tab/>El punto III de la declaración de principios es de una claridad y precisión perfectas. Empieza diciendo: “El sindicalismo revolucionario, tiene una doble función a cumplir; una, la de perseguir la lucha revolucionaria de todos los días por el mejoramiento económico social e intelectual de la clase obrera DENTRO DE LOS LIMITES DE LA SOCIEDAD ACTUAL; la otra, la de educar a las masas para que sean aptas para una gestión independiente en el proceso de producción y de la distribución; y para una toma de posesión de todos los elementos de la vida social.</text:p>
      <text:p text:style-name="P68"/>
      <text:p text:style-name="P78"><text:span text:style-name="T52"><text:tab/>Un análisis teórico de esta parte de la declaración del punto III expuesta, no daría la medida del </text:span><text:span text:style-name="T46">alto grado de realismo político de aquellos anarquistas que la formularon </text:span><text:span text:style-name="T52">y las potencialidades que encierra este proyecto revolucionario, por su sencillez, lógica y posibilidades de ser asumido por sus destinatarios: el pueblo que trabaja. Realismo que desgraciadamente brilla por su ausencia entre el variopinto mundo anarcoide de aprendices de brujo que pululan por la CNT para destruirla.</text:span></text:p>
      <text:p text:style-name="P68"/>
      <text:p text:style-name="P78"><text:span text:style-name="T52"><text:tab/>Los mayores peligros que amenazan hoy a la CNT, expresión cimera del sindicalismo revolucionario español y demostración viva a sus posibilidades, no son hoy por hoy únicamente los que provienen del campo de la burguesía, de los partidos o del gobierno, porque no somos aun un peligro real y son otros los problemas más perentorios que les </text:span><text:soft-page-break/><text:span text:style-name="T52">preocupan. No existe ni represión ni persecución especial contra la CNT, a pesar de las escandaleras que algunos organizan. Hay simples actos de policía por cierto tipo de actividades de grupos y personas con criterios “muy particulares” sobre “la revolución” que nada tiene que ver con la CNT ni el anarquismo. Las medidas que el gobierno toma contra nuestras posturas ante conflictos laborales que se oponen a sus leyes y las transgreden, son actos políticos normales dentro del sistema capitalista entre dos concepciones distintas sobre la naturaleza de los hechos sociales, pero no representan una declaración de guerra la CNT, hoy, en ningún sentido. Mañana…. será otro día.</text:span></text:p>
      <text:p text:style-name="P68"/>
      <text:p text:style-name="P68"><text:tab/>Los enemigos actuales de la CNT, los que más peligro representan, están dentro de la propia CNT; son los que se oponen y conspiran para que los principios del sindicalismo revolucionario no informen las estructuras y contenidos de nuestra CNT; son los partidarios del sindicalismo específico sin trabajadores; lo son también los que defienden un sindicato integral en que la CNT sea un cajón desastre en donde transiten todos los pasotas del país; y los que pretenden una organización en donde asuman todos los problemas de todas las minorías “especiales”, con muchas contradicciones y convertir la CNT en una casa de locos de atar, de donde los trabajadores huyan, como está ocurriendo ya en algún sindicato, porque algunos de los sindicatos de la CNT son los menos sindicatos.</text:p>
      <text:p text:style-name="P68"/>
      <text:p text:style-name="P68">Revista CNT, número 29, Septiembre 1979</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charset="x-symbol"/>
    <style:font-face style:name="Wingdings" svg:font-family="Wingdings" style:font-charset="x-symbol"/>
    <style:font-face style:name="Calibri1" svg:font-family="Calibri"/>
    <style:font-face style:name="FreeSans1" svg:font-family="FreeSans" style:font-family-generic="swiss"/>
    <style:font-face style:name="Courier New" svg:font-family="'Courier New'" style:font-adornments="Normal"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fals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2.413cm" style:writing-mode="lr-tb"/>
      <style:text-properties style:use-window-font-color="true" loext:opacity="0%" style:font-name="Calibri" fo:font-size="11pt" fo:language="es" fo:country="ES"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style:contextual-spacing="false" fo:keep-together="always" fo:keep-with-next="always"/>
      <style:text-properties fo:color="#365f91" loext:opacity="100%" style:font-name="Cambria" fo:font-family="Cambria" style:font-family-generic="roman" style:font-pitch="variable" fo:font-size="14pt" fo:font-weight="bold" style:font-name-asian="Calibri2"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default-outline-level="2"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es" style:country-asian="ES" style:font-weight-asian="bold" style:font-name-complex="Times New Roman1" style:font-family-complex="'Times New Roman'" style:font-family-generic-complex="system" style:font-pitch-complex="variable" style:font-size-complex="18pt" style:font-weight-complex="bold"/>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No_20_Spacing" style:display-name="No Spacing" style:family="paragraph" style:default-outline-level="">
      <style:paragraph-properties fo:margin-top="0cm" fo:margin-bottom="0cm" style:contextual-spacing="false" fo:line-height="100%" fo:text-align="start" style:justify-single-word="false" fo:orphans="2" fo:widows="2" style:writing-mode="lr-tb"/>
    </style:style>
    <style:style style:name="Footnote" style:family="paragraph" style:parent-style-name="Standard" style:default-outline-level="" style:class="extra">
      <style:paragraph-properties fo:margin-top="0cm" fo:margin-bottom="0cm" style:contextual-spacing="false" fo:line-height="100%"/>
      <style:text-properties fo:font-size="10pt" style:font-size-asian="10pt" style:font-size-complex="10pt"/>
    </style:style>
    <style:style style:name="Normal_20__28_Web_29_" style:display-name="Normal (Web)"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Default_20_Paragraph_20_Font" style:display-name="Default Paragraph Font" style:family="text"/>
    <style:style style:name="Texto_20_nota_20_pie_20_Car" style:display-name="Texto nota pie Car" style:family="text" style:parent-style-name="Default_20_Paragraph_20_Font">
      <style:text-properties fo:font-size="10pt" style:font-size-asian="10pt" style:font-size-complex="10pt"/>
    </style:style>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Título_20_2_20_Car" style:display-name="Título 2 C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es" style:country-asian="ES" style:font-weight-asian="bold" style:font-name-complex="Times New Roman1" style:font-family-complex="'Times New Roman'" style:font-family-generic-complex="system" style:font-pitch-complex="variable" style:font-size-complex="18pt"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tocnumber" style:family="text" style:parent-style-name="Default_20_Paragraph_20_Font"/>
    <style:style style:name="toctext" style:family="text" style:parent-style-name="Default_20_Paragraph_20_Font"/>
    <style:style style:name="mw-headline" style:family="text" style:parent-style-name="Default_20_Paragraph_20_Font"/>
    <style:style style:name="mw-editsection" style:family="text" style:parent-style-name="Default_20_Paragraph_20_Font"/>
    <style:style style:name="mw-editsection-bracket" style:family="text" style:parent-style-name="Default_20_Paragraph_20_Font"/>
    <style:style style:name="Título_20_1_20_Car" style:display-name="Título 1 Car" style:family="text" style:parent-style-name="Default_20_Paragraph_20_Font">
      <style:text-properties fo:color="#365f91" loext:opacity="100%" style:font-name="Cambria" fo:font-family="Cambria" style:font-family-generic="roman" style:font-pitch="variable" fo:font-size="14pt" fo:font-weight="bold" style:font-name-asian="Calibri2"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ListLabel_20_1" style:display-name="ListLabel 1" style:family="text">
      <style:text-properties fo:font-size="12pt" fo:font-weight="normal" style:font-name-asian="Calibri2" style:font-family-asian="Calibri" style:font-family-generic-asian="system" style:font-pitch-asian="variable" style:font-weight-asian="normal" style:font-name-complex="DejaVu Sans" style:font-family-complex="'DejaVu Sans'"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style:font-name="Calibri" fo:font-family="Calibri" style:font-family-generic="roman" style:font-pitch="variable" fo:font-size="12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2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fo:font-size="12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fo:font-size="12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32" style:display-name="ListLabel 32" style:family="text">
      <style:text-properties style:font-name-complex="Calibri2" style:font-family-complex="Calibri" style:font-family-generic-complex="system" style:font-pitch-complex="variable"/>
    </style:style>
    <style:style style:name="ListLabel_20_33" style:display-name="ListLabel 33" style:family="text">
      <style:text-properties fo:font-weight="bold"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34" style:display-name="ListLabel 34" style:family="text">
      <style:text-properties fo:color="#0b0080" loext:opacity="100%" style:font-name="Arial" fo:font-family="Arial" style:font-family-generic="roman" style:font-pitch="variable" style:font-name-complex="Arial1" style:font-family-complex="Arial" style:font-family-generic-complex="system" style:font-pitch-complex="variable"/>
    </style:style>
    <style:style style:name="ListLabel_20_35" style:display-name="ListLabel 35" style:family="text">
      <style:text-properties fo:font-variant="small-caps" fo:color="#0b0080" loext:opacity="100%" style:font-name="Arial" fo:font-family="Arial" style:font-family-generic="roman" style:font-pitch="variable" style:font-name-complex="Arial1" style:font-family-complex="Arial" style:font-family-generic-complex="system" style:font-pitch-complex="variable"/>
    </style:style>
    <style:style style:name="ListLabel_20_36" style:display-name="ListLabel 36" style:family="text">
      <style:text-properties fo:color="#0b0080" loext:opacity="100%" style:text-position="super 58%" style:font-name="Arial" fo:font-family="Arial" style:font-family-generic="roman" style:font-pitch="variable" style:font-name-complex="Arial1" style:font-family-complex="Arial" style:font-family-generic-complex="system" style:font-pitch-complex="variable"/>
    </style:style>
    <style:style style:name="ListLabel_20_37" style:display-name="ListLabel 37" style:family="text">
      <style:text-properties fo:color="#0b0080" loext:opacity="100%" style:font-name="Calibri" fo:font-family="Calibri" style:font-family-generic="roman" style:font-pitch="variable" fo:font-size="12pt" style:text-underline-style="solid" style:text-underline-width="auto" style:text-underline-color="font-color" style:font-name-asian="Times New Roman1" style:font-family-asian="'Times New Roman'" style:font-family-generic-asian="system" style:font-pitch-asian="variable" style:font-size-asian="12pt" style:language-asian="es" style:country-asian="ES" style:font-name-complex="Arial1" style:font-family-complex="Arial" style:font-family-generic-complex="system" style:font-pitch-complex="variable" style:font-size-complex="12pt"/>
    </style:style>
    <style:style style:name="ListLabel_20_38" style:display-name="ListLabel 38" style:family="text">
      <style:text-properties fo:color="#a55858" loext:opacity="100%" style:font-name="Calibri" fo:font-family="Calibri" style:font-family-generic="roman" style:font-pitch="variable" fo:font-size="12pt" style:text-underline-style="solid" style:text-underline-width="auto" style:text-underline-color="font-color" style:font-name-asian="Times New Roman1" style:font-family-asian="'Times New Roman'" style:font-family-generic-asian="system" style:font-pitch-asian="variable" style:font-size-asian="12pt" style:language-asian="es" style:country-asian="ES" style:font-name-complex="Arial1" style:font-family-complex="Arial" style:font-family-generic-complex="system" style:font-pitch-complex="variable" style:font-size-complex="12pt"/>
    </style:style>
    <style:style style:name="ListLabel_20_39" style:display-name="ListLabel 39" style:family="text">
      <style:text-properties fo:color="#0b0080" loext:opacity="100%" style:font-name="Calibri" fo:font-family="Calibri" style:font-family-generic="roman" style:font-pitch="variable" style:font-name-complex="Arial1" style:font-family-complex="Arial" style:font-family-generic-complex="system" style:font-pitch-complex="variable"/>
    </style:style>
    <style:style style:name="ListLabel_20_40" style:display-name="ListLabel 40" style:family="text">
      <style:text-properties fo:color="#a55858" loext:opacity="100%" style:font-name="Calibri" fo:font-family="Calibri" style:font-family-generic="roman" style:font-pitch="variable" style:font-name-complex="Arial1" style:font-family-complex="Arial" style:font-family-generic-complex="system" style:font-pitch-complex="variable"/>
    </style:style>
    <style:style style:name="ListLabel_20_41" style:display-name="ListLabel 41" style:family="text">
      <style:text-properties fo:color="#0b0080" loext:opacity="100%" style:text-position="super 58%" style:font-name="Calibri" fo:font-family="Calibri" style:font-family-generic="roman" style:font-pitch="variable" style:font-name-complex="Arial1" style:font-family-complex="Arial" style:font-family-generic-complex="system" style:font-pitch-complex="variable"/>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5"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9"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I">
        <style:list-level-properties text:list-level-position-and-space-mode="label-alignment">
          <style:list-level-label-alignment text:label-followed-by="listtab" fo:text-indent="-1.90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3" style:num-suffix="-" text:bullet-char="-">
        <style:list-level-properties text:list-level-position-and-space-mode="label-alignment">
          <style:list-level-label-alignment text:label-followed-by="listtab" fo:text-indent="-0.635cm" fo:margin-left="1.884cm"/>
        </style:list-level-properties>
        <style:text-properties style:font-name="Calibri1"/>
      </text:list-level-style-bullet>
      <text:list-level-style-bullet text:level="2" text:style-name="ListLabel_20_24" style:num-suffix="o"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25" style:num-suffix="o"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26" style:num-suffix="o"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7" style:num-suffix="-" text:bullet-char="-">
        <style:list-level-properties text:list-level-position-and-space-mode="label-alignment">
          <style:list-level-label-alignment text:label-followed-by="listtab" fo:text-indent="-0.635cm" fo:margin-left="2.514cm"/>
        </style:list-level-properties>
        <style:text-properties style:font-name="Calibri1"/>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3.78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24cm"/>
        </style:list-level-properties>
        <style:text-properties style:font-name="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7.59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6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34cm"/>
        </style:list-level-properties>
        <style:text-properties style:font-name="Symbol"/>
      </text:list-level-style-bullet>
      <text:list-level-style-bullet text:level="8" text:style-name="ListLabel_20_30" style:num-suffix="o" text:bullet-char="o">
        <style:list-level-properties text:list-level-position-and-space-mode="label-alignment">
          <style:list-level-label-alignment text:label-followed-by="listtab" fo:text-indent="-0.635cm" fo:margin-left="11.40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7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31" style:num-suffix="-" text:bullet-char="-">
        <style:list-level-properties text:list-level-position-and-space-mode="label-alignment">
          <style:list-level-label-alignment text:label-followed-by="listtab" fo:text-indent="-0.635cm" fo:margin-left="1.905cm"/>
        </style:list-level-properties>
        <style:text-properties style:font-name="Calibri1"/>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1.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4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3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33" style:num-suffix="-" text:bullet-char="-">
        <style:list-level-properties text:list-level-position-and-space-mode="label-alignment">
          <style:list-level-label-alignment text:label-followed-by="listtab" fo:text-indent="-0.635cm" fo:margin-left="1.376cm"/>
        </style:list-level-properties>
        <style:text-properties style:font-name="Calibri1"/>
      </text:list-level-style-bullet>
      <text:list-level-style-bullet text:level="2" style:num-suffix="o" text:bullet-char="o">
        <style:list-level-properties text:list-level-position-and-space-mode="label-alignment">
          <style:list-level-label-alignment text:label-followed-by="listtab" fo:text-indent="-0.635cm" fo:margin-left="2.64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91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86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45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72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96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26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Header"><text:page-number text:select-page="current">62</text:page-number></text:p>
        <text:p text:style-name="Header"/>
      </style:header>
      <style:footer>
        <text:p text:style-name="Footer"/>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First_20_Page" style:display-name="First Page" style:page-layout-name="Mpm3" style:next-style-name="Standard">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Usuario</meta:initial-creator>
    <meta:editing-cycles>14</meta:editing-cycles>
    <meta:print-date>2020-10-11T09:03:00</meta:print-date>
    <meta:creation-date>2020-11-04T19:02:00</meta:creation-date>
    <dc:date>2021-10-13T19:28:40.079793882</dc:date>
    <meta:editing-duration>PT49M48S</meta:editing-duration>
    <meta:generator>LibreOffice/7.0.4.2$Linux_X86_64 LibreOffice_project/00$Build-2</meta:generator>
    <meta:document-statistic meta:table-count="0" meta:image-count="0" meta:object-count="0" meta:page-count="62" meta:paragraph-count="512" meta:word-count="23131" meta:character-count="144301" meta:non-whitespace-character-count="119533"/>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